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91000003597699DC145B17185B.jpg" manifest:media-type="image/jpeg"/>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Comic Sans MS" svg:font-family="'Comic Sans MS'" style:font-adornments="Regular" style:font-family-generic="script" style:font-pitch="variable"/>
    <style:font-face style:name="Droid Sans Devanagari" svg:font-family="'Droid Sans Devanagari'"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system" style:font-pitch="variable"/>
    <style:font-face style:name="Noto Sans" svg:font-family="'Noto Sans'" style:font-adornments="Regular" style:font-family-generic="swiss" style:font-pitch="variable"/>
    <style:font-face style:name="Noto Sans1" svg:font-family="'Noto Sans'" style:font-family-generic="roman" style:font-pitch="variable"/>
    <style:font-face style:name="Noto Sans2" svg:font-family="'Noto Sans'"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2" svg:stroke-width="0cm" svg:stroke-color="#000000" draw:marker-start="" draw:marker-start-width="0.2cm" draw:marker-start-center="false" draw:marker-end="" draw:marker-end-width="0.2cm" draw:marker-end-center="false" svg:stroke-opacity="100%" draw:stroke-linejoin="round" svg:stroke-linecap="butt" draw:fill="solid" draw:fill-color="#000000" draw:secondary-fill-color="#729fcf" draw:gradient-step-count="0" draw:fill-hatch-solid="false" loext:fill-use-slide-background="false" draw:opacity="100%" draw:opacity-name="Transparency_20_1" draw:fill-image-width="0cm" draw:fill-image-height="0cm" style:repeat="repeat" draw:fill-image-ref-point-x="0%" draw:fill-image-ref-point-y="0%" draw:fill-image-ref-point="center" draw:tile-repeat-offset="0% vertical" draw:shadow="hidden" draw:shadow-offset-x="0cm" draw:shadow-offset-y="-1.219cm" draw:shadow-color="#808080" draw:shadow-opacity="95%" loext:shadow-blur="0cm"/>
    </style:style>
    <style:style style:name="gr2" style:family="graphic" style:parent-style-name="standard">
      <style:graphic-properties draw:stroke="none" svg:stroke-color="#000000" draw:fill="solid" draw:fill-color="#000000" draw:shadow="hidden" dr3d:vertical-segments="161" dr3d:close-front="true" dr3d:close-back="true"/>
    </style:style>
    <style:style style:name="gr3" style:family="graphic" style:parent-style-name="standard">
      <style:graphic-properties draw:stroke="none" svg:stroke-color="#000000" draw:fill="solid" draw:fill-color="#000000" draw:shadow="hidden" dr3d:vertical-segments="211" dr3d:close-front="true" dr3d:close-back="true"/>
    </style:style>
    <style:style style:name="gr4" style:family="graphic" style:parent-style-name="standard">
      <style:graphic-properties draw:stroke="none" svg:stroke-color="#000000" draw:fill="solid" draw:fill-color="#000000" draw:shadow="hidden" dr3d:vertical-segments="141" dr3d:close-front="true" dr3d:close-back="true"/>
    </style:style>
    <style:style style:name="gr5" style:family="graphic" style:parent-style-name="standard">
      <style:graphic-properties draw:stroke="none" svg:stroke-color="#000000" draw:fill="solid" draw:fill-color="#000000" draw:shadow="hidden" dr3d:vertical-segments="181" dr3d:close-front="true" dr3d:close-back="true"/>
    </style:style>
    <style:style style:name="gr6" style:family="graphic" style:parent-style-name="standard">
      <style:graphic-properties draw:stroke="none" svg:stroke-color="#000000" draw:fill="solid" draw:fill-color="#000000" draw:shadow="hidden" dr3d:vertical-segments="205" dr3d:close-front="true" dr3d:close-back="true"/>
    </style:style>
    <style:style style:name="gr7" style:family="graphic" style:parent-style-name="standard">
      <style:graphic-properties draw:stroke="none" svg:stroke-color="#000000" draw:fill="solid" draw:fill-color="#000000" draw:shadow="hidden" dr3d:vertical-segments="270" dr3d:close-front="true" dr3d:close-back="true"/>
    </style:style>
    <style:style style:name="gr8" style:family="graphic" style:parent-style-name="standard">
      <style:graphic-properties draw:stroke="none" svg:stroke-color="#000000" draw:fill="solid" draw:fill-color="#000000" draw:shadow="hidden" dr3d:vertical-segments="171" dr3d:close-front="true" dr3d:close-back="true"/>
    </style:style>
    <style:style style:name="gr9" style:family="graphic" style:parent-style-name="standard">
      <style:graphic-properties draw:stroke="none" svg:stroke-color="#000000" draw:fill="solid" draw:fill-color="#000000" draw:shadow="hidden" dr3d:vertical-segments="190" dr3d:close-front="true" dr3d:close-back="true"/>
    </style:style>
    <style:style style:name="gr10" style:family="graphic" style:parent-style-name="standard">
      <style:graphic-properties draw:stroke="none" svg:stroke-color="#000000" draw:fill="solid" draw:fill-color="#000000" draw:shadow="hidden" dr3d:vertical-segments="339" dr3d:close-front="true" dr3d:close-back="true"/>
    </style:style>
    <style:style style:name="gr11" style:family="graphic" style:parent-style-name="standard">
      <style:graphic-properties draw:stroke="none" svg:stroke-color="#000000" draw:fill="solid" draw:fill-color="#000000" draw:shadow="hidden" dr3d:vertical-segments="326" dr3d:close-front="true" dr3d:close-back="true"/>
    </style:style>
    <style:style style:name="gr12" style:family="graphic" style:parent-style-name="standard">
      <style:graphic-properties draw:stroke="none" svg:stroke-color="#000000" draw:fill="solid" draw:fill-color="#000000" draw:shadow="hidden" dr3d:vertical-segments="246" dr3d:close-front="true" dr3d:close-back="true"/>
    </style:style>
    <style:style style:name="gr13" style:family="graphic" style:parent-style-name="standard">
      <style:graphic-properties draw:stroke="none" svg:stroke-color="#000000" draw:fill="solid" draw:fill-color="#000000" draw:shadow="hidden" dr3d:vertical-segments="196" dr3d:close-front="true" dr3d:close-back="true"/>
    </style:style>
    <style:style style:name="gr14" style:family="graphic" style:parent-style-name="standard">
      <style:graphic-properties draw:stroke="none" svg:stroke-color="#000000" draw:fill="solid" draw:fill-color="#000000" draw:shadow="hidden" dr3d:vertical-segments="199" dr3d:close-front="true" dr3d:close-back="true"/>
    </style:style>
    <style:style style:name="gr15" style:family="graphic" style:parent-style-name="standard">
      <style:graphic-properties draw:stroke="none" svg:stroke-color="#000000" draw:fill="solid" draw:fill-color="#000000" draw:shadow="hidden" dr3d:vertical-segments="97" dr3d:close-front="true" dr3d:close-back="true"/>
    </style:style>
    <style:style style:name="gr16" style:family="graphic" style:parent-style-name="standard">
      <style:graphic-properties draw:stroke="none" svg:stroke-color="#000000" draw:fill="solid" draw:fill-color="#000000" draw:shadow="hidden" dr3d:vertical-segments="17" dr3d:close-front="true" dr3d:close-back="true"/>
    </style:style>
    <style:style style:name="gr17" style:family="graphic" style:parent-style-name="standard">
      <style:graphic-properties draw:stroke="none" svg:stroke-color="#000000" draw:fill="solid" draw:fill-color="#000000" draw:shadow="hidden" dr3d:vertical-segments="140" dr3d:close-front="true" dr3d:close-back="true"/>
    </style:style>
    <style:style style:name="gr18" style:family="graphic" style:parent-style-name="standard">
      <style:graphic-properties draw:stroke="none" svg:stroke-color="#000000" draw:fill="solid" draw:fill-color="#000000" draw:shadow="hidden" dr3d:vertical-segments="206" dr3d:close-front="true" dr3d:close-back="true"/>
    </style:style>
    <style:style style:name="gr19" style:family="graphic" style:parent-style-name="standard">
      <style:graphic-properties draw:stroke="none" svg:stroke-color="#000000" draw:fill="solid" draw:fill-color="#000000" draw:shadow="hidden" dr3d:vertical-segments="120" dr3d:close-front="true" dr3d:close-back="true"/>
    </style:style>
    <style:style style:name="gr20" style:family="graphic" style:parent-style-name="standard">
      <style:graphic-properties draw:stroke="none" svg:stroke-color="#000000" draw:fill="solid" draw:fill-color="#000000" draw:shadow="hidden" dr3d:vertical-segments="148" dr3d:close-front="true" dr3d:close-back="true"/>
    </style:style>
    <style:style style:name="gr21" style:family="graphic" style:parent-style-name="standard">
      <style:graphic-properties draw:stroke="none" svg:stroke-color="#000000" draw:fill="solid" draw:fill-color="#000000" draw:shadow="hidden" dr3d:vertical-segments="212" dr3d:close-front="true" dr3d:close-back="true"/>
    </style:style>
    <style:style style:name="gr22" style:family="graphic" style:parent-style-name="standard">
      <style:graphic-properties draw:stroke="none" svg:stroke-color="#000000" draw:fill="solid" draw:fill-color="#000000" draw:shadow="hidden" dr3d:vertical-segments="90" dr3d:close-front="true" dr3d:close-back="true"/>
    </style:style>
    <style:style style:name="gr23" style:family="graphic" style:parent-style-name="standard">
      <style:graphic-properties draw:stroke="none" svg:stroke-color="#000000" draw:fill="solid" draw:fill-color="#000000" draw:shadow="hidden" dr3d:vertical-segments="276" dr3d:close-front="true" dr3d:close-back="true"/>
    </style:style>
    <style:style style:name="gr24" style:family="graphic" style:parent-style-name="standard">
      <style:graphic-properties draw:stroke="none" svg:stroke-color="#000000" draw:fill="solid" draw:fill-color="#000000" draw:shadow="hidden" dr3d:vertical-segments="127" dr3d:close-front="true" dr3d:close-back="true"/>
    </style:style>
    <style:style style:name="gr25" style:family="graphic" style:parent-style-name="standard">
      <style:graphic-properties draw:stroke="none" svg:stroke-color="#000000" draw:fill="solid" draw:fill-color="#000000" draw:shadow="hidden" dr3d:vertical-segments="269" dr3d:close-front="true" dr3d:close-back="true"/>
    </style:style>
    <style:style style:name="gr26" style:family="graphic">
      <style:graphic-properties style:protect="size"/>
    </style:style>
    <style:style style:name="pr1" style:family="presentation" style:parent-style-name="One_20_Bullet-notes">
      <style:graphic-properties draw:fill-color="#ffffff" draw:auto-grow-height="true" fo:min-height="12.572cm"/>
      <style:paragraph-properties style:writing-mode="lr-tb"/>
    </style:style>
    <style:style style:name="P1" style:family="paragraph">
      <loext:graphic-properties draw:fill-color="#ffffff"/>
      <style:paragraph-properties style:writing-mode="lr-tb"/>
    </style:style>
  </office:automatic-styles>
  <office:body>
    <office:presentation>
      <draw:page draw:name="page1" draw:style-name="dp1" draw:master-page-name="One_20_Bullet" presentation:presentation-page-layout-name="AL1T0" xml:id="id1" draw:id="id1">
        <office:forms form:automatic-focus="false" form:apply-design-mode="false"/>
        <dr3d:scene draw:style-name="gr1" svg:width="26.159cm" svg:height="13.821cm" svg:x="-6.571cm" svg:y="0.193cm" dr3d:transform="matrix (1 0 0 0 0.939692620785908 0.342020143325669 0 -0.342020143325669 0.939692620785908 0cm 5.99429922799331cm 2.18174649427444cm)" dr3d:vrp="(0 0 101113.361607143)" dr3d:vpn="(0 0 75297.1428571429)" dr3d:projection="perspective" dr3d:distance="25.8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svg:viewBox="297.4375 -6552 299.515625 502" svg:d="M437.890625-6552l-11.7238464355469 0.296600341796875-11.4526672363281 0.877960205078125-11.1813049316406 1.45913696289063-10.9097595214844 2.04013061523438-10.6380310058594 2.62094116210938-10.3661193847656 3.20156860351563-10.0940246582031 3.78201293945313-9.82174682617188 4.36227416992188-2.546630859375-3.48336791992188-1.32440185546875-1.56804275512695-1.35845947265625-1.45225143432617-1.39251708984375-1.3364372253418-1.42657470703125-1.22060012817383-1.46063232421875-1.10474014282227-1.49468994140625-0.988857269287109-1.52874755859375-0.872951507568359-1.56280517578125-0.757022857666016-1.59686279296875-0.641071319580078-1.63092041015625-0.525096893310547-1.66497802734375-0.409099578857422-1.69903564453125-0.293079376220703-1.73309326171875-0.177036285400391-1.76715087890625-0.0609703063964844-2.89093017578125 0.134002685546875-2.77850341796875 0.390167236328125-2.66644287109375 0.646148681640625-1.29131317138672 0.419010162353516-1.26343536376953 0.482936859130859-1.23560333251953 0.546840667724609-1.20781707763672 0.610721588134766-1.18007659912109 0.674579620361328-1.15238189697266 0.738414764404297-2.22186279296875 1.66824340820313-2.11163330078125 1.92330932617188-1.92776489257813 2.12185668945313-0.867259979248047 1.1098747253418-0.802875518798828 1.14253616333008-0.738513946533203 1.17522048950195-0.674175262451172 1.20792770385742-0.609859466552734 1.24065780639648-0.545566558837891 1.27341079711914-0.481296539306641 1.30618667602539-0.417049407958984 1.33898544311523-0.641448974609375 2.77645874023438-0.384735107421875 2.90792846679688-0.128204345703125 3.03958129882813 0.765625 23.890625 0.78125 23.90625-1.703125 98.5625-1.703125 98.578125 0.3125 85.828125 0.3125 86.15625 0.120880126953125 4.599609375 0.362762451171875 4.482421875 0.604827880859375 4.365234375 0.847076416015625 4.248046875 1.08950805664063 4.130859375 1.33212280273438 4.013671875 1.57492065429688 3.896484375 1.81790161132813 3.779296875 2.681396484375 4.4384765625 1.43133544921875 1.997314453125 1.49176025390625 1.849365234375 1.55218505859375 1.701416015625 1.61260986328125 1.553466796875 1.67303466796875 1.405517578125 1.73345947265625 1.257568359375 1.79388427734375 1.109619140625 1.85430908203125 0.961669921875 1.91473388671875 0.813720703125 1.97515869140625 0.665771484375 2.03558349609375 0.517822265625 2.09600830078125 0.369873046875 2.15643310546875 0.221923828125 2.21685791015625 0.073974609375 2.8154296875-0.105472564697266 2.6337890625-0.316432952880859 2.4521484375-0.527416229248047 2.2705078125-0.738422393798828 2.0888671875-0.949451446533203 1.9072265625-1.16050338745117 1.7255859375-1.37157821655273 1.5439453125-1.58267593383789 1.3623046875-1.79379653930664 1.1806640625-2.00494003295898 0.9990234375-2.21610641479492 0.8173828125-2.42729568481445 0.6357421875-2.63850784301758 0.4541015625-2.8497428894043 0.2724609375-3.06100082397461 0.0908203125-3.27228164672852-0.024169921875-1.14767456054688-0.072509765625-1.27493286132813-0.2900390625-2.930908203125-0.4833984375-3.437744140625-0.6767578125-3.943115234375-0.6767578125-3.93408203125-0.4833984375-3.43310546875-0.2900390625-2.92919921875-0.072509765625-1.27471923828125-0.024169921875-1.14764404296875-0.9375-67.984375-0.625-79.171875 13.323974609375 8.57861328125 12.994384765625 7.43310546875 12.663330078125 6.29052734375 6.20706176757813 2.71771240234375 6.12374877929688 2.43316650390625 6.04107666015625 2.14816284179688 5.94769287109375 1.86233520507813 5.85467529296875 1.57632446289063 5.76202392578125 1.29013061523438 5.66973876953125 1.00375366210938 5.57781982421875 0.717193603515625 5.48626708984375 0.430450439453125 5.39508056640625 0.143524169921875 16.2766723632813-0.800537109375 7.84346771240234-1.00067138671875 7.64694976806641-1.40093994140625 7.45047760009766-1.80120849609375 7.25405120849609-2.20147705078125 7.05767059326172-2.60174560546875 6.86133575439453-3.00201416015625 6.66504669189453-3.40228271484375 6.46880340576172-3.80255126953125 6.27260589599609-4.20281982421875 6.07645416259766-4.60308837890625 5.88034820556641-5.00335693359375 5.68428802490234-5.40362548828125 5.48827362060547-5.80389404296875 5.29230499267578-6.20416259765625 9.15676879882813-12.37353515625 7.93527221679688-13.06201171875 6.71395874023438-13.75048828125 5.49282836914063-14.43896484375 4.27188110351563-15.12744140625 3.05111694335938-15.81591796875 1.83053588867188-16.50439453125 0.610137939453125-17.19287109375-0.711944580078125-17.360595703125-2.13595581054688-16.691162109375-3.56015014648438-16.021728515625-4.98452758789063-15.352294921875-6.40908813476563-14.682861328125-7.83383178710938-14.013427734375-9.25875854492188-13.343994140625-10.6838684082031-12.674560546875-11.7451171875-11.5679626464844-6.134033203125-5.20517349243164-6.308349609375-4.81939315795898-6.482666015625-4.43368148803711-6.656982421875-4.04803848266602-6.831298828125-3.6624641418457-7.005615234375-3.27695846557617-7.179931640625-2.89152145385742-7.354248046875-2.50615310668945-7.528564453125-2.12085342407227-7.702880859375-1.73562240600586-7.877197265625-1.35046005249023-8.051513671875-0.965366363525391zM449.671875-6271.671875l-6.37646484375-0.223358154296875-6.41455078125-0.669952392578125-6.45263671875-1.11636352539063-6.49072265625-1.56259155273438-6.52880859375-2.00863647460938-6.56689453125-2.45449829101563-6.60498046875-2.90017700195313-6.64306640625-3.34567260742188-3.54855346679688-2.04351806640625-4.12991333007813-2.55657958984375-10.003173828125-6.65380859375-26.974609375-19.48046875-0.625-53.71875 0.3125-48.4375 0.3125-50.90625 41.859375-17.375 4.87722778320313-1.38427734375 5.02243041992188-1.19970703125 5.16781616210938-1.01513671875 5.31338500976563-0.83056640625 5.45913696289063-0.64599609375 5.60507202148438-0.46142578125 5.75119018554688-0.27685546875 5.89749145507813-0.09228515625 10.9914855957031 0.495086669921875 10.4862976074219 1.48513793945313 5.05376052856445 1.1137809753418 4.92753219604492 1.36122512817383 4.80132675170898 1.60864639282227 4.67514419555664 1.85604476928711 4.54898452758789 2.10342025756836 4.42284774780273 2.35077285766602 4.29673385620117 2.59810256958008 4.1706428527832 2.84540939331055 4.04457473754883 3.09269332885742 3.91852951049805 3.3399543762207 7.45901489257813 7.42160034179688 6.76174926757813 8.15911865234375 5.85958862304688 8.64508056640625 4.95761108398438 9.13067626953125 4.05581665039063 9.61590576171875 3.15420532226563 10.1007690429688 2.25277709960938 10.5852661132813 1.35153198242188 11.0693969726563 0.450469970703125 11.5531616210938-0.363311767578125 11.3232421875-1.09005737304688 10.8486328125-1.81698608398438 10.3740234375-2.54409790039063 9.8994140625-3.27139282226563 9.4248046875-3.99887084960938 8.9501953125-4.72653198242188 8.4755859375-5.45437622070313 8.0009765625-3.20562744140625 4.06128311157227-3.34149169921875 3.79909896850586-3.47735595703125 3.53693771362305-3.61322021484375 3.27479934692383-3.74908447265625 3.0126838684082-3.88494873046875 2.75059127807617-4.02081298828125 2.48852157592773-4.15667724609375 2.22647476196289-4.29254150390625 1.96445083618164-4.42840576171875 1.70244979858398-4.56427001953125 1.44047164916992-4.70013427734375 1.17851638793945-4.83599853515625 0.916584014892578-4.97186279296875 0.654674530029297-5.10772705078125 0.392787933349609z"/>
          <dr3d:rotate draw:style-name="gr3" draw:layer="layout" svg:viewBox="659.5625 -6558.375 267.890625 349.375" svg:d="M810.25-6558.375l-15.5610656738281 0.6064453125-14.9020690917969 1.8076171875-14.2432556152344 3.0087890625-13.5846252441406 4.2099609375-12.9261779785156 5.4111328125-12.2679138183594 6.6123046875-11.6098327636719 7.8134765625-10.9519348144531 9.0146484375-5.40655899047852 5.14252090454102-5.05758285522461 5.34359359741211-4.7086296081543 5.5446891784668-4.35969924926758 5.74580764770508-4.01079177856445 5.94694900512695-3.66190719604492 6.14811325073242-3.31304550170898 6.34930038452148-2.96420669555664 6.55051040649414-2.61539077758789 6.75174331665039-2.26659774780273 6.95299911499023-1.91782760620117 7.15427780151367-1.5690803527832 7.3555793762207-2.09201049804688 15.3151550292969-0.697296142578125 16.1206359863281 0.654052734375 15.8078308105469 1.962158203125 15.9350891113281 3.270263671875 16.0621643066406 4.578369140625 16.1890563964844 5.886474609375 16.3157653808594 7.194580078125 16.4422912597656 8.502685546875 16.5686340332031 9.810791015625 16.6947937011719 11.8095397949219 17.4514465332031 12.1784973144531 15.1239929199219 6.2275505065918 6.68925857543945 6.31972122192383 6.10746383666992 6.41186904907227 5.52569198608398 6.50399398803711 4.94394302368164 6.59609603881836 4.36221694946289 6.68817520141602 3.78051376342773 6.78023147583008 3.19883346557617 6.87226486206055 2.6171760559082 6.96427536010742 2.03554153442383 7.0562629699707 1.45392990112305 7.14822769165039 0.872341156005859 7.24016952514648 0.290775299072266 7.70510864257813-0.223358154296875 7.92794799804688-0.669952392578125 8.15097045898438-1.11636352539063 8.37417602539063-1.56259155273438 8.59756469726563-2.00863647460938 8.82113647460938-2.45449829101563 9.04489135742188-2.90017700195313 9.26882934570313-3.34567260742188 11.1233215332031-4.70217895507813 9.63961791992188-4.95431518554688 4.26347732543945-2.5717658996582 3.89262008666992-2.63486862182617 3.52178573608398-2.69799423217773 3.15097427368164-2.76114273071289 2.78018569946289-2.82431411743164 2.40942001342773-2.88750839233398 2.03867721557617-2.95072555541992 1.6679573059082-3.01396560668945 1.29726028442383-3.07722854614258 0.926586151123047-3.1405143737793 0.555934906005859-3.20382308959961 0.185306549072266-3.26715469360352-0.121551513671875-2.90557861328125-0.364532470703125-2.82244873046875-0.607330322265625-2.73968505859375-0.849945068359375-2.65728759765625-1.09237670898438-2.57525634765625-1.33462524414063-2.49359130859375-1.57669067382813-2.41229248046875-1.81857299804688-2.33135986328125-1.997314453125-2.14749145507813-1.04205322265625-0.966136932373047-1.07098388671875-0.894428253173828-1.09991455078125-0.822742462158203-1.12884521484375-0.751079559326172-1.15777587890625-0.679439544677734-1.18670654296875-0.607822418212891-1.21563720703125-0.536228179931641-1.24456787109375-0.464656829833984-1.27349853515625-0.393108367919922-1.30242919921875-0.321582794189453-1.33135986328125-0.250080108642578-1.36029052734375-0.178600311279297-1.38922119140625-0.107143402099609-1.41815185546875-0.0357093811035156-2.208251953125 0.084930419921875-2.136474609375 0.254669189453125-2.064697265625 0.424224853515625-1.992919921875 0.593597412109375-1.921142578125 0.762786865234375-1.849365234375 0.931793212890625-1.777587890625 1.10061645507813-1.705810546875 1.26925659179688-12.859375 10.703125-2.37873077392578 1.76531982421875-2.56005096435547 1.65142822265625-2.74141693115234 1.53753662109375-2.92282867431641 1.42364501953125-6.39007568359375 2.505615234375-7.11627197265625 2.050048828125-7.84283447265625 1.594482421875-8.56976318359375 1.138916015625-9.29705810546875 0.683349609375-10.0247192382813 0.227783203125-3.94994354248047-0.220462799072266-3.94550323486328-0.661403656005859-3.94101715087891-1.10236740112305-3.93648529052734-1.54335403442383-3.93190765380859-1.9843635559082-3.92728424072266-2.42539596557617-3.92261505126953-2.86645126342773-3.91790008544922-3.30752944946289-3.91313934326172-3.74863052368164-3.90833282470703-4.18975448608398-7.80206298828125-9.70297241210938-7.78228759765625-11.4677429199219-7.76214599609375-13.2326965332031-6.61376953125-12.7309875488281-5.73193359375-12.2946472167969-4.85009765625-11.8584899902344-3.96826171875-11.4225158691406-3.08642578125-10.9867248535156-2.20458984375-10.5511169433594-1.32275390625-10.1156921386719-0.44091796875-9.68045043945313 0.435821533203125-9.96530151367188 1.30758666992188-9.42312622070313 0.980762481689453-4.5081901550293 1.19877243041992-4.37257766723633 1.41680526733398-4.23694229125977 1.63486099243164-4.10128402709961 1.85293960571289-3.96560287475586 2.07104110717773-3.82989883422852 2.28916549682617-3.69417190551758 2.5073127746582-3.55842208862305 2.72548294067383-3.42264938354492 2.94367599487305-3.2868537902832 3.16189193725586-3.15103530883789 3.38013076782227-3.01519393920898 6.74267578125-5.15841674804688 7.20849609375-4.47122192382813 7.67431640625-3.78384399414063 8.14013671875-3.09628295898438 8.60595703125-2.40853881835938 9.07177734375-1.72061157226563 9.53759765625-1.03250122070313 10.00341796875-0.344207763671875 4.68600463867188 0.154571533203125 4.76492309570313 0.463836669921875 4.84365844726563 0.773284912109375 4.92221069335938 1.08291625976563 5.00057983398438 1.39273071289063 5.07876586914063 1.70272827148438 5.15676879882813 2.01290893554688 5.23458862304688 2.32327270507813 35.96875 19.234375 4.321533203125 2.173828125 1.91293334960938 0.85400390625 1.74795532226563 0.69873046875 1.58316040039063 0.54345703125 1.41854858398438 0.38818359375 1.25411987304688 0.23291015625 0.565456390380859 0.0582275390625 0.524417877197266 0.0194091796875 1.42070770263672-0.0357093811035156 1.39685821533203-0.107143402099609 1.37296295166016-0.178600311279297 1.34902191162109-0.250080108642578 1.32503509521484-0.321582794189453 1.30100250244141-0.393108367919922 1.27692413330078-0.464656829833984 1.25279998779297-0.536228179931641 1.22863006591797-0.607822418212891 1.20441436767578-0.679439544677734 1.18015289306641-0.751079559326172 1.15584564208984-0.822742462158203 2.23858642578125-1.86056518554688 2.14080810546875-2.14749145507813 1.96139526367188-2.33135986328125 1.70046997070313-2.41229248046875 1.43936157226563-2.49359130859375 1.17807006835938-2.57525634765625 0.916595458984375-2.65728759765625 0.654937744140625-2.73968505859375 0.393096923828125-2.82244873046875 0.131072998046875-2.90557861328125-0.186580657958984-2.82696151733398-0.559726715087891-2.81485366821289-0.932849884033203-2.8027229309082-1.30595016479492-2.79056930541992-1.67902755737305-2.77839279174805-2.05208206176758-2.76619338989258-2.42511367797852-2.75397109985352-2.79812240600586-2.74172592163086-3.17110824584961-2.72945785522461-3.54407119750977-2.71716690063477-8.20693969726563-5.39736938476563-9.69851684570313-5.34793090820313-11.1899108886719-5.29830932617188-10.2421569824219-4.36160278320313-9.79666137695313-3.78024291992188-9.35098266601563-3.19906616210938-8.90512084960938-2.61807250976563-8.45907592773438-2.03726196289063-8.01284790039063-1.45663452148438-7.56643676757813-0.876190185546875z"/>
          <dr3d:rotate draw:style-name="gr4" draw:layer="layout" svg:viewBox="968.8125 -6559.5 298.28125 344.4375" svg:d="M1238.25-6559.5l-0.773063659667969 0.0558433532714844-0.848457336425781 0.161655426025391-0.923805236816406 0.267444610595703-0.999107360839844 0.373210906982422-1.07436370849609 0.478954315185547-1.14957427978516 0.584674835205078-2.52459716796875 1.48641967773438-2.82489013671875 1.90902709960938-3.12481689453125 2.33145141601563-7.14794921875 5.929443359375-6.52734375 6.14599609375-5.63671875 5.80322265625-4.74609375 5.45751953125-2.0390625 2.59820556640625-1.81640625 2.51068115234375-14.4375-7.574462890625-13.546875-6.579833984375-12.65625-5.592529296875-11.765625-4.612548828125-10.8544921875-3.591552734375-5.077880859375-1.41299438476563-4.844970703125-1.15756225585938-4.612060546875-0.901947021484375-4.379150390625-0.646148681640625-4.146240234375-0.390167236328125-3.913330078125-0.134002685546875-17.5202331542969 0.645965576171875-16.2910461425781 1.92605590820313-15.0616760253906 3.20596313476563-7.06976699829102 2.08288955688477-6.76235580444336 2.40279769897461-6.45492172241211 2.72268295288086-6.14746475219727 3.04254531860352-5.83998489379883 3.36238479614258-5.5324821472168 3.68220138549805-5.22495651245117 4.00199508666992-4.91740798950195 4.3217658996582-4.60983657836914 4.64151382446289-4.30224227905273 4.96123886108398-3.791748046875 4.97076416015625-3.547119140625 5.29119873046875-3.302490234375 5.61163330078125-3.057861328125 5.93206787109375-5.3818359375 12.825439453125-4.4033203125 14.107177734375-3.4248046875 15.388916015625-2.4462890625 16.670654296875-1.4677734375 17.952392578125-0.4892578125 19.234130859375 0.806427001953125 18.4453430175781 2.41940307617188 17.7658386230469 4.03256225585938 17.0865173339844 2.62127304077148 8.28857040405273 3.02463150024414 8.11880874633789 3.42801284790039 7.94906997680664 3.83141708374023 7.77935409545898 8.87313842773438 15.0496520996094 10.4870300292969 14.3710632324219 12.1011047363281 13.6926574707031 13.2202453613281 12.5185852050781 13.8444519042969 10.8488464355469 7.1563606262207 4.7983283996582 7.31248092651367 4.38096237182617 7.46862411499023 3.96361923217773 7.62479019165039 3.54629898071289 7.78097915649414 3.12900161743164 7.93719100952148 2.71172714233398 8.09342575073242 2.29447555541992 8.24968338012695 1.87724685668945 8.40596389770508 1.46004104614258 8.5622673034668 1.0428581237793 17.5935363769531 0.834259033203125 6.84527587890625-0.21826171875 7.04779052734375-0.65478515625 7.25067138671875-1.09130859375 7.45391845703125-1.52783203125 7.65753173828125-1.96435546875 7.86151123046875-2.40087890625 8.06585693359375-2.83740234375 8.27056884765625-3.27392578125 9.88253784179688-4.45901489257813 8.56546020507813-4.68185424804688 3.78876876831055-2.4245491027832 3.45943069458008-2.48032760620117 3.13006973266602-2.53612899780273 2.80068588256836-2.59195327758789 2.47127914428711-2.64780044555664 2.14184951782227-2.70367050170898 1.81239700317383-2.75956344604492 1.4829216003418-2.81547927856445 1.15342330932617-2.87141799926758 0.823902130126953-2.9273796081543 0.494358062744141-2.98336410522461 0.164791107177734-3.03937149047852-0.096710205078125-2.063232421875-0.290252685546875-2.006103515625-0.483978271484375-1.948974609375-0.677886962890625-1.891845703125-0.871978759765625-1.834716796875-1.06625366210938-1.777587890625-1.26071166992188-1.720458984375-1.45535278320313-1.663330078125-0.751495361328125-3.19046020507813-0.707733154296875-3.66525268554688-1.284912109375-8.755615234375-1.112060546875-10.656982421875-0.940673828125-12.559814453125-2.015625-69.234375 0.214111328125-18.24365234375 0.947998046875-16.22509765625 0.749664306640625-7.35650634765625 0.933685302734375-6.85296630859375 1.11788940429688-6.34979248046875 1.30227661132813-5.84698486328125 0.98663330078125-3.843017578125 1.40155029296875-4.697021484375 4.04931640625-11.9560546875 13.09375-34.16015625 7.140625-16.453125 1.859375-5.265625-0.135528564453125-3.00433349609375-0.406707763671875-2.87213134765625-0.305103302001953-1.38637542724609-0.372966766357422-1.35318756103516-0.440853118896484-1.31995391845703-0.508762359619141-1.28667449951172-0.576694488525391-1.25334930419922-0.644649505615234-1.21997833251953-0.712627410888672-1.18656158447266-0.780628204345703-1.15309906005859-0.848651885986328-1.11959075927734-0.916698455810547-1.08603668212891-2.03762817382813-2.07122802734375-2.217041015625-1.87353515625-2.303466796875-1.62451171875-2.389892578125-1.37548828125-2.476318359375-1.12646484375-2.562744140625-0.87744140625-2.649169921875-0.62841796875-2.735595703125-0.37939453125zM1173.765625-6343.90625l0.105712890625 6.81689453125 0.318115234375 7.11279296875 0.531982421875 7.40576171875 0.747314453125 7.69580078125 0.9609375 7.96826171875 1.171875 8.22314453125 2.9765625 17.19921875-5.5283203125 2.75048828125-5.1240234375 2.36669921875-4.7197265625 1.97998046875-4.3154296875 1.59033203125-3.908203125 1.221435546875-1.80029296875 0.480621337890625-1.69775390625 0.393646240234375-1.59521484375 0.306488037109375-1.49267578125 0.219146728515625-1.39013671875 0.131622314453125-1.28759765625 0.043914794921875-5.95716094970703-0.153446197509766-5.85393524169922-0.460353851318359-5.75075531005859-0.767284393310547-5.64762115478516-1.07423782348633-5.54453277587891-1.3812141418457-5.44149017333984-1.68821334838867-5.33849334716797-1.99523544311523-5.23554229736328-2.30228042602539-5.13263702392578-2.60934829711914-5.02977752685547-2.91643905639648-4.92696380615234-3.22355270385742-4.82419586181641-3.53068923950195-9.34027099609375-7.98287963867188-8.92974853515625-9.21170043945313-8.173828125-10.007080078125-7.083984375-10.380615234375-5.994140625-10.754150390625-4.904296875-11.127685546875-3.814453125-11.501220703125-2.724609375-11.874755859375-1.634765625-12.248291015625-0.544921875-12.621826171875 0.281219482421875-12.334716796875 0.843536376953125-11.539306640625 1.40567016601563-10.743896484375 1.96762084960938-9.948486328125 2.52938842773438-9.153076171875 3.09097290039063-8.357666015625 1.75602340698242-3.88055419921875 1.8963508605957-3.68170166015625 2.03665542602539-3.48284912109375 2.17693710327148-3.28399658203125 2.3173828125-3.08221435546875 2.4580078125-2.88336181640625 2.5986328125-2.68450927734375 2.7392578125-2.48565673828125 2.8798828125-2.28680419921875 3.0205078125-2.08795166015625 3.1611328125-1.88909912109375 3.3017578125-1.69024658203125 3.4423828125-1.49139404296875 3.5830078125-1.29254150390625 3.7236328125-1.09368896484375 3.8642578125-0.89483642578125 4.0048828125-0.69598388671875 4.1455078125-0.49713134765625 8.712890625-0.397705078125 7.30081176757813 0.169891357421875 7.01974487304688 0.509552001953125 6.73886108398438 0.849029541015625 6.45816040039063 1.18832397460938 6.17764282226563 1.52743530273438 5.89730834960938 1.86636352539063 5.61715698242188 2.20510864257813 5.33718872070313 2.54367065429688 2.9296875 1.66110229492188 3.2109375 2.03005981445313 7.265625 5.166259765625 8.390625 6.639892578125 9.515625 8.112060546875-4.338623046875 38.572509765625-3.100830078125 33.406005859375-1.861572265625 28.240966796875z"/>
          <dr3d:rotate draw:style-name="gr3" draw:layer="layout" svg:viewBox="1311.5625 -6558.375 267.890625 349.375" svg:d="M1462.25-6558.375l-15.5610656738281 0.6064453125-14.9020690917969 1.8076171875-14.2432556152344 3.0087890625-13.5846252441406 4.2099609375-12.9261779785156 5.4111328125-12.2679138183594 6.6123046875-11.6098327636719 7.8134765625-10.9519348144531 9.0146484375-5.40655899047852 5.14252090454102-5.05758285522461 5.34359359741211-4.7086296081543 5.5446891784668-4.35969924926758 5.74580764770508-4.01079177856445 5.94694900512695-3.66190719604492 6.14811325073242-3.31304550170898 6.34930038452148-2.96420669555664 6.55051040649414-2.61539077758789 6.75174331665039-2.26659774780273 6.95299911499023-1.91782760620117 7.15427780151367-1.5690803527832 7.3555793762207-2.09201049804688 15.3151550292969-0.697296142578125 16.1206359863281 0.654052734375 15.8078308105469 1.962158203125 15.9350891113281 3.270263671875 16.0621643066406 4.578369140625 16.1890563964844 5.886474609375 16.3157653808594 7.194580078125 16.4422912597656 8.502685546875 16.5686340332031 9.810791015625 16.6947937011719 11.8095397949219 17.4514465332031 12.1784973144531 15.1239929199219 6.2275505065918 6.68925857543945 6.31972122192383 6.10746383666992 6.41186904907227 5.52569198608398 6.50399398803711 4.94394302368164 6.59609603881836 4.36221694946289 6.68817520141602 3.78051376342773 6.78023147583008 3.19883346557617 6.87226486206055 2.6171760559082 6.96427536010742 2.03554153442383 7.0562629699707 1.45392990112305 7.14822769165039 0.872341156005859 7.24016952514648 0.290775299072266 7.70510864257813-0.223358154296875 7.92794799804688-0.669952392578125 8.15097045898438-1.11636352539063 8.37417602539063-1.56259155273438 8.59756469726563-2.00863647460938 8.82113647460938-2.45449829101563 9.04489135742188-2.90017700195313 9.26882934570313-3.34567260742188 11.1233215332031-4.70217895507813 9.63961791992188-4.95431518554688 4.26347732543945-2.5717658996582 3.89262008666992-2.63486862182617 3.52178573608398-2.69799423217773 3.15097427368164-2.76114273071289 2.78018569946289-2.82431411743164 2.40942001342773-2.88750839233398 2.03867721557617-2.95072555541992 1.6679573059082-3.01396560668945 1.29726028442383-3.07722854614258 0.926586151123047-3.1405143737793 0.555934906005859-3.20382308959961 0.185306549072266-3.26715469360352-0.121551513671875-2.90557861328125-0.364532470703125-2.82244873046875-0.607330322265625-2.73968505859375-0.849945068359375-2.65728759765625-1.09237670898438-2.57525634765625-1.33462524414063-2.49359130859375-1.57669067382813-2.41229248046875-1.81857299804688-2.33135986328125-1.997314453125-2.14749145507813-1.04205322265625-0.966136932373047-1.07098388671875-0.894428253173828-1.09991455078125-0.822742462158203-1.12884521484375-0.751079559326172-1.15777587890625-0.679439544677734-1.18670654296875-0.607822418212891-1.21563720703125-0.536228179931641-1.24456787109375-0.464656829833984-1.27349853515625-0.393108367919922-1.30242919921875-0.321582794189453-1.33135986328125-0.250080108642578-1.36029052734375-0.178600311279297-1.38922119140625-0.107143402099609-1.41815185546875-0.0357093811035156-2.208251953125 0.084930419921875-2.136474609375 0.254669189453125-2.064697265625 0.424224853515625-1.992919921875 0.593597412109375-1.921142578125 0.762786865234375-1.849365234375 0.931793212890625-1.777587890625 1.10061645507813-1.705810546875 1.26925659179688-12.859375 10.703125-2.37873077392578 1.76531982421875-2.56005096435547 1.65142822265625-2.74141693115234 1.53753662109375-2.92282867431641 1.42364501953125-6.39007568359375 2.505615234375-7.11627197265625 2.050048828125-7.84283447265625 1.594482421875-8.56976318359375 1.138916015625-9.29705810546875 0.683349609375-10.0247192382813 0.227783203125-3.94994354248047-0.220462799072266-3.94550323486328-0.661403656005859-3.94101715087891-1.10236740112305-3.93648529052734-1.54335403442383-3.93190765380859-1.9843635559082-3.92728424072266-2.42539596557617-3.92261505126953-2.86645126342773-3.91790008544922-3.30752944946289-3.91313934326172-3.74863052368164-3.90833282470703-4.18975448608398-7.80206298828125-9.70297241210938-7.78228759765625-11.4677429199219-7.76214599609375-13.2326965332031-6.61376953125-12.7309875488281-5.73193359375-12.2946472167969-4.85009765625-11.8584899902344-3.96826171875-11.4225158691406-3.08642578125-10.9867248535156-2.20458984375-10.5511169433594-1.32275390625-10.1156921386719-0.44091796875-9.68045043945313 0.435821533203125-9.96530151367188 1.30758666992188-9.42312622070313 0.980762481689453-4.5081901550293 1.19877243041992-4.37257766723633 1.41680526733398-4.23694229125977 1.63486099243164-4.10128402709961 1.85293960571289-3.96560287475586 2.07104110717773-3.82989883422852 2.28916549682617-3.69417190551758 2.5073127746582-3.55842208862305 2.72548294067383-3.42264938354492 2.94367599487305-3.2868537902832 3.16189193725586-3.15103530883789 3.38013076782227-3.01519393920898 6.74267578125-5.15841674804688 7.20849609375-4.47122192382813 7.67431640625-3.78384399414063 8.14013671875-3.09628295898438 8.60595703125-2.40853881835938 9.07177734375-1.72061157226563 9.53759765625-1.03250122070313 10.00341796875-0.344207763671875 4.68600463867188 0.154571533203125 4.76492309570313 0.463836669921875 4.84365844726563 0.773284912109375 4.92221069335938 1.08291625976563 5.00057983398438 1.39273071289063 5.07876586914063 1.70272827148438 5.15676879882813 2.01290893554688 5.23458862304688 2.32327270507813 35.96875 19.234375 4.321533203125 2.173828125 1.91293334960938 0.85400390625 1.74795532226563 0.69873046875 1.58316040039063 0.54345703125 1.41854858398438 0.38818359375 1.25411987304688 0.23291015625 0.565456390380859 0.0582275390625 0.524417877197266 0.0194091796875 1.42070770263672-0.0357093811035156 1.39685821533203-0.107143402099609 1.37296295166016-0.178600311279297 1.34902191162109-0.250080108642578 1.32503509521484-0.321582794189453 1.30100250244141-0.393108367919922 1.27692413330078-0.464656829833984 1.25279998779297-0.536228179931641 1.22863006591797-0.607822418212891 1.20441436767578-0.679439544677734 1.18015289306641-0.751079559326172 1.15584564208984-0.822742462158203 2.23858642578125-1.86056518554688 2.14080810546875-2.14749145507813 1.96139526367188-2.33135986328125 1.70046997070313-2.41229248046875 1.43936157226563-2.49359130859375 1.17807006835938-2.57525634765625 0.916595458984375-2.65728759765625 0.654937744140625-2.73968505859375 0.393096923828125-2.82244873046875 0.131072998046875-2.90557861328125-0.186580657958984-2.82696151733398-0.559726715087891-2.81485366821289-0.932849884033203-2.8027229309082-1.30595016479492-2.79056930541992-1.67902755737305-2.77839279174805-2.05208206176758-2.76619338989258-2.42511367797852-2.75397109985352-2.79812240600586-2.74172592163086-3.17110824584961-2.72945785522461-3.54407119750977-2.71716690063477-8.20693969726563-5.39736938476563-9.69851684570313-5.34793090820313-11.1899108886719-5.29830932617188-10.2421569824219-4.36160278320313-9.79666137695313-3.78024291992188-9.35098266601563-3.19906616210938-8.90512084960938-2.61807250976563-8.45907592773438-2.03726196289063-8.01284790039063-1.45663452148438-7.56643676757813-0.876190185546875z"/>
          <dr3d:rotate draw:style-name="gr5" draw:layer="layout" svg:viewBox="1625.15625 -6559 260.75 453.5625" svg:d="M1855.53125-6274.03125h-15.359375-15.34375l-2.21774291992188-0.06298828125-3.09060668945313-0.18896484375-8.799072265625-0.755859375-28.064453125-3.0234375 5.90625-183.453125 0.296875-13.65625 0.3125-15.828125-0.236602783203125-15.9353637695313-1.33102416992188-13.8102416992188-1.07597732543945-6.10831451416016-1.34965133666992-5.57717132568359-1.62334823608398-5.04607391357422-1.89706802368164-4.51502227783203-2.17081069946289-3.98401641845703-2.44457626342773-3.45305633544922-2.71836471557617-2.92214202880859-2.9921760559082-2.39127349853516-3.26601028442383-1.86045074462891-3.53986740112305-1.32967376708984-3.81374740600586-0.798942565917969-4.08765029907227-0.268257141113281-3.049072265625 0.131805419921875-2.947998046875 0.383575439453125-2.846923828125 0.635162353515625-2.745849609375 0.886566162109375-2.644775390625 1.13778686523438-2.543701171875 1.38882446289063-2.442626953125 1.63967895507813-2.341552734375 1.89035034179688-2.142333984375 2.08828735351563-0.96405029296875 1.09002304077148-0.89263916015625 1.12076187133789-0.82122802734375 1.15161514282227-0.74981689453125 1.18258285522461-0.67840576171875 1.21366500854492-0.60699462890625 1.2448616027832-0.53558349609375 1.27617263793945-0.46417236328125 1.30759811401367-0.39276123046875 1.33913803100586-0.32135009765625 1.37079238891602-0.24993896484375 1.40256118774414-0.17852783203125 1.43444442749023-0.142822265625 2.96499633789063 0.921875 35.421875 0.9375 35.4375-6.203125 181.484375-12.78466796875 0.275146484375-15.73486328125 0.824462890625-40.30859375 3.291015625-3.34057235717773 0.563240051269531-3.12521743774414 0.746391296386719-2.90983963012695 0.929588317871094-2.69443893432617 1.11283111572266-2.4790153503418 1.29611968994141-2.26356887817383 1.47945404052734-2.04809951782227 1.66283416748047-1.83260726928711 1.84626007080078-1.61709213256836 2.02973175048828-1.40155410766602 2.21324920654297-1.18599319458008 2.39681243896484-0.970409393310547 2.58042144775391-0.754802703857422 2.76407623291016-0.539173126220703 2.94777679443359-0.323520660400391 3.13152313232422-0.107845306396484 3.31531524658203 0.130401611328125 3.3720703125 0.391326904296875 3.2255859375 0.652435302734375 3.0791015625 0.913726806640625 2.9326171875 1.17520141601563 2.7861328125 1.43685913085938 2.6396484375 1.69869995117188 2.4931640625 1.96072387695313 2.3466796875 2.16500854492188 2.13134765625 1.13737869262695 0.9591064453125 1.17393112182617 0.8880615234375 1.2104606628418 0.8170166015625 1.24696731567383 0.7459716796875 1.28345108032227 0.6749267578125 1.31991195678711 0.6038818359375 1.35634994506836 0.5328369140625 1.39276504516602 0.4617919921875 1.42915725708008 0.3907470703125 1.46552658081055 0.3197021484375 3.04006958007813 0.42626953125 3.18527221679688 0.14208984375 65.109375-5.28125-1.40625 42.375-1.390625 38.359375 0.140594482421875 3.1875 0.421661376953125 3.046875 0.316173553466797 1.470703125 0.386371612548828 1.435546875 0.456546783447266 1.400390625 0.526699066162109 1.365234375 0.596828460693359 1.330078125 0.666934967041016 1.294921875 0.737018585205078 1.259765625 0.807079315185547 1.224609375 0.877117156982422 1.189453125 0.947132110595703 1.154296875 2.10421752929688 2.203125 2.31298828125 2.00466918945313 2.43896484375 1.73678588867188 2.56494140625 1.46908569335938 2.69091796875 1.20156860351563 2.81689453125 0.934234619140625 2.94287109375 0.667083740234375 3.06884765625 0.400115966796875 3.19482421875 0.133331298828125 3.39825820922852-0.178340911865234 3.21627426147461-0.535007476806641 3.0343132019043-0.891651153564453 2.85237503051758-1.24827194213867 2.67045974731445-1.6048698425293 2.48856735229492-1.96144485473633 2.30669784545898-2.31799697875977 2.12485122680664-2.67452621459961 1.94302749633789-3.03103256225586 1.76122665405273-3.38751602172852 1.57944869995117-3.74397659301758 1.3976936340332-4.10041427612305 1.21596145629883-4.45682907104492 1.03425216674805-4.8132209777832 1.52346801757813-10.6955261230469 0.41015625-6.04150390625 0.29296875-6.61865234375 0.234375-14.98046875-0.625-18-0.3125-19.25 30.236328125 3.7265625 8.951904296875 0.931640625 2.93502807617188 0.23291015625 1.90798950195313 0.07763671875 14.730224609375-0.193115234375 11.939697265625-0.578369140625 4.92294311523438-0.433197021484375 4.22476196289063-0.528961181640625 3.52639770507813-0.624542236328125 2.82785034179688-0.719940185546875 2.29028701782227-0.832576751708984 2.14236068725586-0.962558746337891 1.99445724487305-1.0925178527832 1.84657669067383-1.22245407104492 1.6987190246582-1.35236740112305 1.55088424682617-1.48225784301758 1.40307235717773-1.61212539672852 1.25528335571289-1.74197006225586 1.10751724243164-1.87179183959961 0.959774017333984-2.00159072875977 0.812053680419922-2.13136672973633 0.664356231689453-2.2611198425293 0.516681671142578-2.39085006713867 0.369029998779297-2.52055740356445 0.221401214599609-2.65024185180664 0.0737953186035156-2.77990341186523-0.13330078125-3.30685424804688-0.39990234375-3.15872192382813-0.66650390625-3.01040649414063-0.93310546875-2.86190795898438-0.5665283203125-1.37520980834961-0.6331787109375-1.33801651000977-0.6998291015625-1.30080032348633-0.7664794921875-1.2635612487793-0.8331298828125-1.22629928588867-0.8997802734375-1.18901443481445-1.99951171875-2.26608276367188-2.202392578125-2.04928588867188-1.15777587890625-0.922412872314453-1.19549560546875-0.854228973388672-1.23321533203125-0.786022186279297-1.27093505859375-0.717792510986328-1.30865478515625-0.649539947509766-1.34637451171875-0.581264495849609-1.38409423828125-0.512966156005859-1.42181396484375-0.444644927978516-2.956787109375-0.684234619140625-3.107666015625-0.410675048828125z"/>
          <dr3d:rotate draw:style-name="gr6" draw:layer="layout" svg:viewBox="1928.25 -6589 268.515625 545.90625" svg:d="M2156.453125-6103l-9.12010955810547-0.407230377197266-8.60443878173828-1.22170639038086-8.08872222900391-2.03620529174805-7.57295989990234-2.85072708129883-7.05715179443359-3.6652717590332-6.54129791259766-4.47983932495117-6.02539825439453-5.29442977905273-5.50945281982422-6.10904312133789-4.99346160888672-6.92367935180664-4.47742462158203-7.73833847045898-3.96134185791016-8.55302047729492-3.44521331787109-9.36772537231445-2.92903900146484-10.1824531555176-2.41281890869141-10.9972038269043-1.89655303955078-11.8119773864746-1.38024139404297-12.6267738342285-0.9375-19.25 43.4140625 2.798828125 14.72998046875 0.701416015625 10.07470703125 0.234130859375 11.5524597167969-0.482666015625 5.1988410949707-0.60333251953125 4.81388473510742-0.84466552734375 4.42890548706055-1.08599853515625 4.04390335083008-1.32733154296875 3.65887832641602-1.56866455078125 3.27383041381836-1.80999755859375 2.88875961303711-2.05133056640625 2.50366592407227-2.29266357421875 2.11854934692383-2.53399658203125 1.7334098815918-2.77532958984375 1.34824752807617-3.01666259765625 0.963062286376953-3.25799560546875 0.577854156494141-3.49932861328125 0.192623138427734-3.74066162109375-0.094482421875-2.744384765625-0.283447265625-2.602294921875-0.472412109375-2.460205078125-0.661376953125-2.318115234375-0.850341796875-2.176025390625-1.039306640625-2.033935546875-1.228271484375-1.891845703125-1.417236328125-1.749755859375-1.606201171875-1.607666015625-1.795166015625-1.465576171875-1.984130859375-1.323486328125-2.173095703125-1.181396484375-2.362060546875-1.039306640625-2.551025390625-0.897216796875-2.739990234375-0.755126953125-2.928955078125-0.613037109375-5.49609375-0.808837890625-5.94140625-0.575927734375-6.38671875-0.344482421875-6.83203125-0.114501953125-9.74951171875-0.251953125-15.16064453125-0.755859375-46.54296875-3.0234375-2.484375-70.765625 1.234375-57.734375 1.25-57.390625-0.427490234375-27.85302734375-1.281494140625-24.59228515625-2.134033203125-21.33447265625-1.38626098632813-9.44647216796875-1.59884643554688-8.63311767578125-0.730594635009766-3.00567626953125-0.873439788818359-2.81195068359375-1.01630783081055-2.61822509765625-1.15919876098633-2.42449951171875-1.3021125793457-2.23077392578125-1.44504928588867-2.03704833984375-1.58800888061523-1.84332275390625-1.73099136352539-1.64959716796875-1.87399673461914-1.45587158203125-2.01702499389648-1.26214599609375-2.16007614135742-1.06842041015625-2.30315017700195-0.87469482421875-2.44624710083008-0.68096923828125-2.5893669128418-0.48724365234375-2.73250961303711-0.29351806640625-2.87567520141602-0.09979248046875-3.117919921875 0.133331298828125-3.002197265625 0.388397216796875-2.886474609375 0.643646240234375-2.770751953125 0.899078369140625-2.655029296875 1.15469360351563-2.539306640625 1.41049194335938-2.423583984375 1.66647338867188-2.307861328125 1.92263793945313-2.10421752929688 2.12698364257813-0.947132110595703 1.11188888549805-0.877117156982422 1.14418411254883-0.807079315185547 1.1765022277832-0.737018585205078 1.20884323120117-0.666934967041016 1.24120712280273-0.596828460693359 1.27359390258789-0.526699066162109 1.30600357055664-0.456546783447266 1.33843612670898-0.386371612548828 1.37089157104492-0.316173553466797 1.40336990356445-0.245952606201172 1.43587112426758-0.175708770751953 1.4683952331543-0.140594482421875 3.03445434570313 0.038330078125 1.327392578125 0.115966796875 1.475341796875 0.195068359375 1.624755859375 0.275634765625 1.775634765625 2.841552734375 20.615966796875 2.031494140625 21.510986328125 1.219970703125 22.404541015625 0.406982421875 23.296630859375-0.921875 84.734375v90l-31.62890625-2.333984375-10.4619140625-0.581787109375-6.8935546875-0.193603515625-3.79449844360352 0.117557525634766-3.54952621459961 0.352687835693359-3.3045768737793 0.587841033935547-3.05965042114258 0.823017120361328-2.81474685668945 1.0582160949707-2.56986618041992 1.29343795776367-2.32500839233398 1.52868270874023-2.08017349243164 1.76395034790039-1.83536148071289 1.99924087524414-1.59057235717773 2.23455429077148-1.34580612182617 2.46989059448242-1.1010627746582 2.70524978637695-0.856342315673828 2.94063186645508-0.611644744873047 3.1760368347168-0.366970062255859 3.41146469116211-0.122318267822266 3.64691543579102 0.212032318115234 3.72675323486328 0.636081695556641 3.49864959716797 1.06010818481445 3.27059173583984 1.48411178588867 3.04257965087891 1.9080924987793 2.81461334228516 2.33205032348633 2.58669281005859 2.75598526000977 2.35881805419922 3.17989730834961 2.13098907470703 3.60378646850586 1.90320587158203 4.02765274047852 1.67546844482422 4.45149612426758 1.44777679443359 4.87531661987305 1.22013092041016 5.29911422729492 0.992530822753906 5.7228889465332 0.764976501464844 12.7170104980469 0.84747314453125 29.765625 0.921875 0.63525390625 9.468994140625 0.98974609375 11.017333984375 3.03125 26.685546875 2.30636596679688 16.6589660644531 2.88772583007813 15.5238952636719 3.46890258789063 14.3890075683594 4.04989624023438 13.2543029785156 4.63070678710938 12.1197814941406 5.21133422851563 10.9854431152344 5.79177856445313 9.85128784179688 3.11349868774414 4.50039291381836 3.25854110717773 4.21692276000977 4.17296981811523 4.77099227905273 4.45639419555664 4.46335220336914 4.73979568481445 4.15568923950195 5.02317428588867 3.84800338745117 5.3065299987793 3.5402946472168 5.58986282348633 3.23256301879883 5.87317276000977 2.92480850219727 6.15645980834961 2.61703109741211 6.43972396850586 2.30923080444336 6.72296524047852 2.00140762329102 14.2955627441406 3.07925415039063 15.4282531738281 1.84768676757813 16.5607604980469 0.615936279296875 10.39306640625-0.470245361328125 4.6768798828125-0.587841033935547 4.3304443359375-0.823017120361328 3.9840087890625-1.0582160949707 3.6375732421875-1.29343795776367 3.2911376953125-1.52868270874023 2.9447021484375-1.76395034790039 2.5982666015625-1.99924087524414 2.2518310546875-2.23455429077148 1.9053955078125-2.46989059448242 1.5589599609375-2.70524978637695 1.2125244140625-2.94063186645508 0.8660888671875-3.1760368347168 0.5196533203125-3.41146469116211 0.1732177734375-3.64691543579102-0.157470703125-3.60735702514648-0.472412109375-3.37479019165039-0.787353515625-3.1422004699707-1.102294921875-2.90958786010742-1.417236328125-2.67695236206055-1.732177734375-2.44429397583008-2.047119140625-2.21161270141602-2.362060546875-1.97890853881836-2.677001953125-1.74618148803711-2.991943359375-1.51343154907227-3.306884765625-1.28065872192383-3.621826171875-1.0478630065918-3.936767578125-0.815044403076172-4.251708984375-0.582202911376953-4.566650390625-0.349338531494141z"/>
          <dr3d:rotate draw:style-name="gr7" draw:layer="layout" svg:viewBox="2228.859375 -6658 214.25 624" svg:d="M2307.3125-6360.765625l2.11541748046875 1.11199569702148 2.08648681640625 1.23831558227539 4.086181640625 2.85549926757813 3.970458984375 3.36050415039063 3.854736328125 3.86532592773438 3.739013671875 4.36996459960938 3.623291015625 4.87442016601563 3.507568359375 5.37869262695313 3.391845703125 5.88278198242188 2.98245239257813 5.75167846679688 2.58419799804688 5.60647583007813 2.18612670898438 5.46109008789063 1.78823852539063 5.31552124023438 1.39053344726563 5.16976928710938 0.993011474609375 5.02383422851563 0.595672607421875 4.87771606445313 0.198516845703125 4.73141479492188-2.015625 63.359375-2.015625 63.375 0.67822265625 14.41552734375 0.8477783203125 6.5452880859375 1.1868896484375 6.1036376953125 1.5260009765625 5.6619873046875 1.8651123046875 5.2203369140625 2.2042236328125 4.7786865234375 2.5433349609375 4.3370361328125 2.8824462890625 3.8953857421875 3.2215576171875 3.4537353515625 3.5606689453125 3.0120849609375 3.8997802734375 2.5704345703125 4.2388916015625 2.1287841796875 4.5780029296875 1.6871337890625 4.9171142578125 1.2454833984375 5.2562255859375 0.8038330078125 5.912109375 0.17578125 7.189453125 0.52734375 8.466796875 0.87890625 9.744140625 1.23046875 2.66509628295898 0.670345306396484 2.49332046508789 0.762973785400391 2.3215217590332 0.855579376220703 2.14970016479492 0.948162078857422 1.97785568237305 1.04072189331055 1.80598831176758 1.13325881958008 1.63409805297852 1.22577285766602 1.46218490600586 1.31826400756836 1.29024887084961 1.41073226928711 1.11828994750977 1.50317764282227 0.946308135986328 1.59560012817383 0.774303436279297 1.6879997253418 0.602275848388672 1.78037643432617 0.430225372314453 1.87273025512695 0.258152008056641 1.96506118774414 0.0860557556152344 2.05736923217773-0.0703086853027344 2.00591278076172-0.210910797119141 1.95716094970703-0.351490020751953 1.90836334228516-0.492046356201172 1.85951995849609-0.632579803466797 1.81063079833984-0.773090362548828 1.76169586181641-0.913578033447266 1.71271514892578-1.05404281616211 1.66368865966797-1.19448471069336 1.61461639404297-1.33490371704102 1.56549835205078-1.47529983520508 1.51633453369141-1.61567306518555 1.46712493896484-1.75602340698242 1.41786956787109-1.8963508605957 1.36856842041016-4.21359252929688 2.58905029296875-3.759521484375 1.9775390625-3.837158203125 1.7138671875-3.914794921875 1.4501953125-3.992431640625 1.1865234375-4.070068359375 0.9228515625-4.147705078125 0.6591796875-4.225341796875 0.3955078125-4.302978515625 0.1318359375-4.91015625-0.140625-4.96875-0.421875-5.02734375-0.703125-5.0859375-0.984375-5.14453125-1.265625-5.203125-1.546875-5.26171875-1.828125-5.3203125-2.109375-7.47272109985352-3.65587615966797-6.99044418334961-4.21173858642578-6.5081901550293-4.76755523681641-6.02595901489258-5.32332611083984-5.54375076293945-5.87905120849609-5.06156539916992-6.43473052978516-4.57940292358398-6.99036407470703-4.09726333618164-7.54595184326172-3.61514663696289-8.10149383544922-3.13305282592773-8.65699005126953-2.65098190307617-9.21244049072266-2.1689338684082-9.76784515380859-1.68690872192383-10.3232040405273-1.20490646362305-10.8785171508789-0.963897705078125-23.4227905273438 1.546875-61.828125 0.9375-61.8125v-8.6875l-1.96581268310547-0.60882568359375-2.02436065673828-0.74249267578125-4.22418212890625-1.885986328125-4.45782470703125-2.420654296875-4.69110107421875-2.955322265625-4.92401123046875-3.489990234375-5.15655517578125-4.024658203125-5.38873291015625-4.559326171875-5.62054443359375-5.093994140625-5.95974731445313-5.783935546875-5.16452026367188-5.551025390625-4.36947631835938-5.318115234375-3.57461547851563-5.085205078125-1.48929214477539-2.45526123046875-1.29064559936523-2.39703369140625-1.09202194213867-2.33880615234375-0.893421173095703-2.28057861328125-0.694843292236328-2.22235107421875-0.496288299560547-2.16412353515625-0.297756195068359-2.10589599609375-0.0992469787597656-2.04766845703125 0.11444091796875-1.77613067626953 0.34332275390625-1.83037567138672 0.57220458984375-1.88466644287109 0.80108642578125-1.93900299072266 1.02996826171875-1.99338531494141 1.25885009765625-2.04781341552734 1.48773193359375-2.10228729248047 1.71661376953125-2.15680694580078 4.119873046875-4.47735595703125 5.035400390625-4.69598388671875 5.950927734375-4.91497802734375 6.866455078125-5.13433837890625 6.87161254882813-5.31378173828125 5.95480346679688-5.45330810546875 2.6336555480957-2.77909088134766 2.40452194213867-2.81410980224609 2.17541122436523-2.84917449951172 1.94632339477539-2.88428497314453 1.71725845336914-2.91944122314453 1.48821640014648-2.95464324951172 1.25919723510742-2.98989105224609 1.03020095825195-3.02518463134766 0.801227569580078-3.06052398681641 0.572277069091797-3.09590911865234 0.343349456787109-3.13134002685547 0.114444732666016-3.16681671142578-0.1552734375-4.73095703125-0.4658203125-5.82373046875-0.7763671875-6.91357421875-1.0869140625-8.00048828125-1.0869140625-7.998291015625-0.7763671875-6.909912109375-0.4658203125-5.822998046875-0.1552734375-4.737548828125 0.402099609375-13.6289672851563 1.206298828125-13.3949584960938 2.010498046875-13.1613159179688 2.814697265625-12.9280395507813 3.618896484375-12.6951293945313 4.423095703125-12.4625854492188 5.227294921875-12.2304077148438 6.031494140625-11.9985961914063 8.04714965820313-13.38720703125 4.2450065612793-6.0245361328125 4.39265823364258-5.5784912109375 4.54033279418945-5.1324462890625 4.68803024291992-4.6864013671875 4.83575057983398-4.2403564453125 4.98349380493164-3.7943115234375 5.13125991821289-3.3482666015625 5.27904891967773-2.9022216796875 5.42686080932617-2.4561767578125 5.5746955871582-2.0101318359375 5.72255325317383-1.5640869140625 5.87043380737305-1.1180419921875 6.01833724975586-0.6719970703125 6.16626358032227-0.2259521484375 10.640380859375 0.240478515625 4.69570922851563 0.292083740234375 4.27914428710938 0.406890869140625 3.86239624023438 0.521881103515625 3.44546508789063 0.637054443359375 3.02835083007813 0.752410888671875 2.61105346679688 0.867950439453125 1.91565322875977 0.868106842041016 1.79189682006836 0.969570159912109 1.66816329956055 1.0710563659668 1.54445266723633 1.17256546020508 1.4207649230957 1.27409744262695 1.29710006713867 1.37565231323242 1.17345809936523 1.47723007202148 1.04983901977539 1.57883071899414 0.926242828369141 1.68045425415039 0.802669525146484 1.78210067749023 0.679119110107422 1.88376998901367 0.555591583251953 1.9854621887207 0.432086944580078 2.08717727661133 0.308605194091797 2.18891525268555 0.185146331787109 2.29067611694336 0.0617103576660156 2.39245986938477-0.0617103576660156 2.50396347045898-0.185146331787109 2.38492202758789-0.308605194091797 2.2658576965332-0.432086944580078 2.14677047729492-0.555591583251953 2.02766036987305-0.679119110107422 1.90852737426758-0.802669525146484 1.78937149047852-0.926242828369141 1.67019271850586-1.04983901977539 1.55099105834961-1.17345809936523 1.43176651000977-1.29710006713867 1.31251907348633-1.4207649230957 1.1932487487793-1.54445266723633 1.07395553588867-1.66816329956055 0.954639434814453-1.79189682006836 0.835300445556641-1.91565322875977 0.715938568115234-0.964790344238281 0.3035888671875-1.10729217529297 0.2838134765625-2.64227294921875 0.50830078125-3.21282958984375 0.42919921875-3.78375244140625 0.35009765625-9.28173828125 0.462890625-11.56982421875 0.146484375-2.65045547485352 0.166622161865234-2.60177230834961 0.493991851806641-2.5531120300293 0.821338653564453-2.50447463989258 1.14866256713867-2.45586013793945 1.4759635925293-2.40726852416992 1.80324172973633-2.35869979858398 2.13049697875977-2.31015396118164 2.45772933959961-2.26163101196289 2.78493881225586-2.21313095092773 3.11212539672852-4.28085327148438 7.20571899414063-4.08712768554688 8.51419067382813-3.89358520507813 9.82247924804688-2.83447265625 8.26898193359375-2.45654296875 8.03717041015625-2.07861328125 7.80499267578125-1.70068359375 7.57244873046875-1.32275390625 7.33953857421875-0.94482421875 7.10626220703125-0.56689453125 6.87261962890625-0.18896484375 6.63861083984375 0.155029296875 5.771484375 0.464111328125 7.048828125 0.771728515625 8.326171875 1.077880859375 9.603515625 1.0869140625 9.612548828125 0.7763671875 8.330810546875 0.4658203125 7.050537109375 0.1552734375 5.771728515625-0.0545616149902344 1.86750030517578-0.163669586181641 1.95214080810547-0.654571533203125 4.15838623046875-1.09072875976563 4.49749755859375-1.52670288085938 4.83697509765625-1.96249389648438 5.17681884765625-2.39810180664063 5.51702880859375-2.83352661132813 5.85760498046875-3.26876831054688 6.19854736328125-5.93017578125 10.52099609375-6.00341796875 9.51025390625-6.07958984375 8.50244140625-3.06927490234375 3.87420654296875z"/>
          <dr3d:rotate draw:style-name="gr8" draw:layer="layout" svg:viewBox="2496.890625 -6719 275.65625 521.53125" svg:d="M2634.875-6549.390625l-7.84866333007813 0.160400390625-8.04220581054688 0.469482421875-8.23593139648438 0.778564453125-8.42984008789063 1.087646484375-17.442138671875 3.1025390625-18.219970703125 4.3388671875-0.609375-148.5-0.13330078125-3.33258056640625-0.39990234375-3.17767333984375-0.66650390625-3.02313232421875-0.93310546875-2.86895751953125-0.5665283203125-1.37677764892578-0.6331787109375-1.33837127685547-0.6998291015625-1.30001068115234-0.7664794921875-1.26169586181641-0.8331298828125-1.22342681884766-0.8997802734375-1.18520355224609-1.99951171875-2.25592041015625-2.20755004882813-2.03317260742188-1.15986251831055-0.915454864501953-1.19728469848633-0.848003387451172-1.2347297668457-0.780529022216797-1.27219772338867-0.713031768798828-1.30968856811523-0.645511627197266-1.34720230102539-0.577968597412109-1.38473892211914-0.510402679443359-1.42229843139648-0.442813873291016-2.95736694335938-0.682769775390625-3.10787963867188-0.412139892578125-3.25857543945313-0.141326904296875-3.25857543945313 0.141326904296875-3.10787963867188 0.412139892578125-2.95736694335938 0.682769775390625-1.42229843139648 0.442813873291016-1.38473892211914 0.510402679443359-1.34720230102539 0.577968597412109-1.30968856811523 0.645511627197266-1.27219772338867 0.713031768798828-1.2347297668457 0.780529022216797-1.19728469848633 0.848003387451172-1.15986251831055 0.915454864501953-2.20755004882813 2.03317260742188-1.99951171875 2.25592041015625-0.8997802734375 1.18520355224609-0.8331298828125 1.22342681884766-0.7664794921875 1.26169586181641-0.6998291015625 1.30001068115234-0.6331787109375 1.33837127685547-0.5665283203125 1.37677764892578-0.93310546875 2.86895751953125-0.66650390625 3.02313232421875-0.39990234375 3.17767333984375-0.13330078125 3.33258056640625 0.9375 124.25v123.9375l-4.65625 123.9375-4.65625 63.0625 0.1259765625 5.373046875 0.3779296875 5.162109375 0.6298828125 4.951171875 0.8818359375 4.740234375 1.1337890625 4.529296875 1.3857421875 4.318359375 1.6376953125 4.107421875 1.8896484375 3.896484375 1.19585800170898 2.20531845092773 1.26138687133789 2.06320571899414 1.3268928527832 1.92107009887695 1.39237594604492 1.77891159057617 1.45783615112305 1.6367301940918 1.52327346801758 1.49452590942383 1.58868789672852 1.35229873657227 1.65407943725586 1.21004867553711 1.71944808959961 1.06777572631836 1.78479385375977 0.925479888916016 1.85011672973633 0.783161163330078 1.9154167175293 0.640819549560547 1.98069381713867 0.498455047607422 2.04594802856445 0.356067657470703 2.11117935180664 0.213657379150391 2.17638778686523 0.0712242126464844 2.962646484375-0.132537841796875 2.841064453125-0.397491455078125 1.37493896484375-0.298046112060547 1.34454345703125-0.364215850830078 1.31414794921875-0.430362701416016 1.28375244140625-0.496486663818359 1.25335693359375-0.562587738037109 1.22296142578125-0.628665924072266 1.19256591796875-0.694721221923828 1.16217041015625-0.760753631591797 2.233154296875-1.71951293945313 2.111572265625-1.98336791992188 1.92776489257813-2.17462158203125 1.67013549804688-2.29364013671875 0.738513946533203-1.19156646728516 0.674175262451172-1.22145843505859 0.609859466552734-1.25139617919922 0.545566558837891-1.28137969970703 0.481296539306641-1.31140899658203 0.417049407958984-1.34148406982422 0.641448974609375-2.77337646484375 0.384735107421875-2.89422607421875 0.128204345703125-3.01544189453125-0.058349609375-1.687255859375-0.174072265625-2.271728515625-0.689453125-6.291015625-1.314453125-9.244140625-0.485107421875-4.328369140625-0.372314453125-4.130615234375 13.21875 8.590087890625 12.984375 7.443115234375 6.404296875 3.29190063476563 6.345703125 3.00570678710938 6.287109375 2.71969604492188 6.228515625 2.43386840820313 6.170654296875 2.14749145507813 6.101806640625 1.86056518554688 6.032958984375 1.57382202148438 5.964111328125 1.28726196289063 5.895263671875 1.00088500976563 5.826416015625 0.714691162109375 5.757568359375 0.428680419921875 5.688720703125 0.142852783203125 7.81201553344727-0.2208251953125 7.54543685913086-0.6624755859375 7.27888107299805-1.1041259765625 7.01234817504883-1.5457763671875 6.7458381652832-1.9874267578125 6.47935104370117-2.4290771484375 6.21288681030273-2.8707275390625 5.94644546508789-3.3123779296875 5.68002700805664-3.7540283203125 5.41363143920898-4.1956787109375 5.14725875854492-4.6373291015625 4.88090896606445-5.0789794921875 4.61458206176758-5.5206298828125 4.3482780456543-5.9622802734375 4.08199691772461-6.4039306640625 3.81573867797852-6.8455810546875 5.45437622070313-11.6308898925781 4.72653198242188-12.5334167480469 3.99887084960938-13.4361267089844 3.27139282226563-14.3390197753906 2.54409790039063-15.2420959472656 1.81698608398438-16.1453552246094 1.09005737304688-17.0487976074219 0.363311767578125-17.9524230957031-0.561798095703125-16.401123046875-1.68551635742188-15.664306640625-2.80941772460938-14.927490234375-3.93350219726563-14.190673828125-5.05776977539063-13.453857421875-6.18222045898438-12.717041015625-7.30685424804688-11.980224609375-8.43167114257813-11.243408203125-4.86602401733398-5.56532287597656-5.06485366821289-5.20579528808594-5.2636604309082-4.84635925292969-5.46244430541992-4.48701477050781-5.66120529174805-4.12776184082031-5.85994338989258-3.76860046386719-6.05865859985352-3.40953063964844-6.25735092163086-3.05055236816406-6.45602035522461-2.69166564941406-6.65466690063477-2.33287048339844-6.85329055786133-1.97416687011719-7.0518913269043-1.61555480957031-7.25046920776367-1.25703430175781-7.44902420043945-0.898605346679688zM2656.265625-6280.09375l-7.043701171875-0.199188232421875-6.869384765625-0.597442626953125-6.695068359375-0.995513916015625-6.520751953125-1.39340209960938-6.346435546875-1.79110717773438-6.172119140625-2.18862915039063-5.997802734375-2.58596801757813-5.823486328125-2.98312377929688-4.24359130859375-2.48361206054688-4.51568603515625-2.95071411132813-4.78741455078125-3.41763305664063-5.05877685546875-3.88436889648438-10.93017578125-9.168212890625-12.01123046875-11.032958984375 4.03125-148.1875 8.44921875-3.05935668945313 8.44921875-2.65084838867188 8.44921875-2.24252319335938 8.44921875-1.83438110351563 8.44921875-1.42642211914063 8.44921875-1.01864624023438 8.44921875-0.611053466796875 8.44921875-0.203643798828125 9.40057373046875 0.451202392578125 4.48648834228516 0.564037322998047 4.34389495849609 0.789691925048828 4.20125579833984 1.0153694152832 4.05857086181641 1.24106979370117 3.91584014892578 1.46679306030273 3.77306365966797 1.69253921508789 3.63024139404297 1.91830825805664 3.48737335205078 2.14410018920898 3.34445953369141 2.36991500854492 3.20149993896484 2.59575271606445 3.05849456787109 2.82161331176758 2.91544342041016 3.0474967956543 2.77234649658203 3.27340316772461 2.62920379638672 3.49933242797852 4.141845703125 6.52587890625 3.589599609375 6.99169921875 3.037353515625 7.45751953125 2.485107421875 7.92333984375 1.932861328125 8.38916015625 1.380615234375 8.85498046875 0.828369140625 9.32080078125 0.276123046875 9.78662109375-0.215362548828125 13.6889343261719-0.646209716796875 12.8010559082031-1.07723999023438 11.9129943847656-1.50845336914063 11.0247497558594-1.93984985351563 10.1363220214844-2.37142944335938 9.24771118164063-2.80319213867188 8.35891723632813-3.23513793945313 7.46994018554688-1.78052520751953 3.40576171875-1.89043426513672 3.18603515625-2.00038909912109 2.96630859375-2.11038970947266 2.74658203125-2.22043609619141 2.52685546875-2.33052825927734 2.30712890625-2.44066619873047 2.08740234375-2.55084991455078 1.86767578125-2.66107940673828 1.64794921875-2.77135467529297 1.42822265625-2.88167572021484 1.20849609375-2.99204254150391 0.98876953125-3.10245513916016 0.76904296875-3.21291351318359 0.54931640625-3.32341766357422 0.32958984375z"/>
          <dr3d:rotate draw:style-name="gr9" draw:layer="layout" svg:viewBox="2834.28125 -6550 344.46875 487.779296875" svg:d="M3147.125-6542.5l-1.46741485595703 0.04156494140625-1.45500946044922 0.11883544921875-1.44264984130859 0.19610595703125-1.43033599853516 0.27337646484375-1.41806793212891 0.35064697265625-1.40584564208984 0.42791748046875-1.39366912841797 0.50518798828125-1.38153839111328 0.58245849609375-2.72686767578125 1.396728515625-2.67889404296875 1.705810546875-2.63128662109375 2.014892578125-2.58404541015625 2.323974609375-26.0163879394531 24.322265625-26.7328796386719 22.248046875-27.4495544433594 20.173828125-28.1664123535156 18.099609375-28.8834533691406 16.025390625-29.6006774902344 13.951171875-30.3180847167969 11.876953125-31.0356750488281 9.802734375 2.484375-60.828125 1.546875-61.140625-0.138397216796875-3.34503173828125-0.415069580078125-3.20330810546875-0.691558837890625-3.06195068359375-0.967864990234375-2.92095947265625-0.587490081787109-1.40772247314453-0.656497955322266-1.37261199951172-0.725482940673828-1.33754730224609-0.794445037841797-1.30252838134766-1.79568481445313-2.50018310546875-2.07125854492188-2.36065673828125-2.27862548828125-2.14236450195313-1.19161224365234-0.964122772216797-1.22653961181641-0.892780303955078-1.26151275634766-0.821460723876953-1.29653167724609-0.750164031982422-1.33159637451172-0.678890228271484-1.36670684814453-0.607639312744141-1.40186309814453-0.536411285400391-1.43706512451172-0.465206146240234-1.47231292724609-0.394023895263672-1.50760650634766-0.322864532470703-3.12127685546875-0.432342529296875-3.26300048828125-0.147979736328125-3.26434326171875 0.147979736328125-3.12481689453125 0.432342529296875-1.50997161865234 0.322864532470703-1.47495269775391 0.394023895263672-1.43988800048828 0.465206146240234-1.40477752685547 0.536411285400391-1.36962127685547 0.607639312744141-1.33441925048828 0.678890228271484-1.29917144775391 0.750164031982422-1.26387786865234 0.821460723876953-1.22853851318359 0.892780303955078-1.19315338134766 0.964122772216797-2.27996826171875 2.14236450195313-2.07058715820313 2.36062622070313-1.79391479492188 2.49996948242188-0.793262481689453 1.30229568481445-0.724163055419922 1.33720016479492-0.655086517333984 1.37212753295898-0.586032867431641 1.40707778930664-0.964996337890625 2.91909790039063-0.689056396484375 3.05917358398438-0.413299560546875 3.19943237304688-0.137725830078125 3.33987426757813-2.328125 73.09375-2.3125 73.09375 0.38671875 16.02880859375 1.16015625 19.51806640625 4.640625 49.515625 4.654296875 49.44140625 1.161865234375 19.4208984375 0.386962890625 15.8876953125-0.1845703125 8.8623046875-0.5537109375 10.7666015625-2.21484375 27.24609375-2.201171875 27.24609375-0.552001953125 10.7666015625-0.184326171875 8.8623046875 0.155242919921875 4.35638427734375 0.465606689453125 4.22125244140625 0.775787353515625 4.08575439453125 1.08578491210938 3.94989013671875 1.39559936523438 3.81365966796875 1.70523071289063 3.67706298828125 2.01467895507813 3.54010009765625 2.32394409179688 3.40277099609375 1.50878524780273 1.986328125 1.57907485961914 1.845703125 1.64934158325195 1.705078125 1.71958541870117 1.564453125 1.7898063659668 1.423828125 1.86000442504883 1.283203125 1.93017959594727 1.142578125 2.00033187866211 1.001953125 2.07046127319336 0.861328125 2.14056777954102 0.720703125 2.21065139770508 0.580078125 2.28071212768555 0.439453125 2.35074996948242 0.298828125 2.4207649230957 0.158203125 2.49075698852539 0.017578125 2.56072616577148-0.123046875 74.71875-5.90625 10.414306640625-1.47872924804688 9.996826171875-1.79934692382813 9.579345703125-2.11978149414063 9.161865234375-2.44003295898438 8.744384765625-2.76010131835938 8.326904296875-3.07998657226563 7.909423828125-3.39968872070313 7.491943359375-3.71920776367188 29.432373046875-17.148193359375 25.508056640625-18.069580078125 11.2824096679688-9.38031005859375 10.3013305664063-9.61065673828125 9.32025146484375-9.84100341796875 8.33917236328125-10.0713500976563 7.35809326171875-10.3016967773438 6.37701416015625-10.5320434570313 5.39593505859375-10.7623901367188 4.41485595703125-10.9927368164063 3.43377685546875-11.2230834960938 2.45269775390625-11.4534301757813 1.47161865234375-11.6837768554688 0.49053955078125-11.9141235351563-0.167171478271484-5.85515594482422-0.501499176025391-5.77051544189453-0.835803985595703-5.68582916259766-1.17008590698242-5.60109710693359-1.50434494018555-5.51631927490234-1.83858108520508-5.43149566650391-2.17279434204102-5.34662628173828-2.50698471069336-5.26171112060547-2.84115219116211-5.17675018310547-3.17529678344727-5.09174346923828-3.50941848754883-5.00669097900391-3.8435173034668-4.92159271240234-8.68923950195313-9.58770751953125-10.0253601074219-9.24676513671875-8.87332153320313-7.07733154296875-9.40524291992188-6.64190673828125-9.93734741210938-6.20611572265625-10.4696350097656-5.76995849609375-11.0021057128906-5.33343505859375-11.5347595214844-4.89654541015625-12.0675964355469-4.45928955078125-12.6006164550781-4.02166748046875 23.3451843261719-13.0415344238281 21.8244934082031-13.2145690917969 20.3036193847656-13.3877868652344 18.7825622558594-13.5611877441406 17.2613220214844-13.7347717285156 15.7398986816406-13.9085388183594 14.2182922363281-14.0824890136719 12.6965026855469-14.2566223144531 1.8896484375-2.50341796875 1.6376953125-2.54150390625 1.3857421875-2.57958984375 1.1337890625-2.61767578125 0.8818359375-2.65576171875 0.6298828125-2.69384765625 0.3779296875-2.73193359375 0.1259765625-2.77001953125-0.147918701171875-3.20953369140625-0.443634033203125-3.10150146484375-0.332653045654297-1.51035308837891-0.406513214111328-1.48348236083984-0.480350494384766-1.45665740966797-0.554164886474609-1.42987823486328-0.627956390380859-1.40314483642578-0.701725006103516-1.37645721435547-1.62466430664063-2.67303466796875-1.91946411132813-2.56683349609375-2.21408081054688-2.46099853515625-2.41259765625-2.2470703125-2.51513671875-1.9482421875-2.61767578125-1.6494140625-1.3472900390625-0.712646484375-1.3729248046875-0.637939453125-1.3985595703125-0.563232421875-1.4241943359375-0.488525390625-1.4498291015625-0.413818359375-1.4754638671875-0.339111328125-1.5010986328125-0.264404296875-1.5267333984375-0.189697265625zM2949.625-6132.234375l-45.890625 3.734375 3.09375-37.625 1.630859375-20.916015625 0.406005859375-8.881103515625 0.135009765625-7.827880859375-0.251953125-13.1923828125-0.755859375-14.7099609375-1.259765625-16.2275390625-1.763671875-17.7451171875-6.515625-61.875h13.484375 13.8125l19.1440124511719 0.329559326171875 17.9045715332031 0.988555908203125 16.6649475097656 1.64736938476563 15.4251403808594 2.30599975585938 14.1851501464844 2.96444702148438 12.9449768066406 3.62271118164063 11.7046203613281 4.28079223632813 10.4640808105469 4.93869018554688 4.302978515625 2.49459838867188 4.225341796875 2.67898559570313 4.147705078125 2.86318969726563 4.070068359375 3.04721069335938 3.992431640625 3.23104858398438 3.914794921875 3.41470336914063 3.837158203125 3.59817504882813 3.759521484375 3.78146362304688 3.85037231445313 4.259033203125 3.33639526367188 4.093505859375 2.82260131835938 3.927978515625 2.30899047851563 3.762451171875 1.79556274414063 3.596923828125 0.705303192138672 1.73638916015625 0.577014923095703 1.69500732421875 0.448749542236328 1.65362548828125 0.320507049560547 1.61224365234375 0.192287445068359 1.57086181640625 0.0640907287597656 1.52947998046875-0.19134521484375 5.36444854736328-0.57403564453125 5.31798553466797-0.95672607421875 5.27156829833984-1.33941650390625 5.22519683837891-1.72210693359375 5.17887115478516-2.10479736328125 5.13259124755859-2.48748779296875 5.08635711669922-2.87017822265625 5.04016876220703-3.25286865234375 4.99402618408203-3.63555908203125 4.94792938232422-8.419189453125 9.75775146484375-9.949951171875 9.57391357421875-11.480712890625 9.39044189453125-11.3063659667969 8.07427978515625-11.4424133300781 7.17230224609375-11.5782775878906 6.27069091796875-11.7139587402344 5.36944580078125-11.8494567871094 4.46856689453125-11.9847717285156 3.56805419921875-12.1199035644531 2.66790771484375z"/>
          <dr3d:rotate draw:style-name="gr10" draw:layer="layout" svg:viewBox="3241.265625 -6553 290.53125 488" svg:d="M3383.578125-6553l-11.5516967773438 0.310577392578125-11.2525024414063 0.920135498046875-10.9529418945313 1.52987670898438-10.6530151367188 2.13980102539063-10.3527221679688 2.74990844726563-10.0520629882813 3.36019897460938-9.75103759765625 3.97067260742188-9.44964599609375 4.58132934570313-10.03857421875 5.95172119140625-9.18603515625 6.52337646484375-8.33349609375 7.09539794921875-7.48095703125 7.66778564453125-6.62841796875 8.24053955078125-5.77587890625 8.81365966796875-4.92333984375 9.38714599609375-4.07080078125 9.96099853515625-0.434295654296875 1.39010620117188-0.376983642578125 1.38113403320313-0.319488525390625 1.37197875976563-0.261810302734375 1.36264038085938-0.203948974609375 1.35311889648438-0.145904541015625 1.34341430664063-0.087677001953125 1.33352661132813-0.029266357421875 1.32345581054688 0.147918701171875 3.03958129882813 0.184864044189453 1.47040939331055 0.258769989013672 1.43751907348633 0.332653045654297 1.4046516418457 0.406513214111328 1.37180709838867 0.480350494384766 1.33898544311523 0.554164886474609 1.30618667602539 0.627956390380859 1.27341079711914 0.701725006103516 1.24065780639648 0.775470733642578 1.20792770385742 0.849193572998047 1.17522048950195 0.922893524169922 1.14253616333008 0.996570587158203 1.1098747253418 2.21408081054688 2.12185668945313 2.41262817382813 1.92843627929688 2.50363159179688 1.67190551757813 2.59481811523438 1.41519165039063 2.68618774414063 1.15829467773438 2.77774047851563 0.901214599609375 2.86947631835938 0.643951416015625 2.96139526367188 0.386505126953125 3.05349731445313 0.128875732421875 1.53661727905273-0.04486083984375 1.51022720336914-0.13458251953125 1.48381423950195-0.22430419921875 1.45737838745117-0.31402587890625 1.4309196472168-0.40374755859375 1.40443801879883-0.49346923828125 1.37793350219727-0.58319091796875 1.35140609741211-0.67291259765625 1.32485580444336-0.76263427734375 1.29828262329102-0.85235595703125 1.27168655395508-0.94207763671875 1.24506759643555-1.03179931640625 2.41018676757813-2.332763671875 2.30343627929688-2.691650390625 14.25-21.421875 2.91510009765625-3.68408203125 3.15570068359375-3.44677734375 3.39666748046875-3.20947265625 3.63800048828125-2.97216796875 3.87969970703125-2.73486328125 4.12176513671875-2.49755859375 4.36419677734375-2.26025390625 4.60699462890625-2.02294921875 4.84494018554688-1.77978515625 5.07766723632813-1.54248046875 5.31021118164063-1.30517578125 5.54257202148438-1.06787109375 5.77474975585938-0.83056640625 6.00674438476563-0.59326171875 6.23855590820313-0.35595703125 6.47018432617188-0.11865234375 8.31881713867188 0.329620361328125 8.05789184570313 0.988983154296875 7.79678344726563 1.64852905273438 7.53549194335938 2.30825805664063 7.27401733398438 2.96817016601563 7.01235961914063 3.62826538085938 6.75051879882813 4.28854370117188 6.48849487304688 4.94900512695313 6.32229614257813 5.73995971679688 2.84479904174805 2.9869270324707 2.63393020629883 3.06486129760742 2.4230842590332 3.14277267456055 2.21226119995117 3.22066116333008 2.00146102905273 3.29852676391602 1.79068374633789 3.37636947631836 1.57992935180664 3.45418930053711 1.36919784545898 3.53198623657227 1.15848922729492 3.60976028442383 0.947803497314453 3.6875114440918 0.737140655517578 3.76523971557617 0.526500701904297 3.84294509887695 0.315883636474609 3.92062759399414 0.105289459228516 3.99828720092773-0.537628173828125 11.4228515625-0.672069549560547 5.489501953125-0.940937042236328 5.341552734375-1.2098274230957 5.193603515625-1.47874069213867 5.045654296875-1.74767684936523 4.897705078125-2.01663589477539 4.749755859375-2.28561782836914 4.601806640625-2.55462265014648 4.453857421875-2.82365036010742 4.305908203125-3.09270095825195 4.157958984375-3.36177444458008 4.010009765625-3.6308708190918 3.862060546875-3.89999008178711 3.714111328125-4.16913223266602 3.566162109375-7.90426635742188 5.75616455078125-8.52517700195313 5.16326904296875-9.14590454101563 4.57073974609375-9.76644897460938 3.97857666015625-10.3868103027344 3.38677978515625-11.0069885253906 2.79534912109375-11.6269836425781 2.20428466796875-12.2467956542969 1.61358642578125-8.06912231445313 1.18505859375-3.6308708190918 0.8397216796875-3.36177444458008 1.0045166015625-3.09270095825195 1.1693115234375-2.82365036010742 1.3341064453125-2.55462265014648 1.4989013671875-2.28561782836914 1.6636962890625-2.01663589477539 1.8284912109375-1.74767684936523 1.9932861328125-1.47874069213867 2.1580810546875-1.2098274230957 2.3228759765625-0.940937042236328 2.4876708984375-0.672069549560547 2.6524658203125-0.403224945068359 2.8172607421875-0.134403228759766 2.9820556640625 0.105464935302734 2.25696182250977 0.316379547119141 2.18886947631836 0.527271270751953 2.12080001831055 0.738140106201172 2.05275344848633 0.948986053466797 1.9847297668457 1.15980911254883 1.91672897338867 1.37060928344727 1.84875106811523 1.58138656616211 1.78079605102539 1.79214096069336 1.71286392211914 2.00287246704102 1.64495468139648 2.21358108520508 1.57706832885742 2.42426681518555 1.50920486450195 2.63492965698242 1.44136428833008 2.8455696105957 1.3735466003418 6.32296752929688 2.54373168945313 74.09375 18.3125 5.184814453125 2.0244140625 4.855224609375 2.1943359375 4.525634765625 2.3642578125 4.196044921875 2.5341796875 3.866455078125 2.7041015625 3.536865234375 2.8740234375 3.207275390625 3.0439453125 2.877685546875 3.2138671875 2.54876708984375 3.38821411132813 2.22027587890625 3.56710815429688 1.89141845703125 3.74618530273438 1.56219482421875 3.92544555664063 1.23260498046875 4.10488891601563 0.90264892578125 4.28451538085938 0.57232666015625 4.46432495117188 0.24163818359375 4.64431762695313-0.010986328125 3.37481307983398-0.185302734375 3.29239273071289-0.359619140625 3.2099494934082-0.533935546875 3.12748336791992-0.708251953125 3.04499435424805-0.882568359375 2.96248245239258-1.056884765625 2.87994766235352-1.231201171875 2.79738998413086-1.405517578125 2.71480941772461-1.579833984375 2.63220596313477-1.754150390625 2.54957962036133-1.928466796875 2.4669303894043-2.102783203125 2.38425827026367-2.277099609375 2.30156326293945-2.451416015625 2.21884536743164-2.625732421875 2.13610458374023-2.89874267578125 2.10314559936523-3.04193115234375 1.96762466430664-3.18511962890625 1.83208084106445-3.32830810546875 1.69651412963867-7.086181640625 2.98623657226563-7.658935546875 2.44369506835938-8.231689453125 1.90097045898438-8.804443359375 1.35806274414063-9.377197265625 0.814971923828125-9.949951171875 0.271697998046875-5.24853515625-0.159698486328125-5.21044921875-0.479217529296875-5.17236328125-0.798919677734375-5.13427734375-1.11880493164063-5.09619140625-1.43887329101563-5.05810546875-1.75912475585938-5.02001953125-2.07955932617188-4.98193359375-2.40017700195313-35.046875-22.046875-2.49172973632813-1.527099609375-2.36593627929688-1.323486328125-2.24032592773438-1.119873046875-2.11489868164063-0.916259765625-1.98965454101563-0.712646484375-1.86459350585938-0.509033203125-0.885456085205078-0.17816162109375-0.854259490966797-0.12725830078125-0.823085784912109-0.07635498046875-0.791934967041016-0.02545166015625-3.04461669921875 0.14794921875-1.48099517822266 0.1849365234375-1.45339202880859 0.2589111328125-1.42574310302734 0.3328857421875-1.39804840087891 0.4068603515625-1.37030792236328 0.4808349609375-1.34252166748047 0.5548095703125-1.31468963623047 0.6287841796875-1.28681182861328 0.7027587890625-1.25888824462891 0.7767333984375-1.23091888427734 0.8507080078125-2.37774658203125 1.92333984375-2.26531982421875 2.21923828125-2.07058715820313 2.408203125-1.79391479492188 2.490234375-1.51742553710938 2.572265625-1.24111938476563 2.654296875-0.964996337890625 2.736328125-0.689056396484375 2.818359375-0.413299560546875 2.900390625-0.137725830078125 2.982421875 0.185302734375 3.05988311767578 0.555908203125 3.04491424560547 0.926513671875 3.02999114990234 1.297119140625 3.01511383056641 1.667724609375 3.00028228759766 2.038330078125 2.98549652099609 2.408935546875 2.97075653076172 2.779541015625 2.95606231689453 3.150146484375 2.94141387939453 3.520751953125 2.92681121826172 8.1533203125 5.80999755859375 9.6357421875 5.75213623046875 11.1181640625 5.69464111328125 10.0795593261719 4.72994995117188 9.62527465820313 4.09988403320313 9.17080688476563 3.46963500976563 8.71615600585938 2.83920288085938 8.26132202148438 2.20858764648438 7.80630493164063 1.57778930664063 7.35110473632813 0.946807861328125 6.89572143554688 0.315643310546875 16.2333679199219-0.460723876953125 15.3718566894531-1.38229370117188 14.5101623535156-2.30404663085938 13.6482849121094-3.22598266601563 12.7862243652344-4.14810180664063 11.9239807128906-5.07040405273438 11.0615539550781-5.99288940429688 5.20730972290039-3.34243392944336 4.99163436889648-3.57312393188477 5.06615829467773-4.06330108642578 4.73947525024414-4.27391815185547 4.41276931762695-4.48458099365234 4.08604049682617-4.69528961181641 3.7592887878418-4.90604400634766 3.43251419067383-5.11684417724609 3.10571670532227-5.32769012451172 2.77889633178711-5.53858184814453 2.45205307006836-5.74951934814453 2.12518692016602-5.96050262451172 1.79829788208008-6.17153167724609 1.47138595581055-6.38260650634766 1.14445114135742-6.59372711181641 0.817493438720703-6.80489349365234 0.654022216796875-14.2434692382813-0.230159759521484-8.926025390625-0.690464019775391-8.537841796875-1.1507453918457-8.149658203125-1.61100387573242-7.761474609375-2.07123947143555-7.373291015625-2.53145217895508-6.985107421875-2.99164199829102-6.596923828125-3.45180892944336-6.208740234375-3.91195297241211-5.820556640625-4.37207412719727-5.432373046875-4.83217239379883-5.044189453125-5.2922477722168-4.656005859375-5.75230026245117-4.267822265625-6.21232986450195-3.879638671875-6.67233657836914-3.491455078125-7.13232040405273-3.103271484375-2.7333984375-1.08984375-2.9267578125-1.08984375-6.43359375-2.1796875 9.98284912109375-4.037841796875 9.33502197265625-4.508056640625 8.68682861328125-4.978271484375 8.03826904296875-5.448486328125 7.38934326171875-5.918701171875 6.74005126953125-6.388916015625 6.09039306640625-6.859130859375 5.44036865234375-7.329345703125 4.79586791992188-7.80026245117188 4.15701293945313-8.27175903320313 3.51797485351563-8.74307250976563 2.87875366210938-9.21420288085938 2.23934936523438-9.68515014648438 1.59976196289063-10.1559143066406 0.959991455078125-10.6264953613281 0.320037841796875-11.0968933105469-0.673797607421875-14.9992065429688-2.02127075195313-14.4231567382813-1.5158805847168-6.99544525146484-1.85268020629883-6.85129547119141-2.18945693969727-6.70709991455078-2.52621078491211-6.56285858154297-2.86294174194336-6.41857147216797-3.19964981079102-6.27423858642578-3.53633499145508-6.12985992431641-3.87299728393555-5.98543548583984-8.75588989257813-11.5374145507813-10.1022644042969-10.9591674804688-11.0705871582031-10.0027465820313-11.6611022949219-8.66864013671875-6.05205154418945-3.83414459228516-6.19974899291992-3.50075531005859-6.34746932983398-3.16741180419922-6.49521255493164-2.83411407470703-6.64297866821289-2.50086212158203-6.79076766967773-2.16765594482422-14.0249938964844-3.33587646484375-14.6164245605469-2.00360107421875z"/>
          <dr3d:rotate draw:style-name="gr11" draw:layer="layout" svg:viewBox="3625.0625 -6559 318.4375 499" svg:d="M3760.25-6559l-21.2864379882813 1.0225830078125-10.0978622436523 1.27397155761719-9.73435211181641 1.78254699707031-9.37088775634766 2.29121398925781-9.00746917724609 2.79997253417969-8.64409637451172 3.30882263183594-8.28076934814453 3.81776428222656-7.91748809814453 4.32679748535156-7.55425262451172 4.83592224121094-7.19106292724609 5.34513854980469-6.82791900634766 5.85444641113281-6.46482086181641 6.36384582519531-6.10176849365234 6.87333679199219-5.73876190185547 7.38291931152344-5.37580108642578 7.89259338378906-1.31253051757813 2.24044799804688-1.13693237304688 2.22122192382813-0.961517333984375 2.20181274414063-0.786285400390625 2.18222045898438-0.611236572265625 2.16244506835938-0.436370849609375 2.14248657226563-0.261688232421875 2.12234497070313-0.087188720703125 2.10202026367188 0.03753662109375 1.5018310546875 0.11260986328125 1.4761962890625 0.18768310546875 1.4505615234375 0.26275634765625 1.4249267578125 0.33782958984375 1.3992919921875 0.41290283203125 1.3736572265625 0.48797607421875 1.3480224609375 0.56304931640625 1.3223876953125 0.63812255859375 1.2967529296875 0.71319580078125 1.2711181640625 0.78826904296875 1.2454833984375 0.86334228515625 1.2198486328125 1.951904296875 2.36279296875 2.252197265625 2.26025390625 2.44631958007813 2.07125854492188 2.52267456054688 1.79568481445313 2.59921264648438 1.51992797851563 2.67593383789063 1.24398803710938 2.75283813476563 0.967864990234375 2.82992553710938 0.691558837890625 2.90719604492188 0.415069580078125 2.98464965820313 0.138397216796875 1.58312606811523-0.0532875061035156 1.57358169555664-0.159877777099609 1.56401443481445-0.266490936279297 1.55442428588867-0.373126983642578 1.5448112487793-0.479785919189453 1.53517532348633-0.586467742919922 1.52551651000977-0.693172454833984 1.51583480834961-0.799900054931641 1.50613021850586-0.906650543212891 1.49640274047852-1.01342391967773 2.96353149414063-2.34725952148438 2.92434692382813-2.77462768554688 2.88497924804688-3.20217895507813 7.71337890625-9.03271484375 6.70849609375-7.24853515625 2.97650146484375-2.95611572265625 2.72418212890625-2.51116943359375 2.47149658203125-2.06658935546875 2.21844482421875-1.62237548828125 5.26681518554688-3.197021484375 5.72219848632813-2.770751953125 6.17739868164063-2.344482421875 6.63241577148438-1.918212890625 7.08724975585938-1.491943359375 7.54190063476563-1.065673828125 7.99636840820313-0.639404296875 8.45065307617188-0.213134765625 13.1257629394531 0.640838623046875 6.3481559753418 0.801013946533203 6.20503616333008 1.12137985229492 6.06193923950195 1.44172286987305 5.91886520385742 1.76204299926758 5.77581405639648 2.08234024047852 5.63278579711914 2.40261459350586 5.48978042602539 2.72286605834961 5.34679794311523 3.04309463500977 5.20383834838867 3.36330032348633 5.0609016418457 3.6834831237793 4.91798782348633 4.00364303588867 4.77509689331055 4.32378005981445 9.12161254882813 9.60787963867188 7.921142578125 10.0275268554688 6.864990234375 10.5237426757813 5.808837890625 11.0195922851563 4.752685546875 11.5150756835938 3.696533203125 12.0101928710938 2.640380859375 12.5049438476563 1.584228515625 12.9993286132813 0.528076171875 13.4933471679688-0.232208251953125 11.0653991699219-0.696746826171875 10.5320129394531-1.16146850585938 9.99844360351563-1.62637329101563 9.46469116210938-2.09146118164063 8.93075561523438-2.55673217773438 8.39663696289063-3.02218627929688 7.86233520507813-3.48782348632813 7.32785034179688-2.48346328735352 4.3253173828125-2.64571762084961 4.0462646484375-2.8079948425293 3.7672119140625-2.97029495239258 3.4881591796875-3.13261795043945 3.2091064453125-3.29496383666992 2.9300537109375-3.45733261108398 2.6510009765625-3.61972427368164 2.3719482421875-3.78213882446289 2.0928955078125-3.94457626342773 1.8138427734375-4.10703659057617 1.5347900390625-4.2695198059082 1.2557373046875-4.43202590942383 0.9766845703125-4.59455490112305 0.6976318359375-4.75710678100586 0.4185791015625-4.91968154907227 0.1395263671875-8.10787963867188-0.141326904296875-7.72976684570313-0.423858642578125-7.35147094726563-0.706207275390625-6.97299194335938-0.988372802734375-6.59432983398438-1.27035522460938-6.21548461914063-1.55215454101563-5.83645629882813-1.83377075195313-5.45724487304688-2.11520385742188-4.19384765625-1.94818115234375-4.20263671875-2.27008056640625-4.21142578125-2.59161376953125-4.22021484375-2.91278076171875-4.22900390625-3.23358154296875-4.23779296875-3.55401611328125-4.24658203125-3.87408447265625-4.25537109375-4.19378662109375-33.796875-37.0625-3.41970825195313-3.27975463867188-3.43893432617188-2.84304809570313-3.45834350585938-2.40615844726563-3.47793579101563-1.96908569335938-1.74637222290039-0.820583343505859-1.75133895874023-0.711246490478516-1.75632858276367-0.601886749267578-1.7613410949707-0.492504119873047-1.76637649536133-0.383098602294922-1.77143478393555-0.273670196533203-1.77651596069336-0.164218902587891-1.78162002563477-0.0547447204589844-3.041748046875 0.138397216796875-2.926025390625 0.415069580078125-1.41961669921875 0.311229705810547-1.39068603515625 0.380329132080078-1.36175537109375 0.449405670166016-1.33282470703125 0.518459320068359-1.30389404296875 0.587490081787109-1.27496337890625 0.656497955322266-1.24603271484375 0.725482940673828-1.21710205078125 0.794445037841797-2.347412109375 1.79568481445313-2.231689453125 2.07125854492188-2.032470703125 2.27047729492188-1.761474609375 2.38162231445313-1.490478515625 2.49258422851563-0.64361572265625 1.28784561157227-0.57586669921875 1.31551742553711-0.50811767578125 1.34316635131836-0.44036865234375 1.37079238891602-0.677490234375 2.82437133789063-0.406494140625 2.93460083007813-0.135498046875 3.04464721679688 0.07763671875 2.22216796875 0.23291015625 3.56103515625 0.931640625 11.138671875 3.7265625 38.34375 7.896484375 81.021484375 1.975830078125 27.938720703125 0.658935546875 19.555419921875-0.084930419921875 2.75021362304688-0.254669189453125 2.81301879882813-0.424224853515625 2.87564086914063-0.593597412109375 2.93807983398438-0.762786865234375 3.00033569335938-0.931793212890625 3.06240844726563-1.10061645507813 3.12429809570313-1.26925659179688 3.18600463867188-2.369873046875 6.026611328125-0.931793212890625 2.69955444335938-0.762786865234375 2.49063110351563-0.593597412109375 2.28189086914063-0.424224853515625 2.07333374023438-0.254669189453125 1.86495971679688-0.084930419921875 1.65676879882813 0.127079010009766 2.293212890625 0.381252288818359 2.145263671875 0.635448455810547 1.997314453125 0.889667510986328 1.849365234375 1.1439094543457 1.701416015625 1.39817428588867 1.553466796875 1.65246200561523 1.405517578125 1.90677261352539 1.257568359375 2.16110610961914 1.109619140625 2.41546249389648 0.961669921875 2.66984176635742 0.813720703125 2.92424392700195 0.665771484375 3.17866897583008 0.517822265625 3.4331169128418 0.369873046875 7.62966918945313 0.2958984375 3.501220703125-0.0673828125 4.293701171875-0.2021484375 10.970703125-0.80859375 10.96875-0.80859375 4.2890625-0.2021484375 3.4921875-0.0673828125 53.953125 1.234375 53.953125 1.234375 25.421875-0.625 25.421875-0.609375 1.55859375 0.038116455078125 1.72265625 0.114471435546875 3.9375 0.458740234375 4.59375 0.766357421875 5.25 1.075439453125 5.2294921875 1.077880859375 4.5322265625 0.771728515625 3.8349609375 0.464111328125 1.656005859375 0.116241455078125 1.481689453125 0.038787841796875 2.97952270507813-0.141326904296875 2.89181518554688-0.423858642578125 1.4130744934082-0.317821502685547 1.39121627807617-0.388385772705078 1.36938095092773-0.458927154541016 1.34756851196289-0.529445648193359 2.62979125976563-1.27035522460938 2.54281616210938-1.55215454101563 2.45602416992188-1.83377075195313 2.36941528320313-2.11520385742188 2.18112182617188-2.2998046875 1.89089965820313-2.3876953125 1.60049438476563-2.4755859375 0.691287994384766-1.270751953125 0.618618011474609-1.292724609375 0.545925140380859-1.314697265625 0.473209381103516-1.336669921875 0.400470733642578-1.358642578125 0.327709197998047-1.380615234375 0.254924774169922-1.402587890625 0.182117462158203-1.424560546875 0.109287261962891-1.446533203125 0.0364341735839844-1.468505859375-0.287105560302734-4.22021865844727-0.861301422119141-3.94778060913086-1.43547439575195-3.67536544799805-2.00962448120117-3.40297317504883-2.5837516784668-3.1306037902832-3.15785598754883-2.85825729370117-3.73193740844727-2.58593368530273-4.30599594116211-2.31363296508789-4.88003158569336-2.04135513305664-5.45404434204102-1.76910018920898-6.02803421020508-1.49686813354492-6.60200119018555-1.22465896606445-14.9258117675781-1.63278198242188-17.2214050292969-0.544219970703125-24.1875 0.609375-17.671875 0.625-52.390625-0.921875-52.40625-1.5625-0.179412841796875-4.66403198242188-0.538116455078125-7.01931762695313-2.151611328125-21.103759765625-8.599609375-70.462890625 5.41882705688477 4.0982666015625 5.63930892944336 3.8338623046875 11.9401550292969 6.87451171875 12.8223571777344 5.81689453125 13.7047424316406 4.75927734375 14.5873107910156 3.70166015625 15.4700622558594 2.64404296875 16.3529968261719 1.58642578125 17.2361145019531 0.52880859375 8.39941787719727-0.208560943603516 8.14748764038086-0.625698089599609 7.89558029174805-1.0428581237793 7.64369583129883-1.46004104614258 7.3918342590332-1.87724685668945 7.13999557495117-2.29447555541992 6.88817977905273-2.71172714233398 6.63638687133789-3.12900161743164 6.38461685180664-3.54629898071289 6.13286972045898-3.96361923217773 5.88114547729492-4.38096237182617 5.62944412231445-4.7983283996582 5.37776565551758-5.21571731567383 5.1261100769043-5.63312911987305 4.87447738647461-6.05056381225586 4.62286758422852-6.46802139282227 7.12429809570313-11.72021484375 6.17379760742188-12.49658203125 5.22348022460938-13.27294921875 4.27334594726563-14.04931640625 3.32339477539063-14.82568359375 2.37362670898438-15.60205078125 1.42404174804688-16.37841796875 0.474639892578125-17.15478515625-0.765380859375-20.498291015625-2.296142578125-19.576904296875-3.826904296875-18.655517578125-5.357666015625-17.734130859375-6.888427734375-16.812744140625-8.419189453125-15.891357421875-9.949951171875-14.969970703125-11.480712890625-14.048583984375-6.48450088500977-6.84008407592773-6.73867416381836-6.39914321899414-6.99287033081055-5.95817947387695-7.24708938598633-5.51719284057617-7.5013313293457-5.0761833190918-7.75559616088867-4.63515090942383-8.00988388061523-4.19409561157227-8.26419448852539-3.75301742553711-8.51852798461914-3.31191635131836-8.77288436889648-2.87079238891602-9.02726364135742-2.42964553833008-9.28166580200195-1.98847579956055-19.3266296386719-2.65335083007813z"/>
          <dr3d:rotate draw:style-name="gr10" draw:layer="layout" svg:viewBox="4020.265625 -6553 290.53125 488" svg:d="M4162.578125-6553l-11.5516967773438 0.310577392578125-11.2525024414063 0.920135498046875-10.9529418945313 1.52987670898438-10.6530151367188 2.13980102539063-10.3527221679688 2.74990844726563-10.0520629882813 3.36019897460938-9.75103759765625 3.97067260742188-9.44964599609375 4.58132934570313-10.03857421875 5.95172119140625-9.18603515625 6.52337646484375-8.33349609375 7.09539794921875-7.48095703125 7.66778564453125-6.62841796875 8.24053955078125-5.77587890625 8.81365966796875-4.92333984375 9.38714599609375-4.07080078125 9.96099853515625-0.434295654296875 1.39010620117188-0.376983642578125 1.38113403320313-0.319488525390625 1.37197875976563-0.261810302734375 1.36264038085938-0.203948974609375 1.35311889648438-0.145904541015625 1.34341430664063-0.087677001953125 1.33352661132813-0.029266357421875 1.32345581054688 0.147918701171875 3.03958129882813 0.184864044189453 1.47040939331055 0.258769989013672 1.43751907348633 0.332653045654297 1.4046516418457 0.406513214111328 1.37180709838867 0.480350494384766 1.33898544311523 0.554164886474609 1.30618667602539 0.627956390380859 1.27341079711914 0.701725006103516 1.24065780639648 0.775470733642578 1.20792770385742 0.849193572998047 1.17522048950195 0.922893524169922 1.14253616333008 0.996570587158203 1.1098747253418 2.21408081054688 2.12185668945313 2.41262817382813 1.92843627929688 2.50363159179688 1.67190551757813 2.59481811523438 1.41519165039063 2.68618774414063 1.15829467773438 2.77774047851563 0.901214599609375 2.86947631835938 0.643951416015625 2.96139526367188 0.386505126953125 3.05349731445313 0.128875732421875 1.53661727905273-0.04486083984375 1.51022720336914-0.13458251953125 1.48381423950195-0.22430419921875 1.45737838745117-0.31402587890625 1.4309196472168-0.40374755859375 1.40443801879883-0.49346923828125 1.37793350219727-0.58319091796875 1.35140609741211-0.67291259765625 1.32485580444336-0.76263427734375 1.29828262329102-0.85235595703125 1.27168655395508-0.94207763671875 1.24506759643555-1.03179931640625 2.41018676757813-2.332763671875 2.30343627929688-2.691650390625 14.25-21.421875 2.91510009765625-3.68408203125 3.15570068359375-3.44677734375 3.39666748046875-3.20947265625 3.63800048828125-2.97216796875 3.87969970703125-2.73486328125 4.12176513671875-2.49755859375 4.36419677734375-2.26025390625 4.60699462890625-2.02294921875 4.84494018554688-1.77978515625 5.07766723632813-1.54248046875 5.31021118164063-1.30517578125 5.54257202148438-1.06787109375 5.77474975585938-0.83056640625 6.00674438476563-0.59326171875 6.23855590820313-0.35595703125 6.47018432617188-0.11865234375 8.31881713867188 0.329620361328125 8.05789184570313 0.988983154296875 7.79678344726563 1.64852905273438 7.53549194335938 2.30825805664063 7.27401733398438 2.96817016601563 7.01235961914063 3.62826538085938 6.75051879882813 4.28854370117188 6.48849487304688 4.94900512695313 6.32229614257813 5.73995971679688 2.84479904174805 2.9869270324707 2.63393020629883 3.06486129760742 2.4230842590332 3.14277267456055 2.21226119995117 3.22066116333008 2.00146102905273 3.29852676391602 1.79068374633789 3.37636947631836 1.57992935180664 3.45418930053711 1.36919784545898 3.53198623657227 1.15848922729492 3.60976028442383 0.947803497314453 3.6875114440918 0.737140655517578 3.76523971557617 0.526500701904297 3.84294509887695 0.315883636474609 3.92062759399414 0.105289459228516 3.99828720092773-0.537628173828125 11.4228515625-0.672069549560547 5.489501953125-0.940937042236328 5.341552734375-1.2098274230957 5.193603515625-1.47874069213867 5.045654296875-1.74767684936523 4.897705078125-2.01663589477539 4.749755859375-2.28561782836914 4.601806640625-2.55462265014648 4.453857421875-2.82365036010742 4.305908203125-3.09270095825195 4.157958984375-3.36177444458008 4.010009765625-3.6308708190918 3.862060546875-3.89999008178711 3.714111328125-4.16913223266602 3.566162109375-7.90426635742188 5.75616455078125-8.52517700195313 5.16326904296875-9.14590454101563 4.57073974609375-9.76644897460938 3.97857666015625-10.3868103027344 3.38677978515625-11.0069885253906 2.79534912109375-11.6269836425781 2.20428466796875-12.2467956542969 1.61358642578125-8.06912231445313 1.18505859375-3.6308708190918 0.8397216796875-3.36177444458008 1.0045166015625-3.09270095825195 1.1693115234375-2.82365036010742 1.3341064453125-2.55462265014648 1.4989013671875-2.28561782836914 1.6636962890625-2.01663589477539 1.8284912109375-1.74767684936523 1.9932861328125-1.47874069213867 2.1580810546875-1.2098274230957 2.3228759765625-0.940937042236328 2.4876708984375-0.672069549560547 2.6524658203125-0.403224945068359 2.8172607421875-0.134403228759766 2.9820556640625 0.105464935302734 2.25696182250977 0.316379547119141 2.18886947631836 0.527271270751953 2.12080001831055 0.738140106201172 2.05275344848633 0.948986053466797 1.9847297668457 1.15980911254883 1.91672897338867 1.37060928344727 1.84875106811523 1.58138656616211 1.78079605102539 1.79214096069336 1.71286392211914 2.00287246704102 1.64495468139648 2.21358108520508 1.57706832885742 2.42426681518555 1.50920486450195 2.63492965698242 1.44136428833008 2.8455696105957 1.3735466003418 6.32296752929688 2.54373168945313 74.09375 18.3125 5.184814453125 2.0244140625 4.855224609375 2.1943359375 4.525634765625 2.3642578125 4.196044921875 2.5341796875 3.866455078125 2.7041015625 3.536865234375 2.8740234375 3.207275390625 3.0439453125 2.877685546875 3.2138671875 2.54876708984375 3.38821411132813 2.22027587890625 3.56710815429688 1.89141845703125 3.74618530273438 1.56219482421875 3.92544555664063 1.23260498046875 4.10488891601563 0.90264892578125 4.28451538085938 0.57232666015625 4.46432495117188 0.24163818359375 4.64431762695313-0.010986328125 3.37481307983398-0.185302734375 3.29239273071289-0.359619140625 3.2099494934082-0.533935546875 3.12748336791992-0.708251953125 3.04499435424805-0.882568359375 2.96248245239258-1.056884765625 2.87994766235352-1.231201171875 2.79738998413086-1.405517578125 2.71480941772461-1.579833984375 2.63220596313477-1.754150390625 2.54957962036133-1.928466796875 2.4669303894043-2.102783203125 2.38425827026367-2.277099609375 2.30156326293945-2.451416015625 2.21884536743164-2.625732421875 2.13610458374023-2.89874267578125 2.10314559936523-3.04193115234375 1.96762466430664-3.18511962890625 1.83208084106445-3.32830810546875 1.69651412963867-7.086181640625 2.98623657226563-7.658935546875 2.44369506835938-8.231689453125 1.90097045898438-8.804443359375 1.35806274414063-9.377197265625 0.814971923828125-9.949951171875 0.271697998046875-5.24853515625-0.159698486328125-5.21044921875-0.479217529296875-5.17236328125-0.798919677734375-5.13427734375-1.11880493164063-5.09619140625-1.43887329101563-5.05810546875-1.75912475585938-5.02001953125-2.07955932617188-4.98193359375-2.40017700195313-35.046875-22.046875-2.49172973632813-1.527099609375-2.36593627929688-1.323486328125-2.24032592773438-1.119873046875-2.11489868164063-0.916259765625-1.98965454101563-0.712646484375-1.86459350585938-0.509033203125-0.885456085205078-0.17816162109375-0.854259490966797-0.12725830078125-0.823085784912109-0.07635498046875-0.791934967041016-0.02545166015625-3.04461669921875 0.14794921875-1.48099517822266 0.1849365234375-1.45339202880859 0.2589111328125-1.42574310302734 0.3328857421875-1.39804840087891 0.4068603515625-1.37030792236328 0.4808349609375-1.34252166748047 0.5548095703125-1.31468963623047 0.6287841796875-1.28681182861328 0.7027587890625-1.25888824462891 0.7767333984375-1.23091888427734 0.8507080078125-2.37774658203125 1.92333984375-2.26531982421875 2.21923828125-2.07058715820313 2.408203125-1.79391479492188 2.490234375-1.51742553710938 2.572265625-1.24111938476563 2.654296875-0.964996337890625 2.736328125-0.689056396484375 2.818359375-0.413299560546875 2.900390625-0.137725830078125 2.982421875 0.185302734375 3.05988311767578 0.555908203125 3.04491424560547 0.926513671875 3.02999114990234 1.297119140625 3.01511383056641 1.667724609375 3.00028228759766 2.038330078125 2.98549652099609 2.408935546875 2.97075653076172 2.779541015625 2.95606231689453 3.150146484375 2.94141387939453 3.520751953125 2.92681121826172 8.1533203125 5.80999755859375 9.6357421875 5.75213623046875 11.1181640625 5.69464111328125 10.0795593261719 4.72994995117188 9.62527465820313 4.09988403320313 9.17080688476563 3.46963500976563 8.71615600585938 2.83920288085938 8.26132202148438 2.20858764648438 7.80630493164063 1.57778930664063 7.35110473632813 0.946807861328125 6.89572143554688 0.315643310546875 16.2333679199219-0.460723876953125 15.3718566894531-1.38229370117188 14.5101623535156-2.30404663085938 13.6482849121094-3.22598266601563 12.7862243652344-4.14810180664063 11.9239807128906-5.07040405273438 11.0615539550781-5.99288940429688 5.20730972290039-3.34243392944336 4.99163436889648-3.57312393188477 5.06615829467773-4.06330108642578 4.73947525024414-4.27391815185547 4.41276931762695-4.48458099365234 4.08604049682617-4.69528961181641 3.7592887878418-4.90604400634766 3.43251419067383-5.11684417724609 3.10571670532227-5.32769012451172 2.77889633178711-5.53858184814453 2.45205307006836-5.74951934814453 2.12518692016602-5.96050262451172 1.79829788208008-6.17153167724609 1.47138595581055-6.38260650634766 1.14445114135742-6.59372711181641 0.817493438720703-6.80489349365234 0.654022216796875-14.2434692382813-0.230159759521484-8.926025390625-0.690464019775391-8.537841796875-1.1507453918457-8.149658203125-1.61100387573242-7.761474609375-2.07123947143555-7.373291015625-2.53145217895508-6.985107421875-2.99164199829102-6.596923828125-3.45180892944336-6.208740234375-3.91195297241211-5.820556640625-4.37207412719727-5.432373046875-4.83217239379883-5.044189453125-5.2922477722168-4.656005859375-5.75230026245117-4.267822265625-6.21232986450195-3.879638671875-6.67233657836914-3.491455078125-7.13232040405273-3.103271484375-2.7333984375-1.08984375-2.9267578125-1.08984375-6.43359375-2.1796875 9.98284912109375-4.037841796875 9.33502197265625-4.508056640625 8.68682861328125-4.978271484375 8.03826904296875-5.448486328125 7.38934326171875-5.918701171875 6.74005126953125-6.388916015625 6.09039306640625-6.859130859375 5.44036865234375-7.329345703125 4.79586791992188-7.80026245117188 4.15701293945313-8.27175903320313 3.51797485351563-8.74307250976563 2.87875366210938-9.21420288085938 2.23934936523438-9.68515014648438 1.59976196289063-10.1559143066406 0.959991455078125-10.6264953613281 0.320037841796875-11.0968933105469-0.673797607421875-14.9992065429688-2.02127075195313-14.4231567382813-1.5158805847168-6.99544525146484-1.85268020629883-6.85129547119141-2.18945693969727-6.70709991455078-2.52621078491211-6.56285858154297-2.86294174194336-6.41857147216797-3.19964981079102-6.27423858642578-3.53633499145508-6.12985992431641-3.87299728393555-5.98543548583984-8.75588989257813-11.5374145507813-10.1022644042969-10.9591674804688-11.0705871582031-10.0027465820313-11.6611022949219-8.66864013671875-6.05205154418945-3.83414459228516-6.19974899291992-3.50075531005859-6.34746932983398-3.16741180419922-6.49521255493164-2.83411407470703-6.64297866821289-2.50086212158203-6.79076766967773-2.16765594482422-14.0249938964844-3.33587646484375-14.6164245605469-2.00360107421875z"/>
          <dr3d:rotate draw:style-name="gr12" draw:layer="layout" svg:viewBox="4403.453125 -6561 273.46875 360.90625" svg:d="M4645.90625-6561l-3.24040985107422 0.116641998291016-3.05908966064453 0.344081878662109-2.87772369384766 0.571544647216797-2.69631195068359 0.799030303955078-2.51485443115234 1.02653884887695-2.33335113525391 1.25407028198242-2.15180206298828 1.48162460327148-1.97020721435547 1.70920181274414-1.78856658935547 1.93680191040039-1.60688018798828 2.16442489624023-1.42514801025391 2.39207077026367-1.24337005615234 2.6197395324707-1.06154632568359 2.84743118286133-0.879676818847656 3.07514572143555-0.697761535644531 3.30288314819336-0.515800476074219 3.53064346313477-8.6875 67.9375-1.898193359375 17.859619140625-1.357666015625 17.275146484375-0.815673828125 16.692138671875-0.272216796875 16.110595703125 1.078125 29.46875 1.09375 29.46875-0.387451171875 15.7052917480469-1.162353515625 13.6118469238281-1.937255859375 11.5182189941406-1.25921630859375 4.97394180297852-1.45294189453125 4.45046615600586-1.64666748046875 3.92696762084961-1.84039306640625 3.40344619750977-2.03411865234375 2.87990188598633-2.22784423828125 2.3563346862793-1.18656921386719 0.981822490692139-1.23500061035156 0.850922107696533-1.28343200683594 0.720018863677979-1.33186340332031 0.589112758636475-1.38029479980469 0.458203792572022-1.42872619628906 0.327291965484619-1.47715759277344 0.196377277374268-1.52558898925781 0.0654597282409668-4.32970809936523-0.16131591796875-4.30551528930664-0.48394775390625-4.28129959106445-0.80657958984375-4.25706100463867-1.12921142578125-4.2327995300293-1.45184326171875-4.20851516723633-1.77447509765625-4.18420791625977-2.09710693359375-4.15987777709961-2.41973876953125-4.13552474975586-2.74237060546875-4.11114883422852-3.06500244140625-8.14907836914063-7.097900390625-8.05130004882813-8.388427734375-7.95333862304688-9.678955078125-6.93743896484375-9.697265625-6.55035400390625-10.318359375-6.16290283203125-10.939453125-5.77508544921875-11.560546875-5.38690185546875-12.181640625-4.99835205078125-12.802734375-4.60943603515625-13.423828125-4.22015380859375-14.044921875-0.41064453125-6.44287109375-0.60107421875-7.21337890625-1.78515625-16.75-0.811279296875-7.70849609375-0.581298828125-7.58837890625-0.349853515625-7.47119140625-0.116943359375-7.35693359375 0.116943359375-5.2353515625 0.349853515625-6.4013671875 1.392578125-16.30078125 1.392578125-16.287109375 0.349853515625-6.399658203125 0.116943359375-5.235107421875-0.13330078125-3.40365600585938-0.39990234375-3.23867797851563-0.66650390625-3.07424926757813-0.93310546875-2.91036987304688-0.5665283203125-1.39390182495117-0.6331787109375-1.3531379699707-0.6998291015625-1.31244277954102-0.7664794921875-1.27181625366211-0.8331298828125-1.23125839233398-0.8997802734375-1.19076919555664-0.9664306640625-1.15034866333008-1.0330810546875-1.1099967956543-2.20306396484375-2.03317260742188-1.15854644775391-0.915454864501953-1.19649505615234-0.848003387451172-1.23439788818359-0.780529022216797-1.27225494384766-0.713031768798828-1.31006622314453-0.645511627197266-1.34783172607422-0.577968597412109-1.38555145263672-0.510402679443359-1.42322540283203-0.442813873291016-2.95928955078125-0.682769775390625-3.10943603515625-0.412139892578125-3.25921630859375-0.141326904296875-3.32809448242188 0.141326904296875-3.16384887695313 0.412139892578125-2.99942016601563 0.682769775390625-1.43799209594727 0.442813873291016-1.39681625366211 0.510402679443359-1.35561752319336 0.577968597412109-1.31439590454102 0.645511627197266-1.27315139770508 0.713031768798828-1.23188400268555 0.780529022216797-1.19059371948242 0.848003387451172-1.1492805480957 0.915454864501953-1.10794448852539 0.982883453369141-1.06658554077148 1.05028915405273-1.01312637329102 1.11000061035156-0.947597503662109 1.15037536621094-0.882091522216797 1.19084167480469-0.816608428955078 1.23139953613281-0.751148223876953 1.27204895019531-0.685710906982422 1.31278991699219-0.620296478271484 1.35362243652344-0.554904937744141 1.39454650878906-0.913726806640625 2.9122314453125-0.652435302734375 3.0770263671875-0.391326904296875 3.2425537109375-0.130401611328125 3.4088134765625-0.1259765625 5.2353515625-0.3779296875 6.4013671875-1.51171875 16.30078125-1.51171875 16.30078125-0.3779296875 6.4013671875-0.1259765625 5.2353515625 0.281005859375 17.537109375 0.842041015625 20.619140625 3.361328125 50.484375 3.375 50.482421875 0.84375 20.614501953125 0.28125 17.528076171875-1.09375 29.484375-1.078125 29.5 0.137725830078125 3.25924682617188 0.413299560546875 3.10964965820313 0.689056396484375 2.95986938476563 0.447994232177734 1.42370986938477 0.517002105712891 1.38619613647461 0.586032867431641 1.34865951538086 0.655086517333984 1.31110000610352 0.724163055419922 1.27351760864258 0.793262481689453 1.23591232299805 0.862384796142578 1.19828414916992 0.931529998779297 1.1606330871582 1.00069808959961 1.12295913696289 1.06988906860352 1.08526229858398 2.27487182617188 2.00466918945313 2.40652465820313 1.73678588867188 1.2525749206543 0.767993927001953 1.28541946411133 0.701091766357422 1.31824111938477 0.634212493896484 1.35103988647461 0.567356109619141 2.80038452148438 0.934234619140625 2.93130493164063 0.667083740234375 3.06204223632813 0.400115966796875 3.19259643554688 0.133331298828125 3.46490478515625-0.157833099365234 3.26385498046875-0.473484039306641 3.06280517578125-0.789112091064453 2.86175537109375-1.10471725463867 2.66070556640625-1.4202995300293 2.45965576171875-1.73585891723633 2.25860595703125-2.05139541625977 2.05755615234375-2.36690902709961 1.85650634765625-2.68239974975586 1.65545654296875-2.99786758422852 1.45440673828125-3.31331253051758 1.25335693359375-3.62873458862305 1.05230712890625-3.94413375854492 0.85125732421875-4.2595100402832 1.099365234375-9.46505737304688 0.921875-36.34375 13.0686340332031 16.2978820800781 13.1552429199219 14.1242370605469 13.2420349121094 11.9507751464844 6.65362167358398 5.16039657592773 6.67538833618164 4.61709976196289 6.69717788696289 4.07382583618164 6.71899032592773 3.53057479858398 6.74082565307617 2.98734664916992 6.7626838684082 2.44414138793945 6.78456497192383 1.90095901489258 6.80646896362305 1.3577995300293 6.82839584350586 0.814662933349609 6.85034561157227 0.271549224853516 6.0845947265625-0.170841217041016 5.8494873046875-0.512538909912109 5.6143798828125-0.854259490966797 5.3792724609375-1.19600296020508 5.1441650390625-1.53776931762695 4.9090576171875-1.87955856323242 4.6739501953125-2.22137069702148 4.4388427734375-2.56320571899414 4.2037353515625-2.90506362915039 3.9686279296875-3.24694442749023 3.7335205078125-3.58884811401367 3.4984130859375-3.9307746887207 3.2633056640625-4.27272415161133 3.0281982421875-4.61469650268555 2.7930908203125-4.95669174194336 2.5579833984375-5.29870986938477 3.14434814453125-7.7255859375 2.76531982421875-8.5986328125 2.38665771484375-9.4716796875 2.00836181640625-10.3447265625 1.63043212890625-11.2177734375 1.25286865234375-12.0908203125 0.87567138671875-12.9638671875 0.49884033203125-13.8369140625v-31.328125l-0.296875-28.859375 0.416015625-13.81689453125 1.248046875-15.69482421875 2.080078125-17.57568359375 2.912109375-19.45947265625 2.921142578125-19.441650390625 2.084716796875-17.521240234375 1.249755859375-15.602294921875 0.416259765625-13.684814453125-0.138397216796875-3.33035278320313-0.415069580078125-3.17086791992188-0.691558837890625-3.01156616210938-0.449405670166016-1.44610214233398-0.518459320068359-1.40634536743164-0.587490081787109-1.36661148071289-0.656497955322266-1.32690048217773-0.725482940673828-1.28721237182617-0.794445037841797-1.2475471496582-0.863384246826172-1.20790481567383-0.932300567626953-1.16828536987305-1.00119400024414-1.12868881225586-1.07006454467773-1.08911514282227-2.279296875-1.994384765625-2.419921875-1.729248046875-1.2626953125-0.76519775390625-1.2978515625-0.69891357421875-1.3330078125-0.63262939453125-1.3681640625-0.56634521484375-2.841796875-0.933837890625-2.982421875-0.668701171875-3.123046875-0.403564453125z"/>
          <dr3d:rotate draw:style-name="gr5" draw:layer="layout" svg:viewBox="4719.15625 -6559 260.75 453.5625" svg:d="M4949.53125-6274.03125h-15.359375-15.34375l-2.21774291992188-0.06298828125-3.09060668945313-0.18896484375-8.799072265625-0.755859375-28.064453125-3.0234375 5.90625-183.453125 0.296875-13.65625 0.3125-15.828125-0.236602783203125-15.9353637695313-1.33102416992188-13.8102416992188-1.07597732543945-6.10831451416016-1.34965133666992-5.57717132568359-1.62334823608398-5.04607391357422-1.89706802368164-4.51502227783203-2.17081069946289-3.98401641845703-2.44457626342773-3.45305633544922-2.71836471557617-2.92214202880859-2.9921760559082-2.39127349853516-3.26601028442383-1.86045074462891-3.53986740112305-1.32967376708984-3.81374740600586-0.798942565917969-4.08765029907227-0.268257141113281-3.049072265625 0.131805419921875-2.947998046875 0.383575439453125-2.846923828125 0.635162353515625-2.745849609375 0.886566162109375-2.644775390625 1.13778686523438-2.543701171875 1.38882446289063-2.442626953125 1.63967895507813-2.341552734375 1.89035034179688-2.142333984375 2.08828735351563-0.96405029296875 1.09002304077148-0.89263916015625 1.12076187133789-0.82122802734375 1.15161514282227-0.74981689453125 1.18258285522461-0.67840576171875 1.21366500854492-0.60699462890625 1.2448616027832-0.53558349609375 1.27617263793945-0.46417236328125 1.30759811401367-0.39276123046875 1.33913803100586-0.32135009765625 1.37079238891602-0.24993896484375 1.40256118774414-0.17852783203125 1.43444442749023-0.142822265625 2.96499633789063 0.921875 35.421875 0.9375 35.4375-6.203125 181.484375-12.78466796875 0.275146484375-15.73486328125 0.824462890625-40.30859375 3.291015625-3.34057235717773 0.563240051269531-3.12521743774414 0.746391296386719-2.90983963012695 0.929588317871094-2.69443893432617 1.11283111572266-2.4790153503418 1.29611968994141-2.26356887817383 1.47945404052734-2.04809951782227 1.66283416748047-1.83260726928711 1.84626007080078-1.61709213256836 2.02973175048828-1.40155410766602 2.21324920654297-1.18599319458008 2.39681243896484-0.970409393310547 2.58042144775391-0.754802703857422 2.76407623291016-0.539173126220703 2.94777679443359-0.323520660400391 3.13152313232422-0.107845306396484 3.31531524658203 0.130401611328125 3.3720703125 0.391326904296875 3.2255859375 0.652435302734375 3.0791015625 0.913726806640625 2.9326171875 1.17520141601563 2.7861328125 1.43685913085938 2.6396484375 1.69869995117188 2.4931640625 1.96072387695313 2.3466796875 2.16500854492188 2.13134765625 1.13737869262695 0.9591064453125 1.17393112182617 0.8880615234375 1.2104606628418 0.8170166015625 1.24696731567383 0.7459716796875 1.28345108032227 0.6749267578125 1.31991195678711 0.6038818359375 1.35634994506836 0.5328369140625 1.39276504516602 0.4617919921875 1.42915725708008 0.3907470703125 1.46552658081055 0.3197021484375 3.04006958007813 0.42626953125 3.18527221679688 0.14208984375 65.109375-5.28125-1.40625 42.375-1.390625 38.359375 0.140594482421875 3.1875 0.421661376953125 3.046875 0.316173553466797 1.470703125 0.386371612548828 1.435546875 0.456546783447266 1.400390625 0.526699066162109 1.365234375 0.596828460693359 1.330078125 0.666934967041016 1.294921875 0.737018585205078 1.259765625 0.807079315185547 1.224609375 0.877117156982422 1.189453125 0.947132110595703 1.154296875 2.10421752929688 2.203125 2.31298828125 2.00466918945313 2.43896484375 1.73678588867188 2.56494140625 1.46908569335938 2.69091796875 1.20156860351563 2.81689453125 0.934234619140625 2.94287109375 0.667083740234375 3.06884765625 0.400115966796875 3.19482421875 0.133331298828125 3.39825820922852-0.178340911865234 3.21627426147461-0.535007476806641 3.0343132019043-0.891651153564453 2.85237503051758-1.24827194213867 2.67045974731445-1.6048698425293 2.48856735229492-1.96144485473633 2.30669784545898-2.31799697875977 2.12485122680664-2.67452621459961 1.94302749633789-3.03103256225586 1.76122665405273-3.38751602172852 1.57944869995117-3.74397659301758 1.3976936340332-4.10041427612305 1.21596145629883-4.45682907104492 1.03425216674805-4.8132209777832 1.52346801757813-10.6955261230469 0.41015625-6.04150390625 0.29296875-6.61865234375 0.234375-14.98046875-0.625-18-0.3125-19.25 30.236328125 3.7265625 8.951904296875 0.931640625 2.93502807617188 0.23291015625 1.90798950195313 0.07763671875 14.730224609375-0.193115234375 11.939697265625-0.578369140625 4.92294311523438-0.433197021484375 4.22476196289063-0.528961181640625 3.52639770507813-0.624542236328125 2.82785034179688-0.719940185546875 2.29028701782227-0.832576751708984 2.14236068725586-0.962558746337891 1.99445724487305-1.0925178527832 1.84657669067383-1.22245407104492 1.6987190246582-1.35236740112305 1.55088424682617-1.48225784301758 1.40307235717773-1.61212539672852 1.25528335571289-1.74197006225586 1.10751724243164-1.87179183959961 0.959774017333984-2.00159072875977 0.812053680419922-2.13136672973633 0.664356231689453-2.2611198425293 0.516681671142578-2.39085006713867 0.369029998779297-2.52055740356445 0.221401214599609-2.65024185180664 0.0737953186035156-2.77990341186523-0.13330078125-3.30685424804688-0.39990234375-3.15872192382813-0.66650390625-3.01040649414063-0.93310546875-2.86190795898438-0.5665283203125-1.37520980834961-0.6331787109375-1.33801651000977-0.6998291015625-1.30080032348633-0.7664794921875-1.2635612487793-0.8331298828125-1.22629928588867-0.8997802734375-1.18901443481445-1.99951171875-2.26608276367188-2.202392578125-2.04928588867188-1.15777587890625-0.922412872314453-1.19549560546875-0.854228973388672-1.23321533203125-0.786022186279297-1.27093505859375-0.717792510986328-1.30865478515625-0.649539947509766-1.34637451171875-0.581264495849609-1.38409423828125-0.512966156005859-1.42181396484375-0.444644927978516-2.956787109375-0.684234619140625-3.107666015625-0.410675048828125z"/>
          <dr3d:rotate draw:style-name="gr4" draw:layer="layout" svg:viewBox="5015.8125 -6559.5 298.28125 344.4375" svg:d="M5285.25-6559.5l-0.773063659667969 0.0558433532714844-0.848457336425781 0.161655426025391-0.923805236816406 0.267444610595703-0.999107360839844 0.373210906982422-1.07436370849609 0.478954315185547-1.14957427978516 0.584674835205078-2.52459716796875 1.48641967773438-2.82489013671875 1.90902709960938-3.12481689453125 2.33145141601563-7.14794921875 5.929443359375-6.52734375 6.14599609375-5.63671875 5.80322265625-4.74609375 5.45751953125-2.0390625 2.59820556640625-1.81640625 2.51068115234375-14.4375-7.574462890625-13.546875-6.579833984375-12.65625-5.592529296875-11.765625-4.612548828125-10.8544921875-3.591552734375-5.077880859375-1.41299438476563-4.844970703125-1.15756225585938-4.612060546875-0.901947021484375-4.379150390625-0.646148681640625-4.146240234375-0.390167236328125-3.913330078125-0.134002685546875-17.5202331542969 0.645965576171875-16.2910461425781 1.92605590820313-15.0616760253906 3.20596313476563-7.06976699829102 2.08288955688477-6.76235580444336 2.40279769897461-6.45492172241211 2.72268295288086-6.14746475219727 3.04254531860352-5.83998489379883 3.36238479614258-5.5324821472168 3.68220138549805-5.22495651245117 4.00199508666992-4.91740798950195 4.3217658996582-4.60983657836914 4.64151382446289-4.30224227905273 4.96123886108398-3.791748046875 4.97076416015625-3.547119140625 5.29119873046875-3.302490234375 5.61163330078125-3.057861328125 5.93206787109375-5.3818359375 12.825439453125-4.4033203125 14.107177734375-3.4248046875 15.388916015625-2.4462890625 16.670654296875-1.4677734375 17.952392578125-0.4892578125 19.234130859375 0.806427001953125 18.4453430175781 2.41940307617188 17.7658386230469 4.03256225585938 17.0865173339844 2.62127304077148 8.28857040405273 3.02463150024414 8.11880874633789 3.42801284790039 7.94906997680664 3.83141708374023 7.77935409545898 8.87313842773438 15.0496520996094 10.4870300292969 14.3710632324219 12.1011047363281 13.6926574707031 13.2202453613281 12.5185852050781 13.8444519042969 10.8488464355469 7.1563606262207 4.7983283996582 7.31248092651367 4.38096237182617 7.46862411499023 3.96361923217773 7.62479019165039 3.54629898071289 7.78097915649414 3.12900161743164 7.93719100952148 2.71172714233398 8.09342575073242 2.29447555541992 8.24968338012695 1.87724685668945 8.40596389770508 1.46004104614258 8.5622673034668 1.0428581237793 17.5935363769531 0.834259033203125 6.84527587890625-0.21826171875 7.04779052734375-0.65478515625 7.25067138671875-1.09130859375 7.45391845703125-1.52783203125 7.65753173828125-1.96435546875 7.86151123046875-2.40087890625 8.06585693359375-2.83740234375 8.27056884765625-3.27392578125 9.88253784179688-4.45901489257813 8.56546020507813-4.68185424804688 3.78876876831055-2.4245491027832 3.45943069458008-2.48032760620117 3.13006973266602-2.53612899780273 2.80068588256836-2.59195327758789 2.47127914428711-2.64780044555664 2.14184951782227-2.70367050170898 1.81239700317383-2.75956344604492 1.4829216003418-2.81547927856445 1.15342330932617-2.87141799926758 0.823902130126953-2.9273796081543 0.494358062744141-2.98336410522461 0.164791107177734-3.03937149047852-0.096710205078125-2.063232421875-0.290252685546875-2.006103515625-0.483978271484375-1.948974609375-0.677886962890625-1.891845703125-0.871978759765625-1.834716796875-1.06625366210938-1.777587890625-1.26071166992188-1.720458984375-1.45535278320313-1.663330078125-0.751495361328125-3.19046020507813-0.707733154296875-3.66525268554688-1.284912109375-8.755615234375-1.112060546875-10.656982421875-0.940673828125-12.559814453125-2.015625-69.234375 0.214111328125-18.24365234375 0.947998046875-16.22509765625 0.749664306640625-7.35650634765625 0.933685302734375-6.85296630859375 1.11788940429688-6.34979248046875 1.30227661132813-5.84698486328125 0.98663330078125-3.843017578125 1.40155029296875-4.697021484375 4.04931640625-11.9560546875 13.09375-34.16015625 7.140625-16.453125 1.859375-5.265625-0.135528564453125-3.00433349609375-0.406707763671875-2.87213134765625-0.305103302001953-1.38637542724609-0.372966766357422-1.35318756103516-0.440853118896484-1.31995391845703-0.508762359619141-1.28667449951172-0.576694488525391-1.25334930419922-0.644649505615234-1.21997833251953-0.712627410888672-1.18656158447266-0.780628204345703-1.15309906005859-0.848651885986328-1.11959075927734-0.916698455810547-1.08603668212891-2.03762817382813-2.07122802734375-2.217041015625-1.87353515625-2.303466796875-1.62451171875-2.389892578125-1.37548828125-2.476318359375-1.12646484375-2.562744140625-0.87744140625-2.649169921875-0.62841796875-2.735595703125-0.37939453125zM5220.765625-6343.90625l0.105712890625 6.81689453125 0.318115234375 7.11279296875 0.531982421875 7.40576171875 0.747314453125 7.69580078125 0.9609375 7.96826171875 1.171875 8.22314453125 2.9765625 17.19921875-5.5283203125 2.75048828125-5.1240234375 2.36669921875-4.7197265625 1.97998046875-4.3154296875 1.59033203125-3.908203125 1.221435546875-1.80029296875 0.480621337890625-1.69775390625 0.393646240234375-1.59521484375 0.306488037109375-1.49267578125 0.219146728515625-1.39013671875 0.131622314453125-1.28759765625 0.043914794921875-5.95716094970703-0.153446197509766-5.85393524169922-0.460353851318359-5.75075531005859-0.767284393310547-5.64762115478516-1.07423782348633-5.54453277587891-1.3812141418457-5.44149017333984-1.68821334838867-5.33849334716797-1.99523544311523-5.23554229736328-2.30228042602539-5.13263702392578-2.60934829711914-5.02977752685547-2.91643905639648-4.92696380615234-3.22355270385742-4.82419586181641-3.53068923950195-9.34027099609375-7.98287963867188-8.92974853515625-9.21170043945313-8.173828125-10.007080078125-7.083984375-10.380615234375-5.994140625-10.754150390625-4.904296875-11.127685546875-3.814453125-11.501220703125-2.724609375-11.874755859375-1.634765625-12.248291015625-0.544921875-12.621826171875 0.281219482421875-12.334716796875 0.843536376953125-11.539306640625 1.40567016601563-10.743896484375 1.96762084960938-9.948486328125 2.52938842773438-9.153076171875 3.09097290039063-8.357666015625 1.75602340698242-3.88055419921875 1.8963508605957-3.68170166015625 2.03665542602539-3.48284912109375 2.17693710327148-3.28399658203125 2.3173828125-3.08221435546875 2.4580078125-2.88336181640625 2.5986328125-2.68450927734375 2.7392578125-2.48565673828125 2.8798828125-2.28680419921875 3.0205078125-2.08795166015625 3.1611328125-1.88909912109375 3.3017578125-1.69024658203125 3.4423828125-1.49139404296875 3.5830078125-1.29254150390625 3.7236328125-1.09368896484375 3.8642578125-0.89483642578125 4.0048828125-0.69598388671875 4.1455078125-0.49713134765625 8.712890625-0.397705078125 7.30081176757813 0.169891357421875 7.01974487304688 0.509552001953125 6.73886108398438 0.849029541015625 6.45816040039063 1.18832397460938 6.17764282226563 1.52743530273438 5.89730834960938 1.86636352539063 5.61715698242188 2.20510864257813 5.33718872070313 2.54367065429688 2.9296875 1.66110229492188 3.2109375 2.03005981445313 7.265625 5.166259765625 8.390625 6.639892578125 9.515625 8.112060546875-4.338623046875 38.572509765625-3.100830078125 33.406005859375-1.861572265625 28.240966796875z"/>
          <dr3d:rotate draw:style-name="gr13" draw:layer="layout" svg:viewBox="5361.96875 -6541.5 417.640625 472.5" svg:d="M5748.296875-6147l-13.0224609375 0.2138671875-16.1220703125 0.6416015625-41.54296875 2.56640625-40.935546875 2.35546875-16.279052734375 0.5888671875-13.488525390625 0.1962890625h-22l8.359375-138.953125 5.119140625-79.642578125 1.281494140625-32.319091796875 0.427490234375-27.319580078125 0.135009765625-6.125732421875 0.406005859375-7.524658203125 1.630859375-19.240234375 1.630859375-19.298828125 0.406005859375-7.615478515625 0.135009765625-6.257568359375-0.106903076171875-5.18118286132813-0.320587158203125-4.99679565429688-0.534088134765625-4.81259155273438-0.747406005859375-4.62857055664063-0.960540771484375-4.44473266601563-1.17349243164063-4.26107788085938-1.38626098632813-4.07760620117188-1.59884643554688-3.89431762695313-1.12152481079102-2.47760772705078-1.19662094116211-2.31761932373047-1.2717399597168-2.15767669677734-1.34688186645508-1.99777984619141-1.42204666137695-1.83792877197266-1.49723434448242-1.67812347412109-1.57244491577148-1.51836395263672-1.64767837524414-1.35865020751953-1.72293472290039-1.19898223876953-1.79821395874023-1.03936004638672-1.87351608276367-0.879783630371094-1.9488410949707-0.720252990722656-2.02418899536133-0.560768127441406-2.09955978393555-0.401329040527344-2.17495346069336-0.241935729980469-2.25037002563477-0.0825881958007813-3.06146240234375 0.1400146484375-2.98492431640625 0.4088134765625-2.90802001953125 0.6783447265625-2.83074951171875 0.9486083984375-2.75311279296875 1.2196044921875-2.67510986328125 1.4913330078125-2.59674072265625 1.7637939453125-2.51800537109375 2.0369873046875-1.20061874389648 1.10614776611328-1.12332534790039 1.14464569091797-1.0460090637207 1.18318939208984-0.968669891357422 1.22177886962891-0.891307830810547 1.26041412353516-0.813922882080078 1.29909515380859-0.736515045166016 1.33782196044922-0.659084320068359 1.37659454345703-0.581630706787109 1.41541290283203-0.504154205322266 1.45427703857422-0.426654815673828 1.49318695068359-0.349132537841797 1.53214263916016-0.271587371826172 1.57114410400391-0.194019317626953 1.61019134521484-0.155242919921875 3.33770751953125 0.024169921875 1.23269653320313 0.072509765625 1.37789916992188 0.2900390625 3.192138671875 0.4833984375 3.775146484375 0.6767578125 4.359619140625 0.6767578125 4.35986328125 0.4833984375 3.77685546875 0.2900390625 3.19677734375 0.072509765625 1.38177490234375 0.024169921875 1.23785400390625-0.1259765625 8.542724609375-0.3779296875 10.439697265625-1.51171875 26.564453125-1.51171875 26.658203125-0.3779296875 10.539306640625-0.1259765625 8.677490234375-0.4453125 24.40478515625-1.3359375 28.89599609375-5.34375 71.27734375-5.810546875 74.529296875-1.688720703125 28.085205078125-0.875732421875 21.963623046875h-28.21875l-32.127197265625 0.612548828125-28.484130859375 1.838623046875-12.8763732910156 1.37954711914063-11.9661560058594 1.68661499023438-11.0561218261719 1.99386596679688-10.1462707519531 2.30130004882813-3.03973007202148 0.87396240234375-2.84378433227539 1.01055908203125-2.6478157043457 1.14715576171875-2.45182418823242 1.28375244140625-2.25580978393555 1.42034912109375-2.05977249145508 1.55694580078125-1.86371231079102 1.69354248046875-1.66762924194336 1.83013916015625-1.47152328491211 1.96673583984375-1.27539443969727 2.10333251953125-1.07924270629883 2.23992919921875-0.883068084716797 2.37652587890625-0.686870574951172 2.51312255859375-0.490650177001953 2.64971923828125-0.294406890869141 2.78631591796875-0.0981407165527344 2.92291259765625 0.1259765625 3.09814453125 0.3779296875 3.00146484375 0.6298828125 2.90478515625 0.8818359375 2.80810546875 1.1337890625 2.71142578125 1.3857421875 2.61474609375 1.6376953125 2.51806640625 1.8896484375 2.42138671875 1.18359756469727 1.29986572265625 1.22463607788086 1.21600341796875 1.26569747924805 1.13214111328125 1.30678176879883 1.04827880859375 1.3478889465332 0.96441650390625 1.38901901245117 0.88055419921875 1.43017196655273 0.79669189453125 1.47134780883789 0.71282958984375 1.51254653930664 0.62896728515625 1.55376815795898 0.54510498046875 1.59501266479492 0.46124267578125 1.63628005981445 0.37738037109375 1.67757034301758 0.29351806640625 1.7188835144043 0.20965576171875 3.56179809570313 0.167724609375 3.14871215820313-0.077667236328125 4.02047729492188-0.233123779296875 10.656982421875-0.933349609375 31.783203125-3.740234375 14.765869140625-1.640625 13.290771484375-1.171875 11.817138671875-0.703125 10.344970703125-0.234375h56.4375 56.4375l13.383056640625-0.17578125 16.267333984375-0.52734375 41.193359375-2.109375 41.193359375-2.109375 16.267333984375-0.52734375 13.383056640625-0.17578125 3.265869140625-0.143524169921875 3.129638671875-0.430450439453125 1.51373291015625-0.322765350341797 1.47967529296875-0.394428253173828 1.44561767578125-0.466068267822266 1.41156005859375-0.537685394287109 1.37750244140625-0.609279632568359 1.34344482421875-0.680850982666016 1.30938720703125-0.752399444580078 1.27532958984375-0.823925018310547 1.24127197265625-0.895427703857422 1.20721435546875-0.966907501220703 2.312255859375-2.14816284179688 2.109375-2.36065673828125 1.828125-2.50018310546875 0.80859375-1.30252838134766 0.73828125-1.33754730224609 0.66796875-1.37261199951172 0.59765625-1.40772247314453 0.52734375-1.44287872314453 0.45703125-1.47808074951172 0.703125-3.06195068359375 0.421875-3.20330810546875 0.140625-3.34503173828125-0.140625-3.268798828125-0.421875-3.138427734375-0.703125-3.008056640625-0.45703125-1.45513916015625-0.52734375-1.42254638671875-0.59765625-1.38995361328125-0.66796875-1.35736083984375-0.73828125-1.32476806640625-0.80859375-1.29217529296875-1.828125-2.486572265625-2.109375-2.356201171875-2.312255859375-2.14749145507813-1.20721435546875-0.966136932373047-1.24127197265625-0.894428253173828-1.27532958984375-0.822742462158203-1.30938720703125-0.751079559326172-1.34344482421875-0.679439544677734-1.37750244140625-0.607822418212891-1.41156005859375-0.536228179931641-1.44561767578125-0.464656829833984-1.47967529296875-0.393108367919922-1.51373291015625-0.321582794189453-3.129638671875-0.428680419921875z"/>
          <dr3d:rotate draw:style-name="gr14" draw:layer="layout" svg:viewBox="5806.984375 -6539 199.375 484.5" svg:d="M5976.28125-6539h-61.703125-61.390625l-10.037353515625 0.173095703125-8.409912109375 0.520263671875-3.59512329101563 0.390777587890625-3.18881225585938 0.478118896484375-2.78268432617188 0.565643310546875-2.37673950195313 0.653350830078125-1.91565322875977 0.742500305175781-1.79189682006836 0.838859558105469-1.66816329956055 0.935264587402344-1.54445266723633 1.03171539306641-1.4207649230957 1.12821197509766-1.29710006713867 1.22475433349609-1.17345809936523 1.32134246826172-1.04983901977539 1.41797637939453-0.926242828369141 1.51465606689453-0.802669525146484 1.61138153076172-0.679119110107422 1.70815277099609-0.555591583251953 1.80496978759766-0.432086944580078 1.90183258056641-0.308605194091797 1.99874114990234-0.185146331787109 2.09569549560547-0.0617103576660156 2.19269561767578 0.190242767333984 3.77746963500977 0.570713043212891 3.53359603881836 0.951160430908203 3.28974533081055 1.33158493041992 3.04591751098633 1.71198654174805 2.8021125793457 2.09236526489258 2.55833053588867 2.47272109985352 2.31457138061523 2.85305404663086 2.07083511352539 3.23336410522461 1.82712173461914 3.61365127563477 1.58343124389648 3.99391555786133 1.33976364135742 4.3741569519043 1.09611892700195 4.75437545776367 0.852497100830078 5.13457107543945 0.608898162841797 11.4096374511719 0.487091064453125h14.875 12.71875l-0.164306640625 8.33447265625-0.493896484375 10.11865234375-1.982421875 25.578125-1.96875 25.498046875-0.4921875 10.020751953125-0.1640625 8.199951171875 0.4453125 22.245361328125 1.3359375 27.362060546875 5.34375 70.080078125 5.0390625 69.52734375 1.18359375 27.6181640625 0.29296875 22.8544921875-18.896728515625-14.161865234375-8.03817749023438-5.56436157226563-7.09829711914063-4.55307006835938-6.15859985351563-3.54159545898438-5.21908569335938-2.52993774414063-2.25728225708008-0.885540008544922-2.0224723815918-0.632556915283203-1.78768539428711-0.379550933837891-1.55292129516602-0.126522064208984-3.04840087890625 0.145782470703125-1.48586273193359 0.182262420654297-1.46036529541016 0.255207061767578-1.43491363525391 0.328174591064453-1.40950775146484 0.401165008544922-1.38414764404297 0.474178314208984-1.35883331298828 0.547214508056641-1.33356475830078 0.620273590087891-1.30834197998047 0.693355560302734-2.54119873046875 1.60604858398438-2.44085693359375 1.89865112304688-2.34088134765625 2.19143676757813-2.142333984375 2.381103515625-1.856689453125 2.467529296875-1.571044921875 2.553955078125-1.285400390625 2.640380859375-0.53558349609375 1.35260009765625-0.46417236328125 1.37420654296875-0.39276123046875 1.39581298828125-0.32135009765625 1.41741943359375-0.24993896484375 1.43902587890625-0.17852783203125 1.46063232421875-0.142822265625 2.986083984375 0.104183197021484 1.85522842407227 0.312534332275391 1.90359115600586 0.520862579345703 1.95197677612305 0.729167938232422 2.00038528442383 0.937450408935547 2.0488166809082 1.14570999145508 2.09727096557617 1.35394668579102 2.14574813842773 1.56216049194336 2.19424819946289 3.74887084960938 4.53408813476563 4.58145141601563 4.72836303710938 5.41384887695313 4.92282104492188 6.24606323242188 5.11746215820313 9.249267578125 6.8115234375 10.990966796875 8.5986328125 27.212890625 22.55859375 6.781494140625 6.49807739257813 6.703857421875 5.63107299804688 6.626220703125 4.76425170898438 6.548583984375 3.89761352539063 3.24517822265625 1.62387466430664 3.22576904296875 1.40728378295898 3.20635986328125 1.19071578979492 3.18695068359375 0.974170684814453 3.16754150390625 0.757648468017578 3.14813232421875 0.541149139404297 3.12872314453125 0.324672698974609 3.10931396484375 0.108219146728516 2.51733779907227-0.0933799743652344 2.35476303100586-0.280124664306641 2.19221115112305-0.466846466064453 2.02968215942383-0.653545379638672 1.8671760559082-0.840221405029297 1.70469284057617-1.02687454223633 1.54223251342773-1.21350479125977 1.37979507446289-1.40011215209961 1.21738052368164-1.58669662475586 1.05498886108398-1.77325820922852 0.892620086669922-1.95979690551758 0.730274200439453-2.14631271362305 0.567951202392578-2.33280563354492 0.405651092529297-2.5192756652832 0.243373870849609-2.70572280883789 0.0811195373535156-2.89214706420898-0.116943359375-3.999267578125-0.349853515625-4.873779296875-0.581298828125-5.749755859375-0.811279296875-6.627197265625-0.811279296875-6.618408203125-0.581298828125-5.746826171875-0.349853515625-4.876708984375-0.116943359375-4.008056640625 1.078125-31.015625 1.09375-31.03125-0.4658203125-19.8544921875-1.3974609375-24.1962890625-5.58984375-61.41796875-5.576171875-61.34375-1.395751953125-24.09912109375-0.465576171875-19.71337890625 0.1552734375-9.483642578125 0.4658203125-10.451904296875 0.7763671875-11.421630859375 1.0869140625-12.392822265625 1.935546875-23.42578125 0.558349609375-9.9638671875 0.287353515625-8.7978515625h32.5625l3.18234252929688-0.13330078125 3.04299926757813-0.39990234375 2.90347290039063-0.66650390625 1.39935684204102-0.4332275390625 1.36440658569336-0.4998779296875 1.32943344116211-0.5665283203125 1.29443740844727-0.6331787109375 1.25941848754883-0.6998291015625 1.2243766784668-0.7664794921875 1.18931198120117-0.8331298828125 1.15422439575195-0.8997802734375 2.20309448242188-1.99951171875 1.99951171875-2.19284057617188 0.8997802734375-1.14580154418945 0.8331298828125-1.17869186401367 0.7664794921875-1.2115592956543 0.6998291015625-1.24440383911133 0.6331787109375-1.27722549438477 0.5665283203125-1.31002426147461 0.4998779296875-1.34280014038086 0.4332275390625-1.37555313110352 0.66650390625-2.84927368164063 0.39990234375-2.98001098632813 0.13330078125-3.11056518554688-0.13330078125-3.18011474609375-0.39990234375-3.03619384765625-0.66650390625-2.89190673828125-0.4332275390625-1.39173126220703-0.4998779296875-1.35552215576172-0.5665283203125-1.31926727294922-0.6331787109375-1.28296661376953-0.6998291015625-1.24662017822266-0.7664794921875-1.21022796630859-0.8331298828125-1.17378997802734-0.8997802734375-1.13730621337891-1.99951171875-2.16497802734375-2.20309448242188-1.96072387695313-1.15422439575195-0.882091522216797-1.18931198120117-0.816608428955078-1.2243766784668-0.751148223876953-1.25941848754883-0.685710906982422-1.29443740844727-0.620296478271484-1.32943344116211-0.554904937744141-2.76376342773438-0.913726806640625-2.90347290039063-0.652435302734375-3.04299926757813-0.391326904296875z"/>
          <dr3d:rotate draw:style-name="gr15" draw:layer="layout" svg:viewBox="6063.90625 -6551 346.65625 494.90625" svg:d="M6234.453125-6551l-11.5845336914063 0.339851379394531-11.1871948242188 1.01372528076172-10.7898559570313 1.68764495849609-10.3925170898438 2.36161041259766-9.99517822265625 3.03562164306641-9.59783935546875 3.70967864990234-9.20050048828125 4.38378143310547-8.80316162109375 5.05792999267578-8.40582275390625 5.73212432861328-8.00848388671875 6.40636444091797-7.61114501953125 7.08065032958984-7.21380615234375 7.75498199462891-6.81646728515625 8.42935943603516-6.41912841796875 9.10378265380859-6.02178955078125 9.77825164794922-5.62445068359375 10.452766418457-7.70657348632813 17.231689453125-6.67843627929688 18.484130859375-5.65048217773438 19.736572265625-4.62271118164063 20.989013671875-3.59512329101563 22.241455078125-2.56771850585938 23.493896484375-1.54049682617188 24.746337890625-0.513458251953125 25.998779296875 0.668701171875 22.1521301269531 2.006103515625 21.4330749511719 3.343505859375 20.7142028808594 4.680908203125 19.9955139160156 6.018310546875 19.2770080566406 7.355712890625 18.5586853027344 8.693115234375 17.8405456542969 10.030517578125 17.1225891113281 6.45813369750977 9.513427734375 6.74160385131836 8.899658203125 7.02509689331055 8.285888671875 7.30861282348633 7.672119140625 7.5921516418457 7.058349609375 7.87571334838867 6.444580078125 8.15929794311523 5.830810546875 8.44290542602539 5.217041015625 8.72653579711914 4.603271484375 9.01018905639648 3.989501953125 9.29386520385742 3.375732421875 9.57756423950195 2.761962890625 9.86128616333008 2.148193359375 10.1450309753418 1.534423828125 10.4287986755371 0.920654296875 10.712589263916 0.306884765625 10.0519409179688-0.271724700927734 9.77105712890625-0.815158843994141 9.49017333984375-1.35857009887695 9.20928955078125-1.90195846557617 8.92840576171875-2.4453239440918 8.64752197265625-2.98866653442383 8.36663818359375-3.53198623657227 8.08575439453125-4.07528305053711 7.80487060546875-4.61855697631836 7.52398681640625-5.16180801391602 7.24310302734375-5.70503616333008 6.96221923828125-6.24824142456055 6.68133544921875-6.79142379760742 6.40045166015625-7.3345832824707 6.11956787109375-7.87771987915039 5.83868408203125-8.42083358764648 9.228515625-15.470947265625 7.998046875-16.295654296875 6.767578125-17.120361328125 5.537109375-17.945068359375 4.306640625-18.769775390625 3.076171875-19.594482421875 1.845703125-20.419189453125 0.615234375-21.243896484375-0.687774658203125-33.6907043457031-2.06344604492188-31.5214538574219-3.43930053710938-29.3523864746094-4.81533813476563-27.1835021972656-6.19155883789063-25.0148010253906-7.56796264648438-22.8462829589844-8.94454956054688-20.6779479980469-4.98855209350586-9.52590560913086-5.33276748657227-8.98389053344727-5.67664337158203-8.4404411315918-6.02019500732422-7.89558792114258-6.36379241943359-7.35080337524414-6.70743560791016-6.80608749389648-7.05112457275391-6.26144027709961-7.39485931396484-5.71686172485352-7.73863983154297-5.1723518371582-8.08246612548828-4.62791061401367-8.42633819580078-4.08353805541992-8.77025604248047-3.53923416137695-9.11421966552734-2.99499893188477-9.45822906494141-2.45083236694336-9.80228424072266-1.90673446655273-10.1463851928711-1.36270523071289-10.4905319213867-0.818744659423828zM6243.75-6116l-7.11658096313477-0.229251861572266-6.92983627319336-0.687770843505859-6.74311447143555-1.14631271362305-6.55641555786133-1.60487747192383-6.3697395324707-2.0634651184082-6.18308639526367-2.52207565307617-5.99645614624023-2.98070907592773-5.80984878540039-3.43936538696289-5.62326431274414-3.89804458618164-5.43670272827148-4.35674667358398-5.25016403198242-4.81547164916992-5.06364822387695-5.27421951293945-4.87715530395508-5.73299026489258-4.6906852722168-6.1917839050293-8.82205200195313-13.7600402832031-6.61376953125-12.48193359375-5.73193359375-12.91845703125-4.85009765625-13.35498046875-3.96826171875-13.79150390625-3.08642578125-14.22802734375-2.20458984375-14.66455078125-1.32275390625-15.10107421875-0.44091796875-15.53759765625 0.431365966796875-24.7449035644531 1.29397583007813-23.1528015136719 2.15640258789063-21.5608825683594 3.01864624023438-19.9691467285156 3.88070678710938-18.3775939941406 4.74258422851563-16.7862243652344 5.60427856445313-15.1950378417969 6.46578979492188-13.6040344238281 3.55626678466797-6.20141220092773 3.77228546142578-5.80148696899414 3.98825836181641-5.40153884887695 4.20418548583984-5.00156784057617 4.42006683349609-4.6015739440918 4.63590240478516-4.20155715942383 4.85169219970703-3.80151748657227 5.06743621826172-3.40145492553711 5.28313446044922-3.00136947631836 5.49878692626953-2.60126113891602 5.71439361572266-2.20112991333008 5.92995452880859-1.80097579956055 6.14546966552734-1.40079879760742 6.36093902587891-1.0005989074707 6.57636260986328-0.600376129150391 6.79174041748047-0.200130462646484 8.06963729858398 0.29351806640625 7.77920913696289 0.88055419921875 7.4887580871582 1.46759033203125 7.19828414916992 2.05462646484375 6.90778732299805 2.64166259765625 6.61726760864258 3.22869873046875 6.32672500610352 3.81573486328125 6.03615951538086 4.40277099609375 5.74557113647461 4.98980712890625 5.45495986938477 5.57684326171875 5.16432571411133 6.16387939453125 4.8736686706543 6.75091552734375 4.58298873901367 7.33795166015625 4.29228591918945 7.92498779296875 4.00156021118164 8.51202392578125 3.71081161499023 9.09906005859375 4.65237426757813 13.4743347167969 4.03146362304688 14.3486633300781 3.41073608398438 15.2228088378906 2.79019165039063 16.0967712402344 2.16983032226563 16.9705505371094 1.54965209960938 17.8441467285156 0.929656982421875 18.7175598144531 0.309844970703125 19.5907897949219-0.409423828125 20.3752746582031-1.228271484375 19.0556335449219-2.047119140625 17.7361755371094-2.865966796875 16.4169006347656-3.684814453125 15.0978088378906-4.503662109375 13.7789001464844-5.322509765625 12.4601745605469-2.96832275390625 5.73562240600586-3.17303466796875 5.40600967407227-3.37774276733398 5.07733535766602-3.58243179321289 4.74959945678711-3.7870979309082 4.4218864440918-3.99174118041992 4.09419631958008-4.19636154174805 3.76652908325195-4.40095901489258 3.43888473510742-4.60553359985352 3.11126327514648-4.81008529663086 2.78366470336914-5.01461410522461 2.45608901977539-5.21912002563477 2.12853622436523-5.42360305786133 1.80100631713867-5.6280632019043 1.4734992980957-5.83250045776367 1.14601516723633-6.03691482543945 0.818553924560547-6.24130630493164 0.491115570068359z"/>
          <dr3d:rotate draw:style-name="gr12" draw:layer="layout" svg:viewBox="6473.453125 -6561 273.46875 360.90625" svg:d="M6715.90625-6561l-3.24040985107422 0.116641998291016-3.05908966064453 0.344081878662109-2.87772369384766 0.571544647216797-2.69631195068359 0.799030303955078-2.51485443115234 1.02653884887695-2.33335113525391 1.25407028198242-2.15180206298828 1.48162460327148-1.97020721435547 1.70920181274414-1.78856658935547 1.93680191040039-1.60688018798828 2.16442489624023-1.42514801025391 2.39207077026367-1.24337005615234 2.6197395324707-1.06154632568359 2.84743118286133-0.879676818847656 3.07514572143555-0.697761535644531 3.30288314819336-0.515800476074219 3.53064346313477-8.6875 67.9375-1.898193359375 17.859619140625-1.357666015625 17.275146484375-0.815673828125 16.692138671875-0.272216796875 16.110595703125 1.078125 29.46875 1.09375 29.46875-0.387451171875 15.7052917480469-1.162353515625 13.6118469238281-1.937255859375 11.5182189941406-1.25921630859375 4.97394180297852-1.45294189453125 4.45046615600586-1.64666748046875 3.92696762084961-1.84039306640625 3.40344619750977-2.03411865234375 2.87990188598633-2.22784423828125 2.3563346862793-1.18656921386719 0.981822490692139-1.23500061035156 0.850922107696533-1.28343200683594 0.720018863677979-1.33186340332031 0.589112758636475-1.38029479980469 0.458203792572022-1.42872619628906 0.327291965484619-1.47715759277344 0.196377277374268-1.52558898925781 0.0654597282409668-4.32970809936523-0.16131591796875-4.30551528930664-0.48394775390625-4.28129959106445-0.80657958984375-4.25706100463867-1.12921142578125-4.2327995300293-1.45184326171875-4.20851516723633-1.77447509765625-4.18420791625977-2.09710693359375-4.15987777709961-2.41973876953125-4.13552474975586-2.74237060546875-4.11114883422852-3.06500244140625-8.14907836914063-7.097900390625-8.05130004882813-8.388427734375-7.95333862304688-9.678955078125-6.93743896484375-9.697265625-6.55035400390625-10.318359375-6.16290283203125-10.939453125-5.77508544921875-11.560546875-5.38690185546875-12.181640625-4.99835205078125-12.802734375-4.60943603515625-13.423828125-4.22015380859375-14.044921875-0.41064453125-6.44287109375-0.60107421875-7.21337890625-1.78515625-16.75-0.811279296875-7.70849609375-0.581298828125-7.58837890625-0.349853515625-7.47119140625-0.116943359375-7.35693359375 0.116943359375-5.2353515625 0.349853515625-6.4013671875 1.392578125-16.30078125 1.392578125-16.287109375 0.349853515625-6.399658203125 0.116943359375-5.235107421875-0.13330078125-3.40365600585938-0.39990234375-3.23867797851563-0.66650390625-3.07424926757813-0.93310546875-2.91036987304688-0.5665283203125-1.39390182495117-0.6331787109375-1.3531379699707-0.6998291015625-1.31244277954102-0.7664794921875-1.27181625366211-0.8331298828125-1.23125839233398-0.8997802734375-1.19076919555664-0.9664306640625-1.15034866333008-1.0330810546875-1.1099967956543-2.20306396484375-2.03317260742188-1.15854644775391-0.915454864501953-1.19649505615234-0.848003387451172-1.23439788818359-0.780529022216797-1.27225494384766-0.713031768798828-1.31006622314453-0.645511627197266-1.34783172607422-0.577968597412109-1.38555145263672-0.510402679443359-1.42322540283203-0.442813873291016-2.95928955078125-0.682769775390625-3.10943603515625-0.412139892578125-3.25921630859375-0.141326904296875-3.32809448242188 0.141326904296875-3.16384887695313 0.412139892578125-2.99942016601563 0.682769775390625-1.43799209594727 0.442813873291016-1.39681625366211 0.510402679443359-1.35561752319336 0.577968597412109-1.31439590454102 0.645511627197266-1.27315139770508 0.713031768798828-1.23188400268555 0.780529022216797-1.19059371948242 0.848003387451172-1.1492805480957 0.915454864501953-1.10794448852539 0.982883453369141-1.06658554077148 1.05028915405273-1.01312637329102 1.11000061035156-0.947597503662109 1.15037536621094-0.882091522216797 1.19084167480469-0.816608428955078 1.23139953613281-0.751148223876953 1.27204895019531-0.685710906982422 1.31278991699219-0.620296478271484 1.35362243652344-0.554904937744141 1.39454650878906-0.913726806640625 2.9122314453125-0.652435302734375 3.0770263671875-0.391326904296875 3.2425537109375-0.130401611328125 3.4088134765625-0.1259765625 5.2353515625-0.3779296875 6.4013671875-1.51171875 16.30078125-1.51171875 16.30078125-0.3779296875 6.4013671875-0.1259765625 5.2353515625 0.281005859375 17.537109375 0.842041015625 20.619140625 3.361328125 50.484375 3.375 50.482421875 0.84375 20.614501953125 0.28125 17.528076171875-1.09375 29.484375-1.078125 29.5 0.137725830078125 3.25924682617188 0.413299560546875 3.10964965820313 0.689056396484375 2.95986938476563 0.447994232177734 1.42370986938477 0.517002105712891 1.38619613647461 0.586032867431641 1.34865951538086 0.655086517333984 1.31110000610352 0.724163055419922 1.27351760864258 0.793262481689453 1.23591232299805 0.862384796142578 1.19828414916992 0.931529998779297 1.1606330871582 1.00069808959961 1.12295913696289 1.06988906860352 1.08526229858398 2.27487182617188 2.00466918945313 2.40652465820313 1.73678588867188 1.2525749206543 0.767993927001953 1.28541946411133 0.701091766357422 1.31824111938477 0.634212493896484 1.35103988647461 0.567356109619141 2.80038452148438 0.934234619140625 2.93130493164063 0.667083740234375 3.06204223632813 0.400115966796875 3.19259643554688 0.133331298828125 3.46490478515625-0.157833099365234 3.26385498046875-0.473484039306641 3.06280517578125-0.789112091064453 2.86175537109375-1.10471725463867 2.66070556640625-1.4202995300293 2.45965576171875-1.73585891723633 2.25860595703125-2.05139541625977 2.05755615234375-2.36690902709961 1.85650634765625-2.68239974975586 1.65545654296875-2.99786758422852 1.45440673828125-3.31331253051758 1.25335693359375-3.62873458862305 1.05230712890625-3.94413375854492 0.85125732421875-4.2595100402832 1.099365234375-9.46505737304688 0.921875-36.34375 13.0686340332031 16.2978820800781 13.1552429199219 14.1242370605469 13.2420349121094 11.9507751464844 6.65362167358398 5.16039657592773 6.67538833618164 4.61709976196289 6.69717788696289 4.07382583618164 6.71899032592773 3.53057479858398 6.74082565307617 2.98734664916992 6.7626838684082 2.44414138793945 6.78456497192383 1.90095901489258 6.80646896362305 1.3577995300293 6.82839584350586 0.814662933349609 6.85034561157227 0.271549224853516 6.0845947265625-0.170841217041016 5.8494873046875-0.512538909912109 5.6143798828125-0.854259490966797 5.3792724609375-1.19600296020508 5.1441650390625-1.53776931762695 4.9090576171875-1.87955856323242 4.6739501953125-2.22137069702148 4.4388427734375-2.56320571899414 4.2037353515625-2.90506362915039 3.9686279296875-3.24694442749023 3.7335205078125-3.58884811401367 3.4984130859375-3.9307746887207 3.2633056640625-4.27272415161133 3.0281982421875-4.61469650268555 2.7930908203125-4.95669174194336 2.5579833984375-5.29870986938477 3.14434814453125-7.7255859375 2.76531982421875-8.5986328125 2.38665771484375-9.4716796875 2.00836181640625-10.3447265625 1.63043212890625-11.2177734375 1.25286865234375-12.0908203125 0.87567138671875-12.9638671875 0.49884033203125-13.8369140625v-31.328125l-0.296875-28.859375 0.416015625-13.81689453125 1.248046875-15.69482421875 2.080078125-17.57568359375 2.912109375-19.45947265625 2.921142578125-19.441650390625 2.084716796875-17.521240234375 1.249755859375-15.602294921875 0.416259765625-13.684814453125-0.138397216796875-3.33035278320313-0.415069580078125-3.17086791992188-0.691558837890625-3.01156616210938-0.449405670166016-1.44610214233398-0.518459320068359-1.40634536743164-0.587490081787109-1.36661148071289-0.656497955322266-1.32690048217773-0.725482940673828-1.28721237182617-0.794445037841797-1.2475471496582-0.863384246826172-1.20790481567383-0.932300567626953-1.16828536987305-1.00119400024414-1.12868881225586-1.07006454467773-1.08911514282227-2.279296875-1.994384765625-2.419921875-1.729248046875-1.2626953125-0.76519775390625-1.2978515625-0.69891357421875-1.3330078125-0.63262939453125-1.3681640625-0.56634521484375-2.841796875-0.933837890625-2.982421875-0.668701171875-3.123046875-0.403564453125z"/>
          <dr3d:rotate draw:style-name="gr16" draw:layer="layout" svg:viewBox="6758.140625 -6646 421.0625 58.375" svg:d="M7070.6875-6646l-66.046875 1.5625-66.03125 1.546875h-137.984375l-4.008056640625-0.087890625-4.900146484375-0.287109375-12.482421875-1.171875-12.404296875-1.162109375-4.806884765625-0.294677734375-3.882568359375-0.105712890625v57.4375l93.015625 0.46875 93.03125 0.46875 65.578125-1.703125 65.578125-1.71875 103.859375 2.484375v-57.4375z"/>
          <dr3d:rotate draw:style-name="gr3" draw:layer="layout" svg:viewBox="7199.5625 -6558.375 267.890625 349.375" svg:d="M7350.25-6558.375l-15.5610656738281 0.6064453125-14.9020690917969 1.8076171875-14.2432556152344 3.0087890625-13.5846252441406 4.2099609375-12.9261779785156 5.4111328125-12.2679138183594 6.6123046875-11.6098327636719 7.8134765625-10.9519348144531 9.0146484375-5.40655899047852 5.14252090454102-5.05758285522461 5.34359359741211-4.7086296081543 5.5446891784668-4.35969924926758 5.74580764770508-4.01079177856445 5.94694900512695-3.66190719604492 6.14811325073242-3.31304550170898 6.34930038452148-2.96420669555664 6.55051040649414-2.61539077758789 6.75174331665039-2.26659774780273 6.95299911499023-1.91782760620117 7.15427780151367-1.5690803527832 7.3555793762207-2.09201049804688 15.3151550292969-0.697296142578125 16.1206359863281 0.654052734375 15.8078308105469 1.962158203125 15.9350891113281 3.270263671875 16.0621643066406 4.578369140625 16.1890563964844 5.886474609375 16.3157653808594 7.194580078125 16.4422912597656 8.502685546875 16.5686340332031 9.810791015625 16.6947937011719 11.8095397949219 17.4514465332031 12.1784973144531 15.1239929199219 6.2275505065918 6.68925857543945 6.31972122192383 6.10746383666992 6.41186904907227 5.52569198608398 6.50399398803711 4.94394302368164 6.59609603881836 4.36221694946289 6.68817520141602 3.78051376342773 6.78023147583008 3.19883346557617 6.87226486206055 2.6171760559082 6.96427536010742 2.03554153442383 7.0562629699707 1.45392990112305 7.14822769165039 0.872341156005859 7.24016952514648 0.290775299072266 7.70510864257813-0.223358154296875 7.92794799804688-0.669952392578125 8.15097045898438-1.11636352539063 8.37417602539063-1.56259155273438 8.59756469726563-2.00863647460938 8.82113647460938-2.45449829101563 9.04489135742188-2.90017700195313 9.26882934570313-3.34567260742188 11.1233215332031-4.70217895507813 9.63961791992188-4.95431518554688 4.26347732543945-2.5717658996582 3.89262008666992-2.63486862182617 3.52178573608398-2.69799423217773 3.15097427368164-2.76114273071289 2.78018569946289-2.82431411743164 2.40942001342773-2.88750839233398 2.03867721557617-2.95072555541992 1.6679573059082-3.01396560668945 1.29726028442383-3.07722854614258 0.926586151123047-3.1405143737793 0.555934906005859-3.20382308959961 0.185306549072266-3.26715469360352-0.121551513671875-2.90557861328125-0.364532470703125-2.82244873046875-0.607330322265625-2.73968505859375-0.849945068359375-2.65728759765625-1.09237670898438-2.57525634765625-1.33462524414063-2.49359130859375-1.57669067382813-2.41229248046875-1.81857299804688-2.33135986328125-1.997314453125-2.14749145507813-1.04205322265625-0.966136932373047-1.07098388671875-0.894428253173828-1.09991455078125-0.822742462158203-1.12884521484375-0.751079559326172-1.15777587890625-0.679439544677734-1.18670654296875-0.607822418212891-1.21563720703125-0.536228179931641-1.24456787109375-0.464656829833984-1.27349853515625-0.393108367919922-1.30242919921875-0.321582794189453-1.33135986328125-0.250080108642578-1.36029052734375-0.178600311279297-1.38922119140625-0.107143402099609-1.41815185546875-0.0357093811035156-2.208251953125 0.084930419921875-2.136474609375 0.254669189453125-2.064697265625 0.424224853515625-1.992919921875 0.593597412109375-1.921142578125 0.762786865234375-1.849365234375 0.931793212890625-1.777587890625 1.10061645507813-1.705810546875 1.26925659179688-12.859375 10.703125-2.37873077392578 1.76531982421875-2.56005096435547 1.65142822265625-2.74141693115234 1.53753662109375-2.92282867431641 1.42364501953125-6.39007568359375 2.505615234375-7.11627197265625 2.050048828125-7.84283447265625 1.594482421875-8.56976318359375 1.138916015625-9.29705810546875 0.683349609375-10.0247192382813 0.227783203125-3.94994354248047-0.220462799072266-3.94550323486328-0.661403656005859-3.94101715087891-1.10236740112305-3.93648529052734-1.54335403442383-3.93190765380859-1.9843635559082-3.92728424072266-2.42539596557617-3.92261505126953-2.86645126342773-3.91790008544922-3.30752944946289-3.91313934326172-3.74863052368164-3.90833282470703-4.18975448608398-7.80206298828125-9.70297241210938-7.78228759765625-11.4677429199219-7.76214599609375-13.2326965332031-6.61376953125-12.7309875488281-5.73193359375-12.2946472167969-4.85009765625-11.8584899902344-3.96826171875-11.4225158691406-3.08642578125-10.9867248535156-2.20458984375-10.5511169433594-1.32275390625-10.1156921386719-0.44091796875-9.68045043945313 0.435821533203125-9.96530151367188 1.30758666992188-9.42312622070313 0.980762481689453-4.5081901550293 1.19877243041992-4.37257766723633 1.41680526733398-4.23694229125977 1.63486099243164-4.10128402709961 1.85293960571289-3.96560287475586 2.07104110717773-3.82989883422852 2.28916549682617-3.69417190551758 2.5073127746582-3.55842208862305 2.72548294067383-3.42264938354492 2.94367599487305-3.2868537902832 3.16189193725586-3.15103530883789 3.38013076782227-3.01519393920898 6.74267578125-5.15841674804688 7.20849609375-4.47122192382813 7.67431640625-3.78384399414063 8.14013671875-3.09628295898438 8.60595703125-2.40853881835938 9.07177734375-1.72061157226563 9.53759765625-1.03250122070313 10.00341796875-0.344207763671875 4.68600463867188 0.154571533203125 4.76492309570313 0.463836669921875 4.84365844726563 0.773284912109375 4.92221069335938 1.08291625976563 5.00057983398438 1.39273071289063 5.07876586914063 1.70272827148438 5.15676879882813 2.01290893554688 5.23458862304688 2.32327270507813 35.96875 19.234375 4.321533203125 2.173828125 1.91293334960938 0.85400390625 1.74795532226563 0.69873046875 1.58316040039063 0.54345703125 1.41854858398438 0.38818359375 1.25411987304688 0.23291015625 0.565456390380859 0.0582275390625 0.524417877197266 0.0194091796875 1.42070770263672-0.0357093811035156 1.39685821533203-0.107143402099609 1.37296295166016-0.178600311279297 1.34902191162109-0.250080108642578 1.32503509521484-0.321582794189453 1.30100250244141-0.393108367919922 1.27692413330078-0.464656829833984 1.25279998779297-0.536228179931641 1.22863006591797-0.607822418212891 1.20441436767578-0.679439544677734 1.18015289306641-0.751079559326172 1.15584564208984-0.822742462158203 2.23858642578125-1.86056518554688 2.14080810546875-2.14749145507813 1.96139526367188-2.33135986328125 1.70046997070313-2.41229248046875 1.43936157226563-2.49359130859375 1.17807006835938-2.57525634765625 0.916595458984375-2.65728759765625 0.654937744140625-2.73968505859375 0.393096923828125-2.82244873046875 0.131072998046875-2.90557861328125-0.186580657958984-2.82696151733398-0.559726715087891-2.81485366821289-0.932849884033203-2.8027229309082-1.30595016479492-2.79056930541992-1.67902755737305-2.77839279174805-2.05208206176758-2.76619338989258-2.42511367797852-2.75397109985352-2.79812240600586-2.74172592163086-3.17110824584961-2.72945785522461-3.54407119750977-2.71716690063477-8.20693969726563-5.39736938476563-9.69851684570313-5.34793090820313-11.1899108886719-5.29830932617188-10.2421569824219-4.36160278320313-9.79666137695313-3.78024291992188-9.35098266601563-3.19906616210938-8.90512084960938-2.61807250976563-8.45907592773438-2.03726196289063-8.01284790039063-1.45663452148438-7.56643676757813-0.876190185546875z"/>
          <dr3d:rotate draw:style-name="gr9" draw:layer="layout" svg:viewBox="7529.28125 -6550 344.46875 487.779296875" svg:d="M7842.125-6542.5l-1.46741485595703 0.04156494140625-1.45500946044922 0.11883544921875-1.44264984130859 0.19610595703125-1.43033599853516 0.27337646484375-1.41806793212891 0.35064697265625-1.40584564208984 0.42791748046875-1.39366912841797 0.50518798828125-1.38153839111328 0.58245849609375-2.72686767578125 1.396728515625-2.67889404296875 1.705810546875-2.63128662109375 2.014892578125-2.58404541015625 2.323974609375-26.0163879394531 24.322265625-26.7328796386719 22.248046875-27.4495544433594 20.173828125-28.1664123535156 18.099609375-28.8834533691406 16.025390625-29.6006774902344 13.951171875-30.3180847167969 11.876953125-31.0356750488281 9.802734375 2.484375-60.828125 1.546875-61.140625-0.138397216796875-3.34503173828125-0.415069580078125-3.20330810546875-0.691558837890625-3.06195068359375-0.967864990234375-2.92095947265625-0.587490081787109-1.40772247314453-0.656497955322266-1.37261199951172-0.725482940673828-1.33754730224609-0.794445037841797-1.30252838134766-1.79568481445313-2.50018310546875-2.07125854492188-2.36065673828125-2.27862548828125-2.14236450195313-1.19161224365234-0.964122772216797-1.22653961181641-0.892780303955078-1.26151275634766-0.821460723876953-1.29653167724609-0.750164031982422-1.33159637451172-0.678890228271484-1.36670684814453-0.607639312744141-1.40186309814453-0.536411285400391-1.43706512451172-0.465206146240234-1.47231292724609-0.394023895263672-1.50760650634766-0.322864532470703-3.12127685546875-0.432342529296875-3.26300048828125-0.147979736328125-3.26434326171875 0.147979736328125-3.12481689453125 0.432342529296875-1.50997161865234 0.322864532470703-1.47495269775391 0.394023895263672-1.43988800048828 0.465206146240234-1.40477752685547 0.536411285400391-1.36962127685547 0.607639312744141-1.33441925048828 0.678890228271484-1.29917144775391 0.750164031982422-1.26387786865234 0.821460723876953-1.22853851318359 0.892780303955078-1.19315338134766 0.964122772216797-2.27996826171875 2.14236450195313-2.07058715820313 2.36062622070313-1.79391479492188 2.49996948242188-0.793262481689453 1.30229568481445-0.724163055419922 1.33720016479492-0.655086517333984 1.37212753295898-0.586032867431641 1.40707778930664-0.964996337890625 2.91909790039063-0.689056396484375 3.05917358398438-0.413299560546875 3.19943237304688-0.137725830078125 3.33987426757813-2.328125 73.09375-2.3125 73.09375 0.38671875 16.02880859375 1.16015625 19.51806640625 4.640625 49.515625 4.654296875 49.44140625 1.161865234375 19.4208984375 0.386962890625 15.8876953125-0.1845703125 8.8623046875-0.5537109375 10.7666015625-2.21484375 27.24609375-2.201171875 27.24609375-0.552001953125 10.7666015625-0.184326171875 8.8623046875 0.155242919921875 4.35638427734375 0.465606689453125 4.22125244140625 0.775787353515625 4.08575439453125 1.08578491210938 3.94989013671875 1.39559936523438 3.81365966796875 1.70523071289063 3.67706298828125 2.01467895507813 3.54010009765625 2.32394409179688 3.40277099609375 1.50878524780273 1.986328125 1.57907485961914 1.845703125 1.64934158325195 1.705078125 1.71958541870117 1.564453125 1.7898063659668 1.423828125 1.86000442504883 1.283203125 1.93017959594727 1.142578125 2.00033187866211 1.001953125 2.07046127319336 0.861328125 2.14056777954102 0.720703125 2.21065139770508 0.580078125 2.28071212768555 0.439453125 2.35074996948242 0.298828125 2.4207649230957 0.158203125 2.49075698852539 0.017578125 2.56072616577148-0.123046875 74.71875-5.90625 10.414306640625-1.47872924804688 9.996826171875-1.79934692382813 9.579345703125-2.11978149414063 9.161865234375-2.44003295898438 8.744384765625-2.76010131835938 8.326904296875-3.07998657226563 7.909423828125-3.39968872070313 7.491943359375-3.71920776367188 29.432373046875-17.148193359375 25.508056640625-18.069580078125 11.2824096679688-9.38031005859375 10.3013305664063-9.61065673828125 9.32025146484375-9.84100341796875 8.33917236328125-10.0713500976563 7.35809326171875-10.3016967773438 6.37701416015625-10.5320434570313 5.39593505859375-10.7623901367188 4.41485595703125-10.9927368164063 3.43377685546875-11.2230834960938 2.45269775390625-11.4534301757813 1.47161865234375-11.6837768554688 0.49053955078125-11.9141235351563-0.167171478271484-5.85515594482422-0.501499176025391-5.77051544189453-0.835803985595703-5.68582916259766-1.17008590698242-5.60109710693359-1.50434494018555-5.51631927490234-1.83858108520508-5.43149566650391-2.17279434204102-5.34662628173828-2.50698471069336-5.26171112060547-2.84115219116211-5.17675018310547-3.17529678344727-5.09174346923828-3.50941848754883-5.00669097900391-3.8435173034668-4.92159271240234-8.68923950195313-9.58770751953125-10.0253601074219-9.24676513671875-8.87332153320313-7.07733154296875-9.40524291992188-6.64190673828125-9.93734741210938-6.20611572265625-10.4696350097656-5.76995849609375-11.0021057128906-5.33343505859375-11.5347595214844-4.89654541015625-12.0675964355469-4.45928955078125-12.6006164550781-4.02166748046875 23.3451843261719-13.0415344238281 21.8244934082031-13.2145690917969 20.3036193847656-13.3877868652344 18.7825622558594-13.5611877441406 17.2613220214844-13.7347717285156 15.7398986816406-13.9085388183594 14.2182922363281-14.0824890136719 12.6965026855469-14.2566223144531 1.8896484375-2.50341796875 1.6376953125-2.54150390625 1.3857421875-2.57958984375 1.1337890625-2.61767578125 0.8818359375-2.65576171875 0.6298828125-2.69384765625 0.3779296875-2.73193359375 0.1259765625-2.77001953125-0.147918701171875-3.20953369140625-0.443634033203125-3.10150146484375-0.332653045654297-1.51035308837891-0.406513214111328-1.48348236083984-0.480350494384766-1.45665740966797-0.554164886474609-1.42987823486328-0.627956390380859-1.40314483642578-0.701725006103516-1.37645721435547-1.62466430664063-2.67303466796875-1.91946411132813-2.56683349609375-2.21408081054688-2.46099853515625-2.41259765625-2.2470703125-2.51513671875-1.9482421875-2.61767578125-1.6494140625-1.3472900390625-0.712646484375-1.3729248046875-0.637939453125-1.3985595703125-0.563232421875-1.4241943359375-0.488525390625-1.4498291015625-0.413818359375-1.4754638671875-0.339111328125-1.5010986328125-0.264404296875-1.5267333984375-0.189697265625zM7644.625-6132.234375l-45.890625 3.734375 3.09375-37.625 1.630859375-20.916015625 0.406005859375-8.881103515625 0.135009765625-7.827880859375-0.251953125-13.1923828125-0.755859375-14.7099609375-1.259765625-16.2275390625-1.763671875-17.7451171875-6.515625-61.875h13.484375 13.8125l19.1440124511719 0.329559326171875 17.9045715332031 0.988555908203125 16.6649475097656 1.64736938476563 15.4251403808594 2.30599975585938 14.1851501464844 2.96444702148438 12.9449768066406 3.62271118164063 11.7046203613281 4.28079223632813 10.4640808105469 4.93869018554688 4.302978515625 2.49459838867188 4.225341796875 2.67898559570313 4.147705078125 2.86318969726563 4.070068359375 3.04721069335938 3.992431640625 3.23104858398438 3.914794921875 3.41470336914063 3.837158203125 3.59817504882813 3.759521484375 3.78146362304688 3.85037231445313 4.259033203125 3.33639526367188 4.093505859375 2.82260131835938 3.927978515625 2.30899047851563 3.762451171875 1.79556274414063 3.596923828125 0.705303192138672 1.73638916015625 0.577014923095703 1.69500732421875 0.448749542236328 1.65362548828125 0.320507049560547 1.61224365234375 0.192287445068359 1.57086181640625 0.0640907287597656 1.52947998046875-0.19134521484375 5.36444854736328-0.57403564453125 5.31798553466797-0.95672607421875 5.27156829833984-1.33941650390625 5.22519683837891-1.72210693359375 5.17887115478516-2.10479736328125 5.13259124755859-2.48748779296875 5.08635711669922-2.87017822265625 5.04016876220703-3.25286865234375 4.99402618408203-3.63555908203125 4.94792938232422-8.419189453125 9.75775146484375-9.949951171875 9.57391357421875-11.480712890625 9.39044189453125-11.3063659667969 8.07427978515625-11.4424133300781 7.17230224609375-11.5782775878906 6.27069091796875-11.7139587402344 5.36944580078125-11.8494567871094 4.46856689453125-11.9847717285156 3.56805419921875-12.1199035644531 2.66790771484375z"/>
          <dr3d:rotate draw:style-name="gr17" draw:layer="layout" svg:viewBox="7905.890625 -6547 353.765625 492" svg:d="M8189.890625-6404v-114.265625l-0.110225677490234-3.4793815612793-0.330661773681641-3.25459671020508-0.551074981689453-3.02988052368164-0.771465301513672-2.80523300170898-0.991832733154297-2.58065414428711-1.21217727661133-2.35614395141602-1.43249893188477-2.1317024230957-1.65279769897461-1.90732955932617-1.87307357788086-1.68302536010742-2.09332656860352-1.45878982543945-2.31355667114258-1.23462295532227-2.53376388549805-1.01052474975586-2.75394821166992-0.786495208740234-2.9741096496582-0.562534332275391-3.19424819946289-0.338642120361328-3.41436386108398-0.114818572998047-3.98181533813477 0.178352355957031-3.72475814819336 0.529228210449219-3.46772384643555 0.880149841308594-3.21071243286133 1.23111724853516-2.9537239074707 1.58213043212891-2.69675827026367 1.93318939208984-2.43981552124023 2.28429412841797-2.18289566040039 2.63544464111328-1.92599868774414 2.98664093017578-1.66912460327148 3.33788299560547-1.41227340698242 3.68917083740234-1.15544509887695 4.04050445556641-0.898639678955078 4.39188385009766-0.641857147216797 4.74330902099609-0.385097503662109 5.09477996826172-0.128360748291016 5.44629669189453 0.625 15.8125 0.470703125 8.61328125 0.115966796875 3.0849609375 0.038330078125 2.2705078125-0.3125 70.40625-136.734375 3.40625-19.6171875 0.175537109375-16.359375 0.525634765625-13.1015625 0.874267578125-5.3291015625 0.567413330078125-4.5146484375 0.654022216796875-6.60861206054688 1.364501953125-2.9741096496582 0.83111572265625-2.75394821166992 0.93035888671875-2.53376388549805 1.02960205078125-2.31355667114258 1.12884521484375-2.09332656860352 1.22808837890625-1.87307357788086 1.32733154296875-1.65279769897461 1.42657470703125-1.43249893188477 1.52581787109375-1.21217727661133 1.62506103515625-0.991832733154297 1.72430419921875-0.771465301513672 1.82354736328125-0.551074981689453 1.92279052734375-0.330661773681641 2.02203369140625-0.110225677490234 2.12127685546875 0.0666465759277344 1.77245330810547 0.199924468994141 1.83100128173828 0.333179473876953 1.88950347900391 0.466411590576172 1.94795989990234 0.599620819091797 2.00637054443359 0.732807159423828 2.06473541259766 1.86508178710938 4.30438232421875 2.39755249023438 4.53729248046875 2.92984008789063 4.76983642578125 3.46194458007813 5.00201416015625 3.99386596679688 5.23382568359375 26.65625 31.640625 152.5625 222.75 5.36575317382813 6.76174926757813 2.81367111206055 3.04255294799805 2.90089797973633 2.81703567504883 2.9881477355957 2.5915412902832 3.07542037963867 2.36606979370117 3.16271591186523 2.14062118530273 3.25003433227539 1.91519546508789 3.33737564086914 1.68979263305664 3.42473983764648 1.46441268920898 3.51212692260742 1.23905563354492 3.59953689575195 1.01372146606445 3.68696975708008 0.788410186767578 3.7744255065918 0.563121795654297 3.86190414428711 0.337856292724609 3.94940567016602 0.112613677978516 4.24292373657227-0.118656158447266 3.96902084350586-0.355983734130859 3.69514083862305-0.593334197998047 3.42128372192383-0.830707550048828 3.1474494934082-1.0681037902832 2.87363815307617-1.30552291870117 2.59984970092773-1.54296493530273 2.32608413696289-1.78042984008789 2.05234146118164-2.01791763305664 1.77862167358398-2.25542831420898 1.50492477416992-2.49296188354492 1.23125076293945-2.73051834106445 0.957599639892578-2.96809768676758 0.683971405029297-3.2056999206543 0.410366058349609-3.44332504272461 0.136783599853516-3.68097305297852v-257.765625h12.71875l13.370361328125-0.473114013671875 11.587646484375-1.41921997070313 5.12530517578125-1.0643424987793 4.67962646484375-1.30080032348633 4.23394775390625-1.53723526000977 3.78826904296875-1.77364730834961 3.34259033203125-2.01003646850586 2.89691162109375-2.24640274047852 2.45123291015625-2.48274612426758 2.00555419921875-2.71906661987305 1.55987548828125-2.95536422729492 1.11419677734375-3.1916389465332 0.66851806640625-3.42789077758789 0.22283935546875-3.66411972045898-0.0920982360839844-2.68780136108398-0.276279449462891-2.56143569946289-0.460437774658203-2.4350471496582-0.644573211669922-2.30863571166992-0.828685760498047-2.18220138549805-1.01277542114258-2.05574417114258-1.19684219360352-1.92926406860352-1.38088607788086-1.80276107788086-1.56490707397461-1.67623519897461-1.74890518188477-1.54968643188477-1.93288040161133-1.42311477661133-2.1168327331543-1.2965202331543-2.30076217651367-1.16990280151367-2.48466873168945-1.04326248168945-2.66855239868164-0.916599273681641-2.85241317749023-0.789913177490234-3.02926635742188-0.643035888671875-3.81423950195313-0.557891845703125-9.982666015625-0.859619140625-13.120361328125-0.516845703125zM8129.75-6140.921875l-129.296875-197.890625 129.296875-3.109375z"/>
          <dr3d:rotate draw:style-name="gr3" draw:layer="layout" svg:viewBox="8313.5625 -6558.375 267.890625 349.375" svg:d="M8464.25-6558.375l-15.5610656738281 0.6064453125-14.9020690917969 1.8076171875-14.2432556152344 3.0087890625-13.5846252441406 4.2099609375-12.9261779785156 5.4111328125-12.2679138183594 6.6123046875-11.6098327636719 7.8134765625-10.9519348144531 9.0146484375-5.40655899047852 5.14252090454102-5.05758285522461 5.34359359741211-4.7086296081543 5.5446891784668-4.35969924926758 5.74580764770508-4.01079177856445 5.94694900512695-3.66190719604492 6.14811325073242-3.31304550170898 6.34930038452148-2.96420669555664 6.55051040649414-2.61539077758789 6.75174331665039-2.26659774780273 6.95299911499023-1.91782760620117 7.15427780151367-1.5690803527832 7.3555793762207-2.09201049804688 15.3151550292969-0.697296142578125 16.1206359863281 0.654052734375 15.8078308105469 1.962158203125 15.9350891113281 3.270263671875 16.0621643066406 4.578369140625 16.1890563964844 5.886474609375 16.3157653808594 7.194580078125 16.4422912597656 8.502685546875 16.5686340332031 9.810791015625 16.6947937011719 11.8095397949219 17.4514465332031 12.1784973144531 15.1239929199219 6.2275505065918 6.68925857543945 6.31972122192383 6.10746383666992 6.41186904907227 5.52569198608398 6.50399398803711 4.94394302368164 6.59609603881836 4.36221694946289 6.68817520141602 3.78051376342773 6.78023147583008 3.19883346557617 6.87226486206055 2.6171760559082 6.96427536010742 2.03554153442383 7.0562629699707 1.45392990112305 7.14822769165039 0.872341156005859 7.24016952514648 0.290775299072266 7.70510864257813-0.223358154296875 7.92794799804688-0.669952392578125 8.15097045898438-1.11636352539063 8.37417602539063-1.56259155273438 8.59756469726563-2.00863647460938 8.82113647460938-2.45449829101563 9.04489135742188-2.90017700195313 9.26882934570313-3.34567260742188 11.1233215332031-4.70217895507813 9.63961791992188-4.95431518554688 4.26347732543945-2.5717658996582 3.89262008666992-2.63486862182617 3.52178573608398-2.69799423217773 3.15097427368164-2.76114273071289 2.78018569946289-2.82431411743164 2.40942001342773-2.88750839233398 2.03867721557617-2.95072555541992 1.6679573059082-3.01396560668945 1.29726028442383-3.07722854614258 0.926586151123047-3.1405143737793 0.555934906005859-3.20382308959961 0.185306549072266-3.26715469360352-0.121551513671875-2.90557861328125-0.364532470703125-2.82244873046875-0.607330322265625-2.73968505859375-0.849945068359375-2.65728759765625-1.09237670898438-2.57525634765625-1.33462524414063-2.49359130859375-1.57669067382813-2.41229248046875-1.81857299804688-2.33135986328125-1.997314453125-2.14749145507813-1.04205322265625-0.966136932373047-1.07098388671875-0.894428253173828-1.09991455078125-0.822742462158203-1.12884521484375-0.751079559326172-1.15777587890625-0.679439544677734-1.18670654296875-0.607822418212891-1.21563720703125-0.536228179931641-1.24456787109375-0.464656829833984-1.27349853515625-0.393108367919922-1.30242919921875-0.321582794189453-1.33135986328125-0.250080108642578-1.36029052734375-0.178600311279297-1.38922119140625-0.107143402099609-1.41815185546875-0.0357093811035156-2.208251953125 0.084930419921875-2.136474609375 0.254669189453125-2.064697265625 0.424224853515625-1.992919921875 0.593597412109375-1.921142578125 0.762786865234375-1.849365234375 0.931793212890625-1.777587890625 1.10061645507813-1.705810546875 1.26925659179688-12.859375 10.703125-2.37873077392578 1.76531982421875-2.56005096435547 1.65142822265625-2.74141693115234 1.53753662109375-2.92282867431641 1.42364501953125-6.39007568359375 2.505615234375-7.11627197265625 2.050048828125-7.84283447265625 1.594482421875-8.56976318359375 1.138916015625-9.29705810546875 0.683349609375-10.0247192382813 0.227783203125-3.94994354248047-0.220462799072266-3.94550323486328-0.661403656005859-3.94101715087891-1.10236740112305-3.93648529052734-1.54335403442383-3.93190765380859-1.9843635559082-3.92728424072266-2.42539596557617-3.92261505126953-2.86645126342773-3.91790008544922-3.30752944946289-3.91313934326172-3.74863052368164-3.90833282470703-4.18975448608398-7.80206298828125-9.70297241210938-7.78228759765625-11.4677429199219-7.76214599609375-13.2326965332031-6.61376953125-12.7309875488281-5.73193359375-12.2946472167969-4.85009765625-11.8584899902344-3.96826171875-11.4225158691406-3.08642578125-10.9867248535156-2.20458984375-10.5511169433594-1.32275390625-10.1156921386719-0.44091796875-9.68045043945313 0.435821533203125-9.96530151367188 1.30758666992188-9.42312622070313 0.980762481689453-4.5081901550293 1.19877243041992-4.37257766723633 1.41680526733398-4.23694229125977 1.63486099243164-4.10128402709961 1.85293960571289-3.96560287475586 2.07104110717773-3.82989883422852 2.28916549682617-3.69417190551758 2.5073127746582-3.55842208862305 2.72548294067383-3.42264938354492 2.94367599487305-3.2868537902832 3.16189193725586-3.15103530883789 3.38013076782227-3.01519393920898 6.74267578125-5.15841674804688 7.20849609375-4.47122192382813 7.67431640625-3.78384399414063 8.14013671875-3.09628295898438 8.60595703125-2.40853881835938 9.07177734375-1.72061157226563 9.53759765625-1.03250122070313 10.00341796875-0.344207763671875 4.68600463867188 0.154571533203125 4.76492309570313 0.463836669921875 4.84365844726563 0.773284912109375 4.92221069335938 1.08291625976563 5.00057983398438 1.39273071289063 5.07876586914063 1.70272827148438 5.15676879882813 2.01290893554688 5.23458862304688 2.32327270507813 35.96875 19.234375 4.321533203125 2.173828125 1.91293334960938 0.85400390625 1.74795532226563 0.69873046875 1.58316040039063 0.54345703125 1.41854858398438 0.38818359375 1.25411987304688 0.23291015625 0.565456390380859 0.0582275390625 0.524417877197266 0.0194091796875 1.42070770263672-0.0357093811035156 1.39685821533203-0.107143402099609 1.37296295166016-0.178600311279297 1.34902191162109-0.250080108642578 1.32503509521484-0.321582794189453 1.30100250244141-0.393108367919922 1.27692413330078-0.464656829833984 1.25279998779297-0.536228179931641 1.22863006591797-0.607822418212891 1.20441436767578-0.679439544677734 1.18015289306641-0.751079559326172 1.15584564208984-0.822742462158203 2.23858642578125-1.86056518554688 2.14080810546875-2.14749145507813 1.96139526367188-2.33135986328125 1.70046997070313-2.41229248046875 1.43936157226563-2.49359130859375 1.17807006835938-2.57525634765625 0.916595458984375-2.65728759765625 0.654937744140625-2.73968505859375 0.393096923828125-2.82244873046875 0.131072998046875-2.90557861328125-0.186580657958984-2.82696151733398-0.559726715087891-2.81485366821289-0.932849884033203-2.8027229309082-1.30595016479492-2.79056930541992-1.67902755737305-2.77839279174805-2.05208206176758-2.76619338989258-2.42511367797852-2.75397109985352-2.79812240600586-2.74172592163086-3.17110824584961-2.72945785522461-3.54407119750977-2.71716690063477-8.20693969726563-5.39736938476563-9.69851684570313-5.34793090820313-11.1899108886719-5.29830932617188-10.2421569824219-4.36160278320313-9.79666137695313-3.78024291992188-9.35098266601563-3.19906616210938-8.90512084960938-2.61807250976563-8.45907592773438-2.03726196289063-8.01284790039063-1.45663452148438-7.56643676757813-0.876190185546875z"/>
          <dr3d:rotate draw:style-name="gr18" draw:layer="layout" svg:viewBox="8673.359375 -6573 319.046875 509.4375" svg:d="M8964.5-6551.734375l-6.04779052734375 0.326309204101563-6.36016845703125 0.973129272460938-6.67254638671875 1.62004089355469-6.98492431640625 2.26704406738281-7.29730224609375 2.91413879394531-7.60968017578125 3.56132507324219-16.156494140625 9.0645751953125-17.406005859375 11.6544189453125-18.655517578125 14.2449951171875-19.905029296875 16.8363037109375-21.154541015625 19.4283447265625-92.71875 93.4375v-4.359375l-0.3125-162.53125-0.105289459228516-3.7152099609375-0.315883636474609-3.4757080078125-0.526500701904297-3.2362060546875-0.737140655517578-2.9967041015625-0.947803497314453-2.7572021484375-1.15848922729492-2.5177001953125-1.36919784545898-2.2781982421875-1.57992935180664-2.0386962890625-1.79068374633789-1.7991943359375-2.00146102905273-1.5596923828125-2.21226119995117-1.3201904296875-2.4230842590332-1.0806884765625-2.63393020629883-0.8411865234375-2.84479904174805-0.6016845703125-3.05569076538086-0.3621826171875-3.26660537719727-0.1226806640625-2.18115234375 0.0633583068847656-2.12548828125 0.184230804443359-2.06982421875 0.305126190185547-2.01416015625 0.426044464111328-1.95849609375 0.546985626220703-1.90283203125 0.667949676513672-1.84716796875 0.788936614990234-1.79150390625 0.909946441650391-1.73583984375 1.03097915649414-1.68017578125 1.15203475952148-1.62451171875 1.27311325073242-1.56884765625 1.39421463012695-1.51318359375 1.51533889770508-1.45751953125 1.6364860534668-1.40185546875 1.75765609741211-1.34619140625 1.87884902954102-2.032470703125 3.22113037109375-1.761474609375 3.28814697265625-1.490478515625 3.35479736328125-1.219482421875 3.42108154296875-0.948486328125 3.48699951171875-0.677490234375 3.55255126953125-0.406494140625 3.61773681640625-0.135498046875 3.68255615234375 4.328125 217.3125 4.34375 217 0.137725830078125 3.27166748046875 0.413299560546875 3.14678955078125 0.689056396484375 3.02154541015625 0.964996337890625 2.89593505859375 1.24111938476563 2.76995849609375 1.51742553710938 2.64361572265625 1.79391479492188 2.51690673828125 2.07058715820313 2.38983154296875 2.27487182617188 2.18112182617188 1.18681716918945 0.981739044189453 1.21970748901367 0.909160614013672 1.2525749206543 0.836559295654297 1.28541946411133 0.763935089111328 1.31824111938477 0.691287994384766 1.35103988647461 0.618618011474609 1.38381576538086 0.545925140380859 1.41656875610352 0.473209381103516 1.44929885864258 0.400470733642578 1.48200607299805 0.327709197998047 3.06204223632813 0.437042236328125 3.19259643554688 0.145721435546875 3.26300048828125-0.145751953125 3.12127685546875-0.437255859375 1.50760650634766-0.32794189453125 1.47231292724609-0.40081787109375 1.43706512451172-0.47369384765625 1.40186309814453-0.54656982421875 1.36670684814453-0.61944580078125 1.33159637451172-0.69232177734375 1.29653167724609-0.76519775390625 1.26151275634766-0.83807373046875 1.22653961181641-0.91094970703125 1.19161224365234-0.98382568359375 2.27862548828125-2.186279296875 2.07125854492188-2.38986206054688 1.79568481445313-2.51712036132813 1.51992797851563-2.64419555664063 1.24398803710938-2.77108764648438 0.967864990234375-2.89779663085938 0.691558837890625-3.02432250976563 0.415069580078125-3.15066528320313 0.138397216796875-3.27682495117188-0.231689453125-17.15869140625-0.696044921875-21.35693359375-2.791015625-55.296875-2.7109375-54.294921875-0.59814453125-21.728271484375-0.09716796875-18.117431640625 21.4541015625 20.970947265625 22.8076171875 23.491943359375 49.67578125 54.552734375 89 103.40625 2.67037963867188 2.83447265625 2.74929809570313 2.45654296875 2.82803344726563 2.07861328125 1.44348526000977 0.8975830078125 1.46310043334961 0.8031005859375 1.48269271850586 0.7086181640625 1.50226211547852 0.6141357421875 1.52180862426758 0.5196533203125 1.54133224487305 0.4251708984375 1.56083297729492 0.3306884765625 1.5803108215332 0.2362060546875 1.59976577758789 0.1417236328125 1.61919784545898 0.0472412109375 3.05569458007813-0.145721435546875 2.96798706054688-0.437042236328125 1.4511604309082-0.327709197998047 1.42930221557617-0.400470733642578 1.40746688842773-0.473209381103516 1.38565444946289-0.545925140380859 2.70596313476563-1.30990600585938 2.61898803710938-1.60049438476563 2.53219604492188-1.89089965820313 2.44558715820313-2.18112182617188 2.25735473632813-2.38983154296875 1.95578002929688-2.51690673828125 0.864856719970703-1.30599212646484 0.789531707763672-1.33762359619141 0.714229583740234-1.36920928955078 0.638950347900391-1.40074920654297 0.563694000244141-1.43224334716797 0.488460540771484-1.46369171142578 0.413249969482422-1.49509429931641 0.338062286376953-1.52645111083984 0.450653076171875-3.14678955078125 0.150177001953125-3.27166748046875-0.0781397819519043-1.34701490402222-0.23441743850708-1.48049592971802-0.937656402587891-3.36142349243164-1.5627326965332-3.89531326293945-2.18778610229492-4.42918014526367-6.25064086914063-10.4598693847656-8.75057983398438-12.5950622558594-11.2503356933594-14.7300720214844-13.7499084472656-16.8648986816406-34.997802734375-40.133544921875-114.09375-118.578125 21.234375-21.694091796875 26.5078125-25.964111328125 68.8359375-64.732421875 32.546875-27.296875 4.46188354492188-3.30908203125 4.54959106445313-3.09521484375 4.63711547851563-2.88134765625 4.72445678710938-2.66748046875 4.81161499023438-2.45361328125 4.89859008789063-2.23974609375 4.98538208007813-2.02587890625 5.07199096679688-1.81201171875 2.96593856811523-1.06751251220703 2.77475357055664-1.18108367919922 2.58354568481445-1.29470062255859 2.39231491088867-1.40836334228516 2.2010612487793-1.52207183837891 2.00978469848633-1.63582611083984 1.81848526000977-1.74962615966797 1.62716293334961-1.86347198486328 1.43581771850586-1.97736358642578 1.24444961547852-2.09130096435547 1.05305862426758-2.20528411865234 0.861644744873047-2.31931304931641 0.670207977294922-2.43338775634766 0.478748321533203-2.54750823974609 0.287265777587891-2.66167449951172 0.0957603454589844-2.77588653564453-0.101806640625-2.62725830078125-0.305419921875-2.59686279296875-0.509033203125-2.56683349609375-0.712646484375-2.53717041015625-0.916259765625-2.50787353515625-1.119873046875-2.47894287109375-1.323486328125-2.45037841796875-1.527099609375-2.42218017578125-1.02832412719727-1.42492294311523-1.06936264038086-1.33334732055664-1.11042404174805-1.24174880981445-1.15150833129883-1.15012741088867-1.1926155090332-1.0584831237793-1.23374557495117-0.966815948486328-1.27489852905273-0.875125885009766-1.31607437133789-0.783412933349609-1.35727310180664-0.691677093505859-1.39849472045898-0.599918365478516-1.43973922729492-0.508136749267578-1.48100662231445-0.416332244873047-1.52229690551758-0.324504852294922-1.5636100769043-0.232654571533203-1.60494613647461-0.140781402587891z"/>
          <dr3d:rotate draw:style-name="gr10" draw:layer="layout" svg:viewBox="9041.265625 -6553 290.53125 488" svg:d="M9183.578125-6553l-11.5516967773438 0.310577392578125-11.2525024414063 0.920135498046875-10.9529418945313 1.52987670898438-10.6530151367188 2.13980102539063-10.3527221679688 2.74990844726563-10.0520629882813 3.36019897460938-9.75103759765625 3.97067260742188-9.44964599609375 4.58132934570313-10.03857421875 5.95172119140625-9.18603515625 6.52337646484375-8.33349609375 7.09539794921875-7.48095703125 7.66778564453125-6.62841796875 8.24053955078125-5.77587890625 8.81365966796875-4.92333984375 9.38714599609375-4.07080078125 9.96099853515625-0.434295654296875 1.39010620117188-0.376983642578125 1.38113403320313-0.319488525390625 1.37197875976563-0.261810302734375 1.36264038085938-0.203948974609375 1.35311889648438-0.145904541015625 1.34341430664063-0.087677001953125 1.33352661132813-0.029266357421875 1.32345581054688 0.147918701171875 3.03958129882813 0.184864044189453 1.47040939331055 0.258769989013672 1.43751907348633 0.332653045654297 1.4046516418457 0.406513214111328 1.37180709838867 0.480350494384766 1.33898544311523 0.554164886474609 1.30618667602539 0.627956390380859 1.27341079711914 0.701725006103516 1.24065780639648 0.775470733642578 1.20792770385742 0.849193572998047 1.17522048950195 0.922893524169922 1.14253616333008 0.996570587158203 1.1098747253418 2.21408081054688 2.12185668945313 2.41262817382813 1.92843627929688 2.50363159179688 1.67190551757813 2.59481811523438 1.41519165039063 2.68618774414063 1.15829467773438 2.77774047851563 0.901214599609375 2.86947631835938 0.643951416015625 2.96139526367188 0.386505126953125 3.05349731445313 0.128875732421875 1.53661727905273-0.04486083984375 1.51022720336914-0.13458251953125 1.48381423950195-0.22430419921875 1.45737838745117-0.31402587890625 1.4309196472168-0.40374755859375 1.40443801879883-0.49346923828125 1.37793350219727-0.58319091796875 1.35140609741211-0.67291259765625 1.32485580444336-0.76263427734375 1.29828262329102-0.85235595703125 1.27168655395508-0.94207763671875 1.24506759643555-1.03179931640625 2.41018676757813-2.332763671875 2.30343627929688-2.691650390625 14.25-21.421875 2.91510009765625-3.68408203125 3.15570068359375-3.44677734375 3.39666748046875-3.20947265625 3.63800048828125-2.97216796875 3.87969970703125-2.73486328125 4.12176513671875-2.49755859375 4.36419677734375-2.26025390625 4.60699462890625-2.02294921875 4.84494018554688-1.77978515625 5.07766723632813-1.54248046875 5.31021118164063-1.30517578125 5.54257202148438-1.06787109375 5.77474975585938-0.83056640625 6.00674438476563-0.59326171875 6.23855590820313-0.35595703125 6.47018432617188-0.11865234375 8.31881713867188 0.329620361328125 8.05789184570313 0.988983154296875 7.79678344726563 1.64852905273438 7.53549194335938 2.30825805664063 7.27401733398438 2.96817016601563 7.01235961914063 3.62826538085938 6.75051879882813 4.28854370117188 6.48849487304688 4.94900512695313 6.32229614257813 5.73995971679688 2.84479904174805 2.9869270324707 2.63393020629883 3.06486129760742 2.4230842590332 3.14277267456055 2.21226119995117 3.22066116333008 2.00146102905273 3.29852676391602 1.79068374633789 3.37636947631836 1.57992935180664 3.45418930053711 1.36919784545898 3.53198623657227 1.15848922729492 3.60976028442383 0.947803497314453 3.6875114440918 0.737140655517578 3.76523971557617 0.526500701904297 3.84294509887695 0.315883636474609 3.92062759399414 0.105289459228516 3.99828720092773-0.537628173828125 11.4228515625-0.672069549560547 5.489501953125-0.940937042236328 5.341552734375-1.2098274230957 5.193603515625-1.47874069213867 5.045654296875-1.74767684936523 4.897705078125-2.01663589477539 4.749755859375-2.28561782836914 4.601806640625-2.55462265014648 4.453857421875-2.82365036010742 4.305908203125-3.09270095825195 4.157958984375-3.36177444458008 4.010009765625-3.6308708190918 3.862060546875-3.89999008178711 3.714111328125-4.16913223266602 3.566162109375-7.90426635742188 5.75616455078125-8.52517700195313 5.16326904296875-9.14590454101563 4.57073974609375-9.76644897460938 3.97857666015625-10.3868103027344 3.38677978515625-11.0069885253906 2.79534912109375-11.6269836425781 2.20428466796875-12.2467956542969 1.61358642578125-8.06912231445313 1.18505859375-3.6308708190918 0.8397216796875-3.36177444458008 1.0045166015625-3.09270095825195 1.1693115234375-2.82365036010742 1.3341064453125-2.55462265014648 1.4989013671875-2.28561782836914 1.6636962890625-2.01663589477539 1.8284912109375-1.74767684936523 1.9932861328125-1.47874069213867 2.1580810546875-1.2098274230957 2.3228759765625-0.940937042236328 2.4876708984375-0.672069549560547 2.6524658203125-0.403224945068359 2.8172607421875-0.134403228759766 2.9820556640625 0.105464935302734 2.25696182250977 0.316379547119141 2.18886947631836 0.527271270751953 2.12080001831055 0.738140106201172 2.05275344848633 0.948986053466797 1.9847297668457 1.15980911254883 1.91672897338867 1.37060928344727 1.84875106811523 1.58138656616211 1.78079605102539 1.79214096069336 1.71286392211914 2.00287246704102 1.64495468139648 2.21358108520508 1.57706832885742 2.42426681518555 1.50920486450195 2.63492965698242 1.44136428833008 2.8455696105957 1.3735466003418 6.32296752929688 2.54373168945313 74.09375 18.3125 5.184814453125 2.0244140625 4.855224609375 2.1943359375 4.525634765625 2.3642578125 4.196044921875 2.5341796875 3.866455078125 2.7041015625 3.536865234375 2.8740234375 3.207275390625 3.0439453125 2.877685546875 3.2138671875 2.54876708984375 3.38821411132813 2.22027587890625 3.56710815429688 1.89141845703125 3.74618530273438 1.56219482421875 3.92544555664063 1.23260498046875 4.10488891601563 0.90264892578125 4.28451538085938 0.57232666015625 4.46432495117188 0.24163818359375 4.64431762695313-0.010986328125 3.37481307983398-0.185302734375 3.29239273071289-0.359619140625 3.2099494934082-0.533935546875 3.12748336791992-0.708251953125 3.04499435424805-0.882568359375 2.96248245239258-1.056884765625 2.87994766235352-1.231201171875 2.79738998413086-1.405517578125 2.71480941772461-1.579833984375 2.63220596313477-1.754150390625 2.54957962036133-1.928466796875 2.4669303894043-2.102783203125 2.38425827026367-2.277099609375 2.30156326293945-2.451416015625 2.21884536743164-2.625732421875 2.13610458374023-2.89874267578125 2.10314559936523-3.04193115234375 1.96762466430664-3.18511962890625 1.83208084106445-3.32830810546875 1.69651412963867-7.086181640625 2.98623657226563-7.658935546875 2.44369506835938-8.231689453125 1.90097045898438-8.804443359375 1.35806274414063-9.377197265625 0.814971923828125-9.949951171875 0.271697998046875-5.24853515625-0.159698486328125-5.21044921875-0.479217529296875-5.17236328125-0.798919677734375-5.13427734375-1.11880493164063-5.09619140625-1.43887329101563-5.05810546875-1.75912475585938-5.02001953125-2.07955932617188-4.98193359375-2.40017700195313-35.046875-22.046875-2.49172973632813-1.527099609375-2.36593627929688-1.323486328125-2.24032592773438-1.119873046875-2.11489868164063-0.916259765625-1.98965454101563-0.712646484375-1.86459350585938-0.509033203125-0.885456085205078-0.17816162109375-0.854259490966797-0.12725830078125-0.823085784912109-0.07635498046875-0.791934967041016-0.02545166015625-3.04461669921875 0.14794921875-1.48099517822266 0.1849365234375-1.45339202880859 0.2589111328125-1.42574310302734 0.3328857421875-1.39804840087891 0.4068603515625-1.37030792236328 0.4808349609375-1.34252166748047 0.5548095703125-1.31468963623047 0.6287841796875-1.28681182861328 0.7027587890625-1.25888824462891 0.7767333984375-1.23091888427734 0.8507080078125-2.37774658203125 1.92333984375-2.26531982421875 2.21923828125-2.07058715820313 2.408203125-1.79391479492188 2.490234375-1.51742553710938 2.572265625-1.24111938476563 2.654296875-0.964996337890625 2.736328125-0.689056396484375 2.818359375-0.413299560546875 2.900390625-0.137725830078125 2.982421875 0.185302734375 3.05988311767578 0.555908203125 3.04491424560547 0.926513671875 3.02999114990234 1.297119140625 3.01511383056641 1.667724609375 3.00028228759766 2.038330078125 2.98549652099609 2.408935546875 2.97075653076172 2.779541015625 2.95606231689453 3.150146484375 2.94141387939453 3.520751953125 2.92681121826172 8.1533203125 5.80999755859375 9.6357421875 5.75213623046875 11.1181640625 5.69464111328125 10.0795593261719 4.72994995117188 9.62527465820313 4.09988403320313 9.17080688476563 3.46963500976563 8.71615600585938 2.83920288085938 8.26132202148438 2.20858764648438 7.80630493164063 1.57778930664063 7.35110473632813 0.946807861328125 6.89572143554688 0.315643310546875 16.2333679199219-0.460723876953125 15.3718566894531-1.38229370117188 14.5101623535156-2.30404663085938 13.6482849121094-3.22598266601563 12.7862243652344-4.14810180664063 11.9239807128906-5.07040405273438 11.0615539550781-5.99288940429688 5.20730972290039-3.34243392944336 4.99163436889648-3.57312393188477 5.06615829467773-4.06330108642578 4.73947525024414-4.27391815185547 4.41276931762695-4.48458099365234 4.08604049682617-4.69528961181641 3.7592887878418-4.90604400634766 3.43251419067383-5.11684417724609 3.10571670532227-5.32769012451172 2.77889633178711-5.53858184814453 2.45205307006836-5.74951934814453 2.12518692016602-5.96050262451172 1.79829788208008-6.17153167724609 1.47138595581055-6.38260650634766 1.14445114135742-6.59372711181641 0.817493438720703-6.80489349365234 0.654022216796875-14.2434692382813-0.230159759521484-8.926025390625-0.690464019775391-8.537841796875-1.1507453918457-8.149658203125-1.61100387573242-7.761474609375-2.07123947143555-7.373291015625-2.53145217895508-6.985107421875-2.99164199829102-6.596923828125-3.45180892944336-6.208740234375-3.91195297241211-5.820556640625-4.37207412719727-5.432373046875-4.83217239379883-5.044189453125-5.2922477722168-4.656005859375-5.75230026245117-4.267822265625-6.21232986450195-3.879638671875-6.67233657836914-3.491455078125-7.13232040405273-3.103271484375-2.7333984375-1.08984375-2.9267578125-1.08984375-6.43359375-2.1796875 9.98284912109375-4.037841796875 9.33502197265625-4.508056640625 8.68682861328125-4.978271484375 8.03826904296875-5.448486328125 7.38934326171875-5.918701171875 6.74005126953125-6.388916015625 6.09039306640625-6.859130859375 5.44036865234375-7.329345703125 4.79586791992188-7.80026245117188 4.15701293945313-8.27175903320313 3.51797485351563-8.74307250976563 2.87875366210938-9.21420288085938 2.23934936523438-9.68515014648438 1.59976196289063-10.1559143066406 0.959991455078125-10.6264953613281 0.320037841796875-11.0968933105469-0.673797607421875-14.9992065429688-2.02127075195313-14.4231567382813-1.5158805847168-6.99544525146484-1.85268020629883-6.85129547119141-2.18945693969727-6.70709991455078-2.52621078491211-6.56285858154297-2.86294174194336-6.41857147216797-3.19964981079102-6.27423858642578-3.53633499145508-6.12985992431641-3.87299728393555-5.98543548583984-8.75588989257813-11.5374145507813-10.1022644042969-10.9591674804688-11.0705871582031-10.0027465820313-11.6611022949219-8.66864013671875-6.05205154418945-3.83414459228516-6.19974899291992-3.50075531005859-6.34746932983398-3.16741180419922-6.49521255493164-2.83411407470703-6.64297866821289-2.50086212158203-6.79076766967773-2.16765594482422-14.0249938964844-3.33587646484375-14.6164245605469-2.00360107421875z"/>
          <dr3d:rotate draw:style-name="gr19" draw:layer="layout" svg:viewBox="9442.734375 -6570 369.90625 513.90625" svg:d="M9719.625-6537.078125l-6.17212677001953-3.98474502563477-6.49883270263672-3.72768783569336-13.9779663085938-6.68429565429688-15.2853393554688-5.65634155273438-16.5930786132813-4.62857055664063-17.9011840820313-3.60098266601563-19.2096557617188-2.57357788085938-20.5184936523438-1.54635620117188-21.8276977539063-0.519317626953125-5.75677490234375 0.1171875-5.96148681640625 0.33984375-6.16583251953125 0.5625-6.36981201171875 0.78515625-13.35009765625 2.23828125-14.16162109375 3.12890625-8.48873901367188 2.18634033203125-7.94656372070313 2.34051513671875-7.40420532226563 2.49505615234375-6.86166381835938 2.64996337890625-6.31893920898438 2.80523681640625-5.77603149414063 2.96087646484375-5.23294067382813 3.11688232421875-4.68966674804688 3.27325439453125h-3.09375l-3.26657104492188 0.15020751953125-3.13162231445313 0.43914794921875-1.5151481628418 0.328041076660156-1.48134231567383 0.400413513183594-1.44751358032227 0.472831726074219-1.41366195678711 0.545295715332031-1.37978744506836 0.617805480957031-1.34589004516602 0.690361022949219-1.31196975708008 0.762962341308594-1.27802658081055 0.835609436035156-1.24406051635742 0.908302307128906-1.2100715637207 0.981040954589844-2.31808471679688 2.18048095703125-2.10421752929688 2.38983154296875-1.82424926757813 2.51690673828125-1.54409790039063 2.64361572265625-0.666934967041016 1.36920928955078-0.596828460693359 1.40074920654297-0.983245849609375 2.89593505859375-0.702545166015625 3.02154541015625-0.421661376953125 3.14678955078125-0.140594482421875 3.27166748046875 2.9375 97.625 2.953125 97.640625-1.390625 108.5-1.390625 108.5 0.0508995056152344 1.59576034545898 0.152683258056641 1.60562515258789 0.254444122314453 1.6154670715332 0.356182098388672 1.62528610229492 0.457897186279297 1.63508224487305 0.559589385986328 1.64485549926758 1.42416381835938 3.31893920898438 1.83065795898438 3.35775756835938 2.23696899414063 3.39639282226563 2.64309692382813 3.43484497070313 3.04904174804688 3.47311401367188 3.25778198242188 3.27392578125 3.25759887695313 2.83740234375 3.25723266601563 2.40087890625 3.25668334960938 1.96435546875 1.62807846069336 0.8184814453125 1.62787246704102 0.7093505859375 1.62764358520508 0.6002197265625 1.62739181518555 0.4910888671875 1.62711715698242 0.3819580078125 1.6268196105957 0.2728271484375 1.62649917602539 0.1636962890625 1.62615585327148 0.0545654296875 1.06456756591797-0.0812950134277344 1.33625030517578-0.243869781494141 3.48736572265625-0.975372314453125 4.57354736328125-1.62539672851563 5.65936279296875-2.27523803710938 14.57470703125-6.499267578125 18.91357421875-9.096435546875 37.671875-18.09375 11.27880859375-5.14453125 3.74884033203125-1.5966796875 2.48797607421875-0.9462890625 21.6071472167969-8.033935546875 20.7939758300781-9.043212890625 19.9806213378906-10.052490234375 19.1670837402344-11.061767578125 18.3533630371094-12.071044921875 17.5394592285156-13.080322265625 16.7253723144531-14.089599609375 15.9111022949219-15.098876953125 17.0779113769531-18.6262512207031 14.8002624511719-19.0820007324219 12.5227966308594-19.5379333496094 10.2455139160156-19.9940490722656 4.26883316040039-10.1681251525879 3.69958114624023-10.2822227478027 3.13035202026367-10.3963432312012 2.5611457824707-10.5104866027832 1.99196243286133-10.6246528625488 1.42280197143555-10.738842010498 0.853664398193359-10.8530540466309 0.284549713134766-10.9672889709473-0.390350341796875-13.209228515625-1.17092895507813-13.072998046875-1.95132446289063-12.936767578125-2.73153686523438-12.800537109375-3.51156616210938-12.664306640625-4.29141235351563-12.528076171875-5.07107543945313-12.391845703125-5.85055541992188-12.255615234375-6.52301025390625-11.88134765625-7.08880615234375-11.28076171875-7.65496826171875-10.68017578125-8.22149658203125-10.07958984375-8.78839111328125-9.47900390625-9.35565185546875-8.87841796875-9.92327880859375-8.27783203125zM9654.515625-6208.546875l-9.19845581054688 5.66375732421875-11.7866516113281 6.59649658203125-31.337158203125 15.98974609375-93.724609375 43.15625 1.5625-89.421875 0.921875-89.125-4.953125-169.546875 0.573455810546875-0.26806640625 0.642120361328125-0.33544921875 1.489501953125-0.873046875 1.761962890625-1.142578125 2.032958984375-1.412109375 7.04815673828125-4.295654296875 7.49237060546875-3.722900390625 7.93695068359375-3.150146484375 8.38189697265625-2.577392578125 8.82720947265625-2.004638671875 9.27288818359375-1.431884765625 9.71893310546875-0.859130859375 10.1653442382813-0.286376953125 17.0712890625 0.339141845703125 15.8701171875 1.01754760742188 14.6689453125 1.69613647460938 13.4677734375 2.37490844726563 12.2666015625 3.05386352539063 11.0654296875 3.73300170898438 5.082275390625 2.12123489379883 4.781982421875 2.29108810424805 4.481689453125 2.46096420288086 4.181396484375 2.63086318969727 7.326416015625 5.347412109375 6.944091796875 5.788330078125 6.561767578125 6.229248046875 6.179443359375 6.670166015625 5.797119140625 7.111083984375 5.414794921875 7.552001953125 5.032470703125 7.992919921875 4.650146484375 8.433837890625 4.17996215820313 8.70111083984375 3.62203979492188 8.79449462890625 3.06430053710938 8.88751220703125 2.50674438476563 8.98016357421875 1.94937133789063 9.07244873046875 1.39218139648438 9.16436767578125 0.835174560546875 9.25592041015625 0.278350830078125 9.34710693359375-0.372989654541016 10.84716796875-1.11898422241211 10.65087890625-1.8650016784668 10.45458984375-2.61104202270508 10.25830078125-3.35710525512695 10.06201171875-4.10319137573242 9.86572265625-4.84930038452148 9.66943359375-5.59543228149414 9.47314453125-6.34158706665039 9.27685546875-7.08776473999023 9.08056640625-7.83396530151367 8.88427734375-8.5801887512207 8.68798828125-19.3991394042969 16.787109375z"/>
          <dr3d:rotate draw:style-name="gr16" draw:layer="layout" svg:viewBox="9832.140625 -6646 421.0625 58.375" svg:d="M10144.6875-6646l-66.046875 1.5625-66.03125 1.546875h-137.984375l-4.008056640625-0.087890625-4.900146484375-0.287109375-12.482421875-1.171875-12.404296875-1.162109375-4.806884765625-0.294677734375-3.882568359375-0.105712890625v57.4375l93.015625 0.46875 93.03125 0.46875 65.578125-1.703125 65.578125-1.71875 103.859375 2.484375v-57.4375z"/>
          <dr3d:rotate draw:style-name="gr3" draw:layer="layout" svg:viewBox="10273.5625 -6558.375 267.890625 349.375" svg:d="M10424.25-6558.375l-15.5610656738281 0.6064453125-14.9020690917969 1.8076171875-14.2432556152344 3.0087890625-13.5846252441406 4.2099609375-12.9261779785156 5.4111328125-12.2679138183594 6.6123046875-11.6098327636719 7.8134765625-10.9519348144531 9.0146484375-5.40655899047852 5.14252090454102-5.05758285522461 5.34359359741211-4.7086296081543 5.5446891784668-4.35969924926758 5.74580764770508-4.01079177856445 5.94694900512695-3.66190719604492 6.14811325073242-3.31304550170898 6.34930038452148-2.96420669555664 6.55051040649414-2.61539077758789 6.75174331665039-2.26659774780273 6.95299911499023-1.91782760620117 7.15427780151367-1.5690803527832 7.3555793762207-2.09201049804688 15.3151550292969-0.697296142578125 16.1206359863281 0.654052734375 15.8078308105469 1.962158203125 15.9350891113281 3.270263671875 16.0621643066406 4.578369140625 16.1890563964844 5.886474609375 16.3157653808594 7.194580078125 16.4422912597656 8.502685546875 16.5686340332031 9.810791015625 16.6947937011719 11.8095397949219 17.4514465332031 12.1784973144531 15.1239929199219 6.2275505065918 6.68925857543945 6.31972122192383 6.10746383666992 6.41186904907227 5.52569198608398 6.50399398803711 4.94394302368164 6.59609603881836 4.36221694946289 6.68817520141602 3.78051376342773 6.78023147583008 3.19883346557617 6.87226486206055 2.6171760559082 6.96427536010742 2.03554153442383 7.0562629699707 1.45392990112305 7.14822769165039 0.872341156005859 7.24016952514648 0.290775299072266 7.70510864257813-0.223358154296875 7.92794799804688-0.669952392578125 8.15097045898438-1.11636352539063 8.37417602539063-1.56259155273438 8.59756469726563-2.00863647460938 8.82113647460938-2.45449829101563 9.04489135742188-2.90017700195313 9.26882934570313-3.34567260742188 11.1233215332031-4.70217895507813 9.63961791992188-4.95431518554688 4.26347732543945-2.5717658996582 3.89262008666992-2.63486862182617 3.52178573608398-2.69799423217773 3.15097427368164-2.76114273071289 2.78018569946289-2.82431411743164 2.40942001342773-2.88750839233398 2.03867721557617-2.95072555541992 1.6679573059082-3.01396560668945 1.29726028442383-3.07722854614258 0.926586151123047-3.1405143737793 0.555934906005859-3.20382308959961 0.185306549072266-3.26715469360352-0.121551513671875-2.90557861328125-0.364532470703125-2.82244873046875-0.607330322265625-2.73968505859375-0.849945068359375-2.65728759765625-1.09237670898438-2.57525634765625-1.33462524414063-2.49359130859375-1.57669067382813-2.41229248046875-1.81857299804688-2.33135986328125-1.997314453125-2.14749145507813-1.04205322265625-0.966136932373047-1.07098388671875-0.894428253173828-1.09991455078125-0.822742462158203-1.12884521484375-0.751079559326172-1.15777587890625-0.679439544677734-1.18670654296875-0.607822418212891-1.21563720703125-0.536228179931641-1.24456787109375-0.464656829833984-1.27349853515625-0.393108367919922-1.30242919921875-0.321582794189453-1.33135986328125-0.250080108642578-1.36029052734375-0.178600311279297-1.38922119140625-0.107143402099609-1.41815185546875-0.0357093811035156-2.208251953125 0.084930419921875-2.136474609375 0.254669189453125-2.064697265625 0.424224853515625-1.992919921875 0.593597412109375-1.921142578125 0.762786865234375-1.849365234375 0.931793212890625-1.777587890625 1.10061645507813-1.705810546875 1.26925659179688-12.859375 10.703125-2.37873077392578 1.76531982421875-2.56005096435547 1.65142822265625-2.74141693115234 1.53753662109375-2.92282867431641 1.42364501953125-6.39007568359375 2.505615234375-7.11627197265625 2.050048828125-7.84283447265625 1.594482421875-8.56976318359375 1.138916015625-9.29705810546875 0.683349609375-10.0247192382813 0.227783203125-3.94994354248047-0.220462799072266-3.94550323486328-0.661403656005859-3.94101715087891-1.10236740112305-3.93648529052734-1.54335403442383-3.93190765380859-1.9843635559082-3.92728424072266-2.42539596557617-3.92261505126953-2.86645126342773-3.91790008544922-3.30752944946289-3.91313934326172-3.74863052368164-3.90833282470703-4.18975448608398-7.80206298828125-9.70297241210938-7.78228759765625-11.4677429199219-7.76214599609375-13.2326965332031-6.61376953125-12.7309875488281-5.73193359375-12.2946472167969-4.85009765625-11.8584899902344-3.96826171875-11.4225158691406-3.08642578125-10.9867248535156-2.20458984375-10.5511169433594-1.32275390625-10.1156921386719-0.44091796875-9.68045043945313 0.435821533203125-9.96530151367188 1.30758666992188-9.42312622070313 0.980762481689453-4.5081901550293 1.19877243041992-4.37257766723633 1.41680526733398-4.23694229125977 1.63486099243164-4.10128402709961 1.85293960571289-3.96560287475586 2.07104110717773-3.82989883422852 2.28916549682617-3.69417190551758 2.5073127746582-3.55842208862305 2.72548294067383-3.42264938354492 2.94367599487305-3.2868537902832 3.16189193725586-3.15103530883789 3.38013076782227-3.01519393920898 6.74267578125-5.15841674804688 7.20849609375-4.47122192382813 7.67431640625-3.78384399414063 8.14013671875-3.09628295898438 8.60595703125-2.40853881835938 9.07177734375-1.72061157226563 9.53759765625-1.03250122070313 10.00341796875-0.344207763671875 4.68600463867188 0.154571533203125 4.76492309570313 0.463836669921875 4.84365844726563 0.773284912109375 4.92221069335938 1.08291625976563 5.00057983398438 1.39273071289063 5.07876586914063 1.70272827148438 5.15676879882813 2.01290893554688 5.23458862304688 2.32327270507813 35.96875 19.234375 4.321533203125 2.173828125 1.91293334960938 0.85400390625 1.74795532226563 0.69873046875 1.58316040039063 0.54345703125 1.41854858398438 0.38818359375 1.25411987304688 0.23291015625 0.565456390380859 0.0582275390625 0.524417877197266 0.0194091796875 1.42070770263672-0.0357093811035156 1.39685821533203-0.107143402099609 1.37296295166016-0.178600311279297 1.34902191162109-0.250080108642578 1.32503509521484-0.321582794189453 1.30100250244141-0.393108367919922 1.27692413330078-0.464656829833984 1.25279998779297-0.536228179931641 1.22863006591797-0.607822418212891 1.20441436767578-0.679439544677734 1.18015289306641-0.751079559326172 1.15584564208984-0.822742462158203 2.23858642578125-1.86056518554688 2.14080810546875-2.14749145507813 1.96139526367188-2.33135986328125 1.70046997070313-2.41229248046875 1.43936157226563-2.49359130859375 1.17807006835938-2.57525634765625 0.916595458984375-2.65728759765625 0.654937744140625-2.73968505859375 0.393096923828125-2.82244873046875 0.131072998046875-2.90557861328125-0.186580657958984-2.82696151733398-0.559726715087891-2.81485366821289-0.932849884033203-2.8027229309082-1.30595016479492-2.79056930541992-1.67902755737305-2.77839279174805-2.05208206176758-2.76619338989258-2.42511367797852-2.75397109985352-2.79812240600586-2.74172592163086-3.17110824584961-2.72945785522461-3.54407119750977-2.71716690063477-8.20693969726563-5.39736938476563-9.69851684570313-5.34793090820313-11.1899108886719-5.29830932617188-10.2421569824219-4.36160278320313-9.79666137695313-3.78024291992188-9.35098266601563-3.19906616210938-8.90512084960938-2.61807250976563-8.45907592773438-2.03726196289063-8.01284790039063-1.45663452148438-7.56643676757813-0.876190185546875z"/>
          <dr3d:rotate draw:style-name="gr20" draw:layer="layout" svg:viewBox="10604.828125 -6556 311.296875 490.53125" svg:d="M10757.375-6556l-15.9616394042969 0.451202392578125-15.1777648925781 1.34201049804688-14.3937072753906 2.23300170898438-13.6094665527344 3.12417602539063-12.8250427246094 4.01553344726563-12.0404357910156 4.90707397460938-11.2556457519531 5.79879760742188-10.4706726074219 6.69070434570313-5.56072616577148 4.15209197998047-5.20950698852539 4.38788604736328-4.8582649230957 4.62363433837891-4.50699996948242 4.85933685302734-4.15571212768555 5.09499359130859-3.80440139770508 5.33060455322266-3.45306777954102 5.56616973876953-3.10171127319336 5.80168914794922-2.75033187866211 6.03716278076172-2.39892959594727 6.27259063720703-2.04750442504883 6.50797271728516-1.6960563659668 6.74330902099609-1.34458541870117 6.97859954833984-0.993091583251953 7.21384429931641-0.931610107421875 15.1332397460938 0.82830810546875 24.0725402832031 1.26822662353516 11.2865104675293 1.83754730224609 10.7867012023926 2.40682220458984 10.2869148254395 2.97605133056641 9.78715133666992 3.54523468017578 9.28741073608398 4.11437225341797 8.78769302368164 4.68346405029297 8.28799819946289 5.25251007080078 7.78832626342773 5.82151031494141 7.28867721557617 6.39046478271484 6.7890510559082 6.95937347412109 6.28944778442383 7.52823638916016 5.78986740112305 8.09705352783203 5.29030990600586 8.66582489013672 4.79077529907227-6.68371963500977 4.3026123046875-6.25234603881836 4.5230712890625-5.82099533081055 4.7435302734375-5.38966751098633 4.9639892578125-4.9583625793457 5.1844482421875-4.52708053588867 5.4049072265625-4.09582138061523 5.6253662109375-3.66458511352539 5.8458251953125-3.23337173461914 6.0662841796875-2.80218124389648 6.2867431640625-2.37101364135742 6.5072021484375-1.93986892700195 6.7276611328125-1.50874710083008 6.9481201171875-1.0776481628418 7.1685791015625-0.646572113037109 7.3890380859375-0.215518951416016 7.6094970703125 0.663604736328125 14.3561706542969 0.829540252685547 6.9456672668457 1.16139602661133 6.79069137573242 1.4932746887207 6.63569259643555 1.82517623901367 6.48067092895508 2.15710067749023 6.32562637329102 2.48904800415039 6.17055892944336 2.82101821899414 6.01546859741211 3.15301132202148 5.86035537719727 3.48502731323242 5.70521926879883 3.81706619262695 5.5500602722168 4.14912796020508 5.39487838745117 4.4812126159668 5.23967361450195 9.95877075195313 10.0136413574219 10.4253234863281 8.738525390625 10.9674987792969 7.594482421875 11.5098571777344 6.450439453125 12.0523986816406 5.306396484375 12.5951232910156 4.162353515625 13.1380310058594 3.018310546875 13.6811218261719 1.874267578125 14.2243957519531 0.730224609375 15.771427154541-0.357780456542969 14.7537498474121-1.38385772705078 13.7360954284668-2.40988922119141 12.7184638977051-3.43587493896484 11.700855255127-4.46181488037109 10.6832695007324-5.48770904541016 9.66570663452148-6.51355743408203 8.64816665649414-7.53936004638672 7.63064956665039-8.56511688232422 6.61315536499023-9.59082794189453 5.59568405151367-10.6164932250977 4.5782356262207-11.6421127319336 3.56081008911133-12.6676864624023 2.54340744018555-13.6932144165039 1.52602767944336-14.7186965942383 0.508670806884766-15.7441329956055-0.232879638671875-9.04910278320313-0.698516845703125-8.51461791992188-1.16397094726563-7.98031616210938-1.62924194335938-7.44619750976563-2.09432983398438-6.91226196289063-2.55923461914063-6.37850952148438-3.02395629882813-5.84494018554688-1.68619155883789-2.72243881225586-1.80230331420898-2.58911514282227-3.37716674804688-4.2041015625-4.08450317382813-4.2333984375-4.79165649414063-4.2626953125-5.49862670898438-4.2919921875-6.20541381835938-4.3212890625-6.91201782226563-4.3505859375-7.61843872070313-4.3798828125-8.32467651367188-4.4091796875 11.1174621582031-5.882080078125 10.2548522949219-5.997802734375 9.39242553710938-6.113525390625 8.53018188476563-6.229248046875 7.66812133789063-6.344970703125 6.80624389648438-6.460693359375 5.94454956054688-6.576416015625 5.08303833007813-6.692138671875 5.086669921875-8.29470825195313 4.408447265625-9.04049682617188 3.730224609375-9.78646850585938 3.052001953125-10.5326232910156 2.373779296875-11.2789611816406 1.695556640625-12.0254821777344 1.017333984375-12.7721862792969 0.339111328125-13.5190734863281-0.731658935546875-15.4057312011719-0.914539337158203-7.38310623168945-1.28031539916992-7.16990280151367-1.64606857299805-6.9566764831543-2.01179885864258-6.74342727661133-2.37750625610352-6.53015518188477-2.74319076538086-6.31686019897461-3.10885238647461-6.10354232788086-3.47449111938477-5.89020156860352-3.84010696411133-5.67683792114258-4.2056999206543-5.46345138549805-4.57126998901367-5.25004196166992-4.93681716918945-5.0366096496582-5.30234146118164-4.82315444946289-5.66784286499023-4.60967636108398-11.244140625-7.707275390625-12.029296875-6.680419921875-12.814453125-5.653564453125-13.599609375-4.626708984375-14.384765625-3.599853515625-15.169921875-2.572998046875-15.955078125-1.546142578125zM10760.171875-6121l-9.70608520507813-0.353790283203125-9.11447143554688-1.06149291992188-8.52304077148438-1.76937866210938-4.03979110717773-1.15020370483398-3.89200210571289-1.32724380493164-3.74423599243164-1.50430679321289-3.59649276733398-1.68139266967773-3.44877243041992-1.85850143432617-3.30107498168945-2.0356330871582-3.15340042114258-2.21278762817383-3.0057487487793-2.38996505737305-2.85811996459961-2.56716537475586-2.71051406860352-2.74438858032227-2.28900909423828-2.69805145263672-2.13854217529297-2.81482696533203-1.98812103271484-2.93155670166016-1.83774566650391-3.04824066162109-1.68741607666016-3.16487884521484-1.53713226318359-3.28147125244141-2.62359619140625-6.91253662109375-2.02301025390625-7.37835693359375-1.42279052734375-7.84381103515625-0.82293701171875-8.30889892578125-0.22344970703125-8.77362060546875 0.314384460449219-5.33624267578125 0.866950988769531-5.13958740234375 1.41947174072266-4.94293212890625 1.97194671630859-4.74627685546875 2.52437591552734-4.54962158203125 3.07675933837891-4.35296630859375 3.62909698486328-4.15631103515625 4.18138885498047-3.95965576171875 4.73363494873047-3.76300048828125 5.28583526611328-3.56634521484375 5.83798980712891-3.36968994140625 6.39009857177734-3.17303466796875 14.4363403320313-5.756103515625 16.6442260742188-4.969482421875 17.281982421875 5.42822265625 14.649658203125 5.43115234375 6.33724975585938 2.71575927734375 5.67861938476563 2.71539306640625 5.01980590820313 2.71466064453125 4.36080932617188 2.71356201171875 3.11627197265625 2.22271728515625 2.91522216796875 2.31463623046875 2.71417236328125 2.40655517578125 2.51312255859375 2.49847412109375 2.31207275390625 2.59039306640625 2.11102294921875 2.68231201171875 1.90997314453125 2.77423095703125 1.70892333984375 2.86614990234375 1.50787353515625 2.95806884765625 1.30682373046875 3.04998779296875 1.10577392578125 3.14190673828125 0.90472412109375 3.23382568359375 0.70367431640625 3.32574462890625 0.50262451171875 3.41766357421875 0.30157470703125 3.50958251953125 0.10052490234375 3.60150146484375-0.295196533203125 10.1653137207031-0.885711669921875 9.37887573242188-1.47640991210938 8.59262084960938-2.06729125976563 7.80654907226563-1.25528335571289 3.60855484008789-1.40307235717773 3.41210556030273-1.55088424682617 3.21567916870117-1.6987190246582 3.0192756652832-1.84657669067383 2.82289505004883-1.99445724487305 2.62653732299805-2.14236068725586 2.43020248413086-2.29028701782227 2.23389053344727-2.09197616577148 1.6915283203125-2.24466323852539 1.5823974609375-2.3973274230957 1.4732666015625-2.54996871948242 1.3641357421875-2.70258712768555 1.2550048828125-2.85518264770508 1.1458740234375-6.16806030273438 1.96435546875-6.77816772460938 1.52783203125-7.38809204101563 1.09130859375-7.99783325195313 0.65478515625zM10754.578125-6317.578125l-22.5908203125-11.097412109375-9.755126953125-5.25820922851563-8.728271484375-5.06430053710938-7.701416015625-4.87020874023438-6.674560546875-4.67593383789063-5.647705078125-4.48147583007813-4.620849609375-4.28683471679688-3.1102294921875-3.30230331420898-2.8970947265625-3.46744155883789-2.6839599609375-3.6325569152832-2.4708251953125-3.79764938354492-2.2576904296875-3.96271896362305-2.0445556640625-4.12776565551758-1.8314208984375-4.29278945922852-1.6182861328125-4.45779037475586-1.4051513671875-4.62276840209961-1.1920166015625-4.78772354125977-1.74462890625-10.0702209472656-0.89208984375-10.7297668457031-0.03955078125-11.3891296386719 0.284736633300781-4.77520370483398 0.543693542480469-4.62247085571289 0.802696228027344-4.4697151184082 1.06174468994141-4.31693649291992 1.32083892822266-4.16413497924805 1.57997894287109-4.01131057739258 1.83916473388672-3.85846328735352 2.09839630126953-3.70559310913086 2.35767364501953-3.55270004272461 2.61699676513672-3.39978408813477 2.87636566162109-3.24684524536133 3.13578033447266-3.0938835144043 3.39524078369141-2.94089889526367 3.65474700927734-2.78789138793945 3.91429901123047-2.63486099243164 4.17389678955078-2.48180770874023 6.38232421875-3.20217895507813 6.59619140625-2.77462768554688 6.81005859375-2.34725952148438 7.02392578125-1.92007446289063 7.23779296875-1.49307250976563 7.45166015625-1.06625366210938 7.66552734375-0.639617919921875 7.87939453125-0.213165283203125 13.1323547363281 0.402801513671875 12.1042175292969 1.20828247070313 11.0762634277344 2.01358032226563 5.15270614624023 1.30871963500977 4.89578628540039 1.50997543334961 4.63888931274414 1.71120834350586 4.38201522827148 1.91241836547852 4.12516403198242 2.11360549926758 3.86833572387695 2.31476974487305 3.61153030395508 2.51591110229492 3.3547477722168 2.7170295715332 3.09798812866211 2.91812515258789 2.84125137329102 3.11919784545898 2.10297012329102 2.64312362670898 1.96712875366211 2.80826187133789 1.8313102722168 2.9733772277832 1.69551467895508 3.13846969604492 1.55974197387695 3.30353927612305 1.42399215698242 3.46858596801758 2.44082641601563 7.43222045898438 1.89810180664063 8.09213256835938 1.35556030273438 8.75186157226563 0.813201904296875 9.41140747070313 0.271026611328125 10.0707702636719-0.123592376708984 5.02112197875977-0.370761871337891 4.89736557006836-0.617908477783203 4.77363204956055-0.865032196044922 4.64992141723633-1.11213302612305 4.5262336730957-1.35921096801758 4.40256881713867-1.60626602172852 4.27892684936523-1.85329818725586 4.15530776977539-2.10030746459961 4.03171157836914-2.34729385375977 3.90813827514648-2.59425735473633 3.78458786010742-2.8411979675293 3.66106033325195-3.08811569213867 3.53755569458008-3.33501052856445 3.4140739440918-3.58188247680664 3.29061508178711-3.82873153686523 3.16717910766602-5.62716674804688 4.21734619140625-6.33450317382813 4.10931396484375-7.04165649414063 4.00164794921875-7.74862670898438 3.89434814453125-8.45541381835938 3.78741455078125-9.16201782226563 3.68084716796875z"/>
          <dr3d:rotate draw:style-name="gr21" draw:layer="layout" svg:viewBox="11009.640625 -6572 319.671875 521" svg:d="M11298.921875-6131.40625l-1.40408325195313 0.038818359375-1.42330932617188 0.116455078125-1.44271850585938 0.194091796875-1.46231079101563 0.271728515625-1.48208618164063 0.349365234375-1.50204467773438 0.427001953125-1.52218627929688 0.504638671875-1.54251098632813 0.582275390625-9.99752807617188 3.34567260742188-10.7737121582031 2.90017700195313-11.5497131347656 2.45449829101563-12.3255310058594 2.00863647460938-13.1011657714844 1.56259155273438-13.8766174316406 1.11636352539063-30.078857421875 0.893310546875-10.6669921875-0.1845703125-11.5400390625-0.5537109375-12.4130859375-0.9228515625-13.2861328125-1.2919921875-14.13623046875-1.678955078125-14.96533203125-2.084716796875-32.4296875-5.392578125-0.625-134.078125 28.06005859375 6.922607421875 24.34228515625 4.946533203125 10.7760620117188 1.73178100585938 9.84552001953125 1.23721313476563 8.91461181640625 0.742462158203125 7.98333740234375 0.247528076171875 24.0849609375-0.348876953125 24.5126953125-1.047607421875 24.9404296875-1.747802734375 25.3681640625-2.449462890625 3.52788925170898-0.486148834228516 3.30044937133789-0.685024261474609 3.0729866027832-0.883922576904297 2.84550094604492-1.08284378051758 2.61799240112305-1.28178787231445 2.39046096801758-1.48075485229492 2.16290664672852-1.67974472045898 1.93532943725586-1.87875747680664 1.70772933959961-2.07779312133789 1.48010635375977-2.27685165405273 1.25246047973633-2.47593307495117 1.0247917175293-2.6750373840332 0.797100067138672-2.87416458129883 0.569385528564453-3.07331466674805 0.341648101806641-3.27248764038086 0.113887786865234-3.47168350219727-0.140625-3.41677856445313-0.421875-3.26608276367188-0.703125-3.11557006835938-0.984375-2.96524047851563-0.59765625-1.42630386352539-0.66796875-1.38879013061523-0.73828125-1.35129928588867-0.80859375-1.3138313293457-0.87890625-1.27638626098633-0.94921875-1.23896408081055-2.109375-2.36575317382813-2.312255859375-2.14749145507813-1.20721435546875-0.966136932373047-1.24127197265625-0.894428253173828-1.27532958984375-0.822742462158203-1.30938720703125-0.751079559326172-1.34344482421875-0.679439544677734-1.37750244140625-0.607822418212891-1.41156005859375-0.536228179931641-1.44561767578125-0.464656829833984-1.47967529296875-0.393108367919922-1.51373291015625-0.321582794189453-3.129638671875-0.428680419921875-3.265869140625-0.142852783203125-9.0703125 0.173095703125-11.0859375 0.520263671875-28.21875 2.087890625-28.216796875 2.095703125-11.081298828125 0.525634765625-9.061279296875 0.175537109375-6.038818359375-0.281219482421875-7.569580078125-0.843536376953125-19.7314453125-3.373291015625-25.8544921875-5.620361328125-31.9775390625-7.865966796875-2.78125-213.421875-0.135528564453125-3.26364135742188-0.406707763671875-3.13455200195313-0.678070068359375-3.00527954101563-0.949615478515625-2.87582397460938-1.22134399414063-2.74618530273438-1.49325561523438-2.61636352539063-1.76535034179688-2.48635864257813-2.03762817382813-2.35617065429688-2.24118041992188-2.14236450195313-1.17546463012695-0.964122772216797-1.21201705932617-0.892780303955078-1.2485466003418-0.821460723876953-1.28505325317383-0.750164031982422-1.32153701782227-0.678890228271484-1.35799789428711-0.607639312744141-1.39443588256836-0.536411285400391-1.43085098266602-0.465206146240234-1.46724319458008-0.394023895263672-1.50361251831055-0.322864532470703-3.11624145507813-0.432342529296875-3.26144409179688-0.147979736328125-3.263671875 0.147979736328125-3.123046875 0.432342529296875-1.5087890625 0.322864532470703-1.4736328125 0.394023895263672-1.4384765625 0.465206146240234-1.4033203125 0.536411285400391-1.3681640625 0.607639312744141-1.3330078125 0.678890228271484-1.2978515625 0.750164031982422-1.2626953125 0.821460723876953-1.2275390625 0.892780303955078-1.1923828125 0.964122772216797-2.279296875 2.14236450195313-2.07058715820313 2.36135864257813-1.79391479492188 2.49044799804688-1.51742553710938 2.61972045898438-0.655086517333984 1.35839462280273-0.586032867431641 1.39078140258789-0.964996337890625 2.87881469726563-0.689056396484375 3.00863647460938-0.413299560546875 3.13864135742188-0.137725830078125 3.26882934570313 2.328125 183.625 2.328125 183.625-0.46875 41.125-0.46875 41.140625 0.13330078125 3.347900390625 0.39990234375 3.211669921875 0.66650390625 3.075439453125 0.93310546875 2.939208984375 1.19970703125 2.802978515625 1.46630859375 2.666748046875 1.73291015625 2.530517578125 1.99951171875 2.394287109375 1.08636474609375 1.12682723999023 1.12628173828125 1.05429458618164 1.16619873046875 0.981739044189453 1.20611572265625 0.909160614013672 1.24603271484375 0.836559295654297 1.28594970703125 0.763935089111328 1.32586669921875 0.691287994384766 1.36578369140625 0.618618011474609 1.40570068359375 0.545925140380859 1.44561767578125 0.473209381103516 1.48553466796875 0.400470733642578 1.52545166015625 0.327709197998047 3.170654296875 0.437042236328125 3.330322265625 0.145721435546875 2.52099609375-0.087188720703125 2.45361328125-0.261688232421875 2.38623046875-0.436370849609375 2.31884765625-0.611236572265625 2.25146484375-0.786285400390625 2.18408203125-0.961517333984375 2.11669921875-1.13693237304688 2.04931640625-1.31253051757813 36.515625 5.884765625 16.798828125 2.260498046875 15.826171875 1.807861328125 14.8857421875 1.385498046875 13.9541015625 0.991455078125 13.0224609375 0.595947265625 12.0908203125 0.198974609375 9.07247924804688-0.160369873046875 9.39309692382813-0.480987548828125 19.747314453125-1.923095703125 21.027587890625-3.203369140625 22.306396484375-4.482177734375 14.6066589355469-3.70455932617188 12.6596984863281-3.97683715820313 10.7125549316406-4.24893188476563 4.62604141235352-2.22644424438477 4.13918685913086-2.29439926147461 3.65230941772461-2.36233139038086 3.16540908813477-2.43024063110352 2.67848587036133-2.49812698364258 2.1915397644043-2.56599044799805 1.70457077026367-2.63383102416992 1.21757888793945-2.7016487121582 0.426160335540772-1.37624883651733 0.304403781890869-1.39319467544556 0.182644367218018-1.41013765335083 0.0608820915222168-1.42707777023315-0.1259765625-3.06155395507813-0.3779296875-2.97384643554688-0.6298828125-2.88632202148438-0.8818359375-2.79898071289063-1.1337890625-2.71182250976563-1.3857421875-2.62484741210938-1.6376953125-2.53805541992188-1.8896484375-2.45144653320313-2.31741333007813-2.54367065429688-1.20930099487305-1.1448860168457-1.24306106567383-1.06022262573242-1.2768440246582-0.975536346435547-1.31064987182617-0.890827178955078-1.34447860717773-0.806095123291016-1.37833023071289-0.721340179443359-1.41220474243164-0.636562347412109-1.44610214233398-0.551761627197266-1.48002243041992-0.466938018798828-1.51396560668945-0.382091522216797-1.54793167114258-0.297222137451172-1.5819206237793-0.212329864501953-1.61593246459961-0.127414703369141z"/>
          <dr3d:rotate draw:style-name="gr22" draw:layer="layout" svg:viewBox="11335.421875 -6724 208.984375 649.71875" svg:d="M11485.796875-6146l-3.65484619140625 0.164794921875-3.52337646484375 0.494384765625-3.39227294921875 0.823974609375-1.64708709716797 0.53558349609375-1.61444854736328 0.61798095703125-1.58185577392578 0.70037841796875-1.54930877685547 0.78277587890625-3.00115966796875 1.812744140625-2.87152099609375 2.142333984375-2.74224853515625 2.471923828125-2.51004028320313 2.70489501953125-2.17477416992188 2.82977294921875-0.961719512939453 1.46183013916016-0.877971649169922 1.49318695068359-0.794246673583984 1.52458953857422-0.710544586181641 1.55603790283203-0.626865386962891 1.58753204345703-0.543209075927734 1.61907196044922-0.459575653076172 1.65065765380859-0.375965118408203 1.68228912353516-0.501190185546875 3.45965576171875-0.167022705078125 3.58673095703125 0.167022705078125 3.658447265625 0.501190185546875 3.522216796875 0.375965118408203 1.71002197265625 0.459575653076172 1.67596435546875 0.543209075927734 1.64190673828125 0.626865386962891 1.60784912109375 0.710544586181641 1.57379150390625 0.794246673583984 1.53973388671875 0.877971649169922 1.50567626953125 0.961719512939453 1.47161865234375 2.17477416992188 2.841064453125 2.51004028320313 2.704833984375 2.74224853515625 2.47708129882813 2.87152099609375 2.14620971679688 3.00115966796875 1.81552124023438 1.54930877685547 0.783809661865234 1.58185577392578 0.701206207275391 1.61444854736328 0.618625640869141 1.64708709716797 0.536067962646484 1.67977142333984 0.453533172607422 1.71250152587891 0.371021270751953 3.52337646484375 0.494598388671875 3.65484619140625 0.164825439453125 3.65771484375-0.164825439453125 3.53173828125-0.494598388671875 3.40576171875-0.824554443359375 1.6556396484375-0.536067962646484 1.6241455078125-0.618625640869141 1.5926513671875-0.701206207275391 1.5611572265625-0.783809661865234 3.02783203125-1.81552124023438 2.90185546875-2.14620971679688 2.77587890625-2.47708129882813 2.54367065429688-2.704833984375 2.20510864257813-2.841064453125 0.975536346435547-1.47161865234375 0.890827178955078-1.50567626953125 0.806095123291016-1.53973388671875 0.721340179443359-1.57379150390625 0.636562347412109-1.60784912109375 0.551761627197266-1.64190673828125 0.466938018798828-1.67596435546875 0.382091522216797-1.71002197265625 0.509552001953125-3.522216796875 0.169891357421875-3.658447265625-0.169891357421875-3.58673095703125-0.212329864501953-1.74568939208984-0.297222137451172-1.71396636962891-0.382091522216797-1.68228912353516-0.466938018798828-1.65065765380859-0.551761627197266-1.61907196044922-0.636562347412109-1.58753204345703-0.721340179443359-1.55603790283203-0.806095123291016-1.52458953857422-0.890827178955078-1.49318695068359-0.975536346435547-1.46183013916016-2.20510864257813-2.82977294921875-2.54367065429688-2.70489501953125-2.77587890625-2.471923828125-2.90185546875-2.142333984375-3.02783203125-1.812744140625-1.5611572265625-0.78277587890625-1.5926513671875-0.70037841796875-1.6241455078125-0.61798095703125-1.6556396484375-0.53558349609375-3.40576171875-0.823974609375-3.53173828125-0.494384765625zM11483.3125-6610.6875l-0.54248046875 25.24267578125-1.93408203125 39.40185546875-8.0546875 121.29296875-10.546875 171.03125 0.137725830078125 3.82546997070313 0.413299560546875 3.71871948242188 0.689056396484375 3.61215209960938 0.964996337890625 3.50576782226563 1.24111938476563 3.39956665039063 1.51742553710938 3.29354858398438 1.79391479492188 3.18771362304688 2.07058715820313 3.08206176757813 2.28439331054688 2.83963012695313 1.1987190246582 1.2775993347168 1.23637008666992 1.18281936645508 1.27399826049805 1.08806228637695 1.31160354614258 0.993328094482422 1.34918594360352 0.898616790771484 1.38674545288086 0.803928375244141 1.42428207397461 0.709262847900391 1.46179580688477 0.614620208740234 1.49928665161133 0.520000457763672 1.5367546081543 0.425403594970703 1.57419967651367 0.330829620361328 1.61162185668945 0.236278533935547 1.64902114868164 0.141750335693359 1.68639755249023 0.0472450256347656 2.63668823242188-0.121551513671875 2.63650512695313-0.364532470703125 2.63613891601563-0.607330322265625 2.63558959960938-0.849945068359375 2.63485717773438-1.09237670898438 2.63394165039063-1.33462524414063 2.63284301757813-1.57669067382813 2.63156127929688-1.81857299804688 2.48147583007813-1.94390869140625 2.17111206054688-1.95306396484375 1.86093139648438-1.96258544921875 1.55093383789063-1.97247314453125 0.659275054931641-0.990058898925781 0.581844329833984-0.992668151855469 0.504436492919922-0.995323181152344 0.427051544189453-0.998023986816406 0.349689483642578-1.00077056884766 0.272350311279297-1.00356292724609 0.195034027099609-1.00640106201172 0.117740631103516-1.00928497314453 10.234375-178.796875 8.375-191.21875-0.402130126953125-10.656005859375-1.20651245117188-10.405517578125-2.01107788085938-10.155029296875-2.81582641601563-9.904541015625-3.62075805664063-9.654052734375-4.42587280273438-9.403564453125-5.23117065429688-9.153076171875-6.03665161132813-8.902587890625-7.16165161132813-8.94290161132813-3.72260665893555-4.02436447143555-3.81715774536133-3.72633743286133-3.9117317199707-3.4283332824707-4.00632858276367-3.13035202026367-4.10094833374023-2.83239364624023-4.19559097290039-2.53445816040039-4.29025650024414-2.23654556274414-4.38494491577148-1.93865585327148-4.47965621948242-1.64078903198242-4.57439041137695-1.34294509887695-4.66914749145508-1.04512405395508-4.7639274597168-0.747325897216797-4.85873031616211-0.449550628662109-4.95355606079102-0.151798248291016-8.25000381469727 0.40411376953125-8.08010482788086 1.20648193359375-7.91022872924805 2.00885009765625-7.74037551879883 2.81121826171875-7.5705451965332 3.61358642578125-7.40073776245117 4.41595458984375-7.23095321655273 5.21832275390625-7.06119155883789 6.02069091796875-6.89145278930664 6.82305908203125-6.72173690795898 7.62542724609375-6.55204391479492 8.42779541015625-6.38237380981445 9.23016357421875-12.2558288574219 20.867431640625-11.5774230957031 24.076904296875-0.867950439453125 2.068359375-0.752410888671875 2.009765625-0.637054443359375 1.951171875-0.521881103515625 1.892578125-0.406890869140625 1.833984375-0.292083740234375 1.775390625-0.177459716796875 1.716796875-0.063018798828125 1.658203125 0.0408363342285156 1.53936767578125 0.116664886474609 1.51263427734375 0.192516326904297 1.48590087890625 0.268390655517578 1.45916748046875 0.344287872314453 1.43243408203125 0.420207977294922 1.40570068359375 0.496150970458984 1.37896728515625 0.572116851806641 1.35223388671875 0.648105621337891 1.32550048828125 0.724117279052734 1.29876708984375 0.800151824951172 1.27203369140625 0.876209259033203 1.24530029296875 1.98068237304688 2.410400390625 2.28518676757813 2.303466796875 2.484375 2.114501953125 2.56640625 1.831787109375 2.6484375 1.549072265625 2.73046875 1.266357421875 2.8125 0.983642578125 2.89453125 0.700927734375 2.9765625 0.418212890625 3.05859375 0.135498046875 2.29395294189453-0.1549072265625 2.30571746826172-0.4705810546875 2.31752777099609-0.7862548828125 2.32938385009766-1.1019287109375 2.34128570556641-1.4176025390625 2.35323333740234-1.7332763671875 2.36522674560547-2.0489501953125 2.37726593017578-2.3646240234375 2.38935089111328-2.6802978515625 2.40148162841797-2.9959716796875 4.83953857421875-6.93896484375 4.88861083984375-8.20166015625 4.93804931640625-9.46435546875 2.94091796875-5.8564453125 3.87548828125-7.0224609375 10.54296875-17.54296875 3.08132934570313-3.63650512695313 3.19723510742188-3.15182495117188 1.64213943481445-1.39421463012695 1.67118453979492-1.27311325073242 1.70025253295898-1.15203475952148 1.72934341430664-1.03097915649414 1.75845718383789-0.909946441650391 1.78759384155273-0.788936614990234 1.81675338745117-0.667949676513672 1.8459358215332-0.546985626220703 1.87514114379883-0.426044464111328 1.90436935424805-0.305126190185547 1.93362045288086-0.184230804443359 1.96289443969727-0.0633583068847656 1.6893310546875 0.0827674865722656 1.6578369140625 0.242458343505859 1.6263427734375 0.402172088623047 1.5948486328125 0.561908721923828 1.5633544921875 0.721668243408203 1.5318603515625 0.881450653076172 1.5003662109375 1.04125595092773 1.4688720703125 1.20108413696289 1.4373779296875 1.36093521118164 1.4058837890625 1.52080917358398 1.3743896484375 1.68070602416992 1.3428955078125 1.84062576293945 2.59130859375 4.16110229492188 2.46533203125 4.80105590820313 1.77093505859375 3.88406372070313 1.59771728515625 3.88278198242188 1.42413330078125 3.88168334960938 1.25018310546875 3.88076782226563 1.07586669921875 3.88003540039063 0.90118408203125 3.87948608398438 0.72613525390625 3.87911987304688z"/>
          <dr3d:rotate draw:style-name="gr23" draw:layer="layout" svg:viewBox="11638.40625 -6570 332.6875 528.9375" svg:d="M11940.71875-6121.453125l-1.0986328125 0.024169921875-1.1279296875 0.072509765625-1.1572265625 0.120849609375-1.1865234375 0.169189453125-1.2158203125 0.217529296875-1.2451171875 0.265869140625-2.578125 0.6767578125-13.0429992675781 3.49365234375-12.9259948730469 3.02783203125-12.8091735839844 2.56201171875-12.6925354003906 2.09619140625-12.5760803222656 1.63037109375-12.4598083496094 1.16455078125-12.3437194824219 0.69873046875-12.2278137207031 0.23291015625-13.00732421875-0.290283203125-13.59033203125-0.871826171875-14.17041015625-1.454833984375-14.74755859375-2.039306640625-15.325439453125-2.64013671875-15.906982421875-3.25830078125-16.489990234375-3.87939453125-17.074462890625-4.50341796875 1.221435546875-9.5859375 0.874267578125-8.578125 0.525634765625-7.5703125 0.175537109375-6.5625-0.330810546875-23.590087890625-0.991455078125-27.622802734375-3.958984375-67.349609375 135.8125 13.03125 48.291015625 4.662109375 15.484619140625 1.167236328125 9.708740234375 0.389404296875 3.34207153320313-0.136199951171875 3.20602416992188-0.408477783203125 3.07015991210938-0.680572509765625 2.93447875976563-0.952484130859375 2.79898071289063-1.22421264648438 2.66366577148438-1.49575805664063 2.52853393554688-1.76712036132813 2.39358520507813-2.03829956054688 1.12682723999023-1.10980987548828 1.05429458618164-1.15563201904297 0.981739044189453-1.20149993896484 0.909160614013672-1.24741363525391 0.836559295654297-1.29337310791016 0.763935089111328-1.33937835693359 0.691287994384766-1.38542938232422 0.618618011474609-1.43152618408203 0.545925140380859-1.47766876220703 0.473209381103516-1.52385711669922 0.728179931640625-3.18646240234375 0.437042236328125-3.37176513671875 0.145721435546875-3.55743408203125-0.111507415771484-3.4332275390625-0.334506988525391-3.2391357421875-0.557483673095703-3.0450439453125-0.780437469482422-2.8509521484375-1.00336837768555-2.6568603515625-1.22627639770508-2.4627685546875-1.44916152954102-2.2686767578125-1.67202377319336-2.0745849609375-1.89486312866211-1.8804931640625-2.11767959594727-1.6864013671875-2.34047317504883-1.4923095703125-2.5632438659668-1.2982177734375-2.78599166870117-1.1041259765625-3.00871658325195-0.9100341796875-3.23141860961914-0.7159423828125-3.45409774780273-0.5218505859375-73.796875-6.53125-143.25-13.03125-2.015625-41.765625-0.765625-36.765625 0.620849609375-30.7705078125 0.775787353515625-12.737548828125 1.08578491210938-10.972412109375 1.39559936523438-9.207275390625 1.70523071289063-7.442138671875 0.968669891357422-3.05914306640625 1.0460090637207-2.61785888671875 1.12332534790039-2.17657470703125 1.20061874389648-1.73529052734375 1.06090545654297-1.05286026000977 1.32526397705078-0.984767913818359 1.58957672119141-0.916698455810547 1.85384368896484-0.848651885986328 2.11806488037109-0.780628204345703 2.38224029541016-0.712627410888672 5.55682373046875-1.22134399414063 6.61297607421875-0.949615478515625 7.66876220703125-0.678070068359375 8.72418212890625-0.406707763671875 9.77923583984375-0.135528564453125 57.828125 1.078125 58.140625 1.09375 1.64431762695313 0.031494140625 1.82760620117188 0.094482421875 4.205810546875 0.3779296875 4.941162109375 0.6298828125 5.677978515625 0.8818359375 5.659912109375 0.890869140625 4.885009765625 0.634521484375 4.108642578125 0.379638671875 1.76272583007813 0.094696044921875 1.56808471679688 0.031524658203125 3.97906494140625-0.12615966796875 3.72235107421875-0.37847900390625 3.46563720703125-0.63079833984375 3.20892333984375-0.88311767578125 2.95220947265625-1.13543701171875 2.69549560546875-1.38775634765625 2.43878173828125-1.64007568359375 2.18206787109375-1.89239501953125 1.92535400390625-2.14471435546875 1.66864013671875-2.39703369140625 1.41192626953125-2.64935302734375 1.15521240234375-2.90167236328125 0.89849853515625-3.15399169921875 0.64178466796875-3.40631103515625 0.38507080078125-3.65863037109375 0.12835693359375-3.91094970703125-0.102909088134766-3.17652130126953-0.308742523193359-3.01396942138672-0.514598846435547-2.85146331787109-0.720478057861328-2.68900299072266-0.926380157470703-2.52658843994141-1.13230514526367-2.36421966552734-1.33825302124023-2.20189666748047-1.54422378540039-2.03961944580078-1.75021743774414-1.87738800048828-1.95623397827148-1.71520233154297-2.16227340698242-1.55306243896484-2.36833572387695-1.39096832275391-2.57442092895508-1.22891998291016-2.7805290222168-1.06691741943359-2.98666000366211-0.904960632324219-3.19281387329102-0.743049621582031-8.344482421875-1.379150390625-10.467041015625-1.196044921875-27.3017578125-1.8427734375-35.7919921875-1.1103515625-44.2822265625-0.3779296875-22.9540710449219 0.40283203125-20.8034973144531 1.19677734375-18.6527404785156 1.99072265625-16.5018005371094 2.78466796875-14.3506774902344 3.57861328125-6.36861038208008 2.0870361328125-5.83076095581055 2.2855224609375-5.29288864135742 2.4840087890625-4.7549934387207 2.6824951171875-4.21707534790039 2.8809814453125-3.67913436889648 3.0794677734375-3.60443115234375 3.7353515625-3.37188720703125 4.2978515625-3.13934326171875 4.8603515625-2.90679931640625 5.4228515625-2.67425537109375 5.9853515625-2.44171142578125 6.5478515625-4.185791015625 14.783203125-3.255615234375 17.033203125-2.325439453125 19.283203125-1.395263671875 21.533203125-0.465087890625 23.783203125 0.921875 43.46875 2.484375 50.90625-0.796844482421875 1.80108642578125-0.691192626953125 1.82928466796875-0.585357666015625 1.85784912109375-0.479339599609375 1.88677978515625-0.373138427734375 1.91607666015625-0.266754150390625 1.94573974609375-0.160186767578125 1.97576904296875-0.053436279296875 2.00616455078125 0.092254638671875 2.59786987304688 0.276641845703125 2.53176879882813 0.460845947265625 2.46548461914063 0.644866943359375 2.39901733398438 0.828704833984375 2.33236694335938 1.01235961914063 2.26553344726563 1.19583129882813 2.19851684570313 1.37911987304688 2.13131713867188 4.654296875 77.990234375 1.161865234375 30.200927734375 0.386962890625 24.340087890625-0.193603515625 6.412841796875-0.581787109375 7.753173828125-0.971435546875 9.092041015625-1.362548828125 10.429443359375-1.353515625 10.429443359375-0.966796875 9.092041015625-0.580078125 7.753173828125-0.193359375 6.412841796875 0.121212005615234 4.472900390625 0.363620758056641 4.184326171875 0.606006622314453 3.895751953125 0.848369598388672 3.607177734375 1.0907096862793 3.318603515625 1.33302688598633 3.030029296875 1.57532119750977 2.741455078125 1.81759262084961 2.452880859375 2.05984115600586 2.164306640625 2.30206680297852 1.875732421875 2.54426956176758 1.587158203125 2.78644943237305 1.298583984375 3.02860641479492 1.010009765625 3.2707405090332 0.721435546875 3.51285171508789 0.432861328125 3.75494003295898 0.144287109375 3.194091796875-0.140625 3.078369140625-0.421875 2.962646484375-0.703125 1.43792724609375-0.45703125 1.40899658203125-0.52734375 1.38006591796875-0.59765625 1.35113525390625-0.66796875 2.615478515625-1.546875 2.499755859375-1.828125 2.384033203125-2.109375 18.345947265625 4.657958984375 17.820068359375 4.035400390625 17.295654296875 3.411376953125 16.772705078125 2.785888671875 16.268798828125 2.173828125 15.783935546875 1.552734375 15.300537109375 0.931640625 14.818603515625 0.310546875 18.3625793457031-0.28125 17.4120788574219-0.84375 16.4617614746094-1.40625 15.5116271972656-1.96875 14.5616760253906-2.53125 13.6119079589844-3.09375 12.6623229980469-3.65625 11.7129211425781-4.21875 2.51458740234375-1.09698104858398 2.35235595703125-1.19913101196289 2.19012451171875-1.3012580871582 2.02789306640625-1.40336227416992 1.86566162109375-1.50544357299805 1.70343017578125-1.60750198364258 1.54119873046875-1.70953750610352 1.37896728515625-1.81155014038086 1.21673583984375-1.91353988647461 1.05450439453125-2.01550674438477 0.89227294921875-2.11745071411133 0.73004150390625-2.2193717956543 0.56781005859375-2.32126998901367 0.40557861328125-2.42314529418945 0.24334716796875-2.52499771118164 0.08111572265625-2.62682723999023-0.125946044921875-3.06155395507813-0.377716064453125-2.97384643554688-0.629302978515625-2.88632202148438-0.880706787109375-2.79898071289063-1.13192749023438-2.71182250976563-1.38296508789063-2.62484741210938-1.63381958007813-2.53805541992188-1.88449096679688-2.45144653320313-2.31741333007813-2.471923828125-1.20930099487305-1.11236572265625-1.24306106567383-1.02996826171875-1.2768440246582-0.94757080078125-1.31064987182617-0.86517333984375-1.34447860717773-0.78277587890625-1.37833023071289-0.70037841796875-1.41220474243164-0.61798095703125-1.44610214233398-0.53558349609375-1.48002243041992-0.45318603515625-1.51396560668945-0.37078857421875-1.54793167114258-0.28839111328125-1.5819206237793-0.20599365234375-1.61593246459961-0.12359619140625z"/>
          <dr3d:rotate draw:style-name="gr20" draw:layer="layout" svg:viewBox="12030.828125 -6556 311.296875 490.53125" svg:d="M12183.375-6556l-15.9616394042969 0.451202392578125-15.1777648925781 1.34201049804688-14.3937072753906 2.23300170898438-13.6094665527344 3.12417602539063-12.8250427246094 4.01553344726563-12.0404357910156 4.90707397460938-11.2556457519531 5.79879760742188-10.4706726074219 6.69070434570313-5.56072616577148 4.15209197998047-5.20950698852539 4.38788604736328-4.8582649230957 4.62363433837891-4.50699996948242 4.85933685302734-4.15571212768555 5.09499359130859-3.80440139770508 5.33060455322266-3.45306777954102 5.56616973876953-3.10171127319336 5.80168914794922-2.75033187866211 6.03716278076172-2.39892959594727 6.27259063720703-2.04750442504883 6.50797271728516-1.6960563659668 6.74330902099609-1.34458541870117 6.97859954833984-0.993091583251953 7.21384429931641-0.931610107421875 15.1332397460938 0.82830810546875 24.0725402832031 1.26822662353516 11.2865104675293 1.83754730224609 10.7867012023926 2.40682220458984 10.2869148254395 2.97605133056641 9.78715133666992 3.54523468017578 9.28741073608398 4.11437225341797 8.78769302368164 4.68346405029297 8.28799819946289 5.25251007080078 7.78832626342773 5.82151031494141 7.28867721557617 6.39046478271484 6.7890510559082 6.95937347412109 6.28944778442383 7.52823638916016 5.78986740112305 8.09705352783203 5.29030990600586 8.66582489013672 4.79077529907227-6.68371963500977 4.3026123046875-6.25234603881836 4.5230712890625-5.82099533081055 4.7435302734375-5.38966751098633 4.9639892578125-4.9583625793457 5.1844482421875-4.52708053588867 5.4049072265625-4.09582138061523 5.6253662109375-3.66458511352539 5.8458251953125-3.23337173461914 6.0662841796875-2.80218124389648 6.2867431640625-2.37101364135742 6.5072021484375-1.93986892700195 6.7276611328125-1.50874710083008 6.9481201171875-1.0776481628418 7.1685791015625-0.646572113037109 7.3890380859375-0.215518951416016 7.6094970703125 0.663604736328125 14.3561706542969 0.829540252685547 6.9456672668457 1.16139602661133 6.79069137573242 1.4932746887207 6.63569259643555 1.82517623901367 6.48067092895508 2.15710067749023 6.32562637329102 2.48904800415039 6.17055892944336 2.82101821899414 6.01546859741211 3.15301132202148 5.86035537719727 3.48502731323242 5.70521926879883 3.81706619262695 5.5500602722168 4.14912796020508 5.39487838745117 4.4812126159668 5.23967361450195 9.95877075195313 10.0136413574219 10.4253234863281 8.738525390625 10.9674987792969 7.594482421875 11.5098571777344 6.450439453125 12.0523986816406 5.306396484375 12.5951232910156 4.162353515625 13.1380310058594 3.018310546875 13.6811218261719 1.874267578125 14.2243957519531 0.730224609375 15.771427154541-0.357780456542969 14.7537498474121-1.38385772705078 13.7360954284668-2.40988922119141 12.7184638977051-3.43587493896484 11.700855255127-4.46181488037109 10.6832695007324-5.48770904541016 9.66570663452148-6.51355743408203 8.64816665649414-7.53936004638672 7.63064956665039-8.56511688232422 6.61315536499023-9.59082794189453 5.59568405151367-10.6164932250977 4.5782356262207-11.6421127319336 3.56081008911133-12.6676864624023 2.54340744018555-13.6932144165039 1.52602767944336-14.7186965942383 0.508670806884766-15.7441329956055-0.232879638671875-9.04910278320313-0.698516845703125-8.51461791992188-1.16397094726563-7.98031616210938-1.62924194335938-7.44619750976563-2.09432983398438-6.91226196289063-2.55923461914063-6.37850952148438-3.02395629882813-5.84494018554688-1.68619155883789-2.72243881225586-1.80230331420898-2.58911514282227-3.37716674804688-4.2041015625-4.08450317382813-4.2333984375-4.79165649414063-4.2626953125-5.49862670898438-4.2919921875-6.20541381835938-4.3212890625-6.91201782226563-4.3505859375-7.61843872070313-4.3798828125-8.32467651367188-4.4091796875 11.1174621582031-5.882080078125 10.2548522949219-5.997802734375 9.39242553710938-6.113525390625 8.53018188476563-6.229248046875 7.66812133789063-6.344970703125 6.80624389648438-6.460693359375 5.94454956054688-6.576416015625 5.08303833007813-6.692138671875 5.086669921875-8.29470825195313 4.408447265625-9.04049682617188 3.730224609375-9.78646850585938 3.052001953125-10.5326232910156 2.373779296875-11.2789611816406 1.695556640625-12.0254821777344 1.017333984375-12.7721862792969 0.339111328125-13.5190734863281-0.731658935546875-15.4057312011719-0.914539337158203-7.38310623168945-1.28031539916992-7.16990280151367-1.64606857299805-6.9566764831543-2.01179885864258-6.74342727661133-2.37750625610352-6.53015518188477-2.74319076538086-6.31686019897461-3.10885238647461-6.10354232788086-3.47449111938477-5.89020156860352-3.84010696411133-5.67683792114258-4.2056999206543-5.46345138549805-4.57126998901367-5.25004196166992-4.93681716918945-5.0366096496582-5.30234146118164-4.82315444946289-5.66784286499023-4.60967636108398-11.244140625-7.707275390625-12.029296875-6.680419921875-12.814453125-5.653564453125-13.599609375-4.626708984375-14.384765625-3.599853515625-15.169921875-2.572998046875-15.955078125-1.546142578125zM12186.171875-6121l-9.70608520507813-0.353790283203125-9.11447143554688-1.06149291992188-8.52304077148438-1.76937866210938-4.03979110717773-1.15020370483398-3.89200210571289-1.32724380493164-3.74423599243164-1.50430679321289-3.59649276733398-1.68139266967773-3.44877243041992-1.85850143432617-3.30107498168945-2.0356330871582-3.15340042114258-2.21278762817383-3.0057487487793-2.38996505737305-2.85811996459961-2.56716537475586-2.71051406860352-2.74438858032227-2.28900909423828-2.69805145263672-2.13854217529297-2.81482696533203-1.98812103271484-2.93155670166016-1.83774566650391-3.04824066162109-1.68741607666016-3.16487884521484-1.53713226318359-3.28147125244141-2.62359619140625-6.91253662109375-2.02301025390625-7.37835693359375-1.42279052734375-7.84381103515625-0.82293701171875-8.30889892578125-0.22344970703125-8.77362060546875 0.314384460449219-5.33624267578125 0.866950988769531-5.13958740234375 1.41947174072266-4.94293212890625 1.97194671630859-4.74627685546875 2.52437591552734-4.54962158203125 3.07675933837891-4.35296630859375 3.62909698486328-4.15631103515625 4.18138885498047-3.95965576171875 4.73363494873047-3.76300048828125 5.28583526611328-3.56634521484375 5.83798980712891-3.36968994140625 6.39009857177734-3.17303466796875 14.4363403320313-5.756103515625 16.6442260742188-4.969482421875 17.281982421875 5.42822265625 14.649658203125 5.43115234375 6.33724975585938 2.71575927734375 5.67861938476563 2.71539306640625 5.01980590820313 2.71466064453125 4.36080932617188 2.71356201171875 3.11627197265625 2.22271728515625 2.91522216796875 2.31463623046875 2.71417236328125 2.40655517578125 2.51312255859375 2.49847412109375 2.31207275390625 2.59039306640625 2.11102294921875 2.68231201171875 1.90997314453125 2.77423095703125 1.70892333984375 2.86614990234375 1.50787353515625 2.95806884765625 1.30682373046875 3.04998779296875 1.10577392578125 3.14190673828125 0.90472412109375 3.23382568359375 0.70367431640625 3.32574462890625 0.50262451171875 3.41766357421875 0.30157470703125 3.50958251953125 0.10052490234375 3.60150146484375-0.295196533203125 10.1653137207031-0.885711669921875 9.37887573242188-1.47640991210938 8.59262084960938-2.06729125976563 7.80654907226563-1.25528335571289 3.60855484008789-1.40307235717773 3.41210556030273-1.55088424682617 3.21567916870117-1.6987190246582 3.0192756652832-1.84657669067383 2.82289505004883-1.99445724487305 2.62653732299805-2.14236068725586 2.43020248413086-2.29028701782227 2.23389053344727-2.09197616577148 1.6915283203125-2.24466323852539 1.5823974609375-2.3973274230957 1.4732666015625-2.54996871948242 1.3641357421875-2.70258712768555 1.2550048828125-2.85518264770508 1.1458740234375-6.16806030273438 1.96435546875-6.77816772460938 1.52783203125-7.38809204101563 1.09130859375-7.99783325195313 0.65478515625zM12180.578125-6317.578125l-22.5908203125-11.097412109375-9.755126953125-5.25820922851563-8.728271484375-5.06430053710938-7.701416015625-4.87020874023438-6.674560546875-4.67593383789063-5.647705078125-4.48147583007813-4.620849609375-4.28683471679688-3.1102294921875-3.30230331420898-2.8970947265625-3.46744155883789-2.6839599609375-3.6325569152832-2.4708251953125-3.79764938354492-2.2576904296875-3.96271896362305-2.0445556640625-4.12776565551758-1.8314208984375-4.29278945922852-1.6182861328125-4.45779037475586-1.4051513671875-4.62276840209961-1.1920166015625-4.78772354125977-1.74462890625-10.0702209472656-0.89208984375-10.7297668457031-0.03955078125-11.3891296386719 0.284736633300781-4.77520370483398 0.543693542480469-4.62247085571289 0.802696228027344-4.4697151184082 1.06174468994141-4.31693649291992 1.32083892822266-4.16413497924805 1.57997894287109-4.01131057739258 1.83916473388672-3.85846328735352 2.09839630126953-3.70559310913086 2.35767364501953-3.55270004272461 2.61699676513672-3.39978408813477 2.87636566162109-3.24684524536133 3.13578033447266-3.0938835144043 3.39524078369141-2.94089889526367 3.65474700927734-2.78789138793945 3.91429901123047-2.63486099243164 4.17389678955078-2.48180770874023 6.38232421875-3.20217895507813 6.59619140625-2.77462768554688 6.81005859375-2.34725952148438 7.02392578125-1.92007446289063 7.23779296875-1.49307250976563 7.45166015625-1.06625366210938 7.66552734375-0.639617919921875 7.87939453125-0.213165283203125 13.1323547363281 0.402801513671875 12.1042175292969 1.20828247070313 11.0762634277344 2.01358032226563 5.15270614624023 1.30871963500977 4.89578628540039 1.50997543334961 4.63888931274414 1.71120834350586 4.38201522827148 1.91241836547852 4.12516403198242 2.11360549926758 3.86833572387695 2.31476974487305 3.61153030395508 2.51591110229492 3.3547477722168 2.7170295715332 3.09798812866211 2.91812515258789 2.84125137329102 3.11919784545898 2.10297012329102 2.64312362670898 1.96712875366211 2.80826187133789 1.8313102722168 2.9733772277832 1.69551467895508 3.13846969604492 1.55974197387695 3.30353927612305 1.42399215698242 3.46858596801758 2.44082641601563 7.43222045898438 1.89810180664063 8.09213256835938 1.35556030273438 8.75186157226563 0.813201904296875 9.41140747070313 0.271026611328125 10.0707702636719-0.123592376708984 5.02112197875977-0.370761871337891 4.89736557006836-0.617908477783203 4.77363204956055-0.865032196044922 4.64992141723633-1.11213302612305 4.5262336730957-1.35921096801758 4.40256881713867-1.60626602172852 4.27892684936523-1.85329818725586 4.15530776977539-2.10030746459961 4.03171157836914-2.34729385375977 3.90813827514648-2.59425735473633 3.78458786010742-2.8411979675293 3.66106033325195-3.08811569213867 3.53755569458008-3.33501052856445 3.4140739440918-3.58188247680664 3.29061508178711-3.82873153686523 3.16717910766602-5.62716674804688 4.21734619140625-6.33450317382813 4.10931396484375-7.04165649414063 4.00164794921875-7.74862670898438 3.89434814453125-8.45541381835938 3.78741455078125-9.16201782226563 3.68084716796875z"/>
          <dr3d:rotate draw:style-name="gr24" draw:layer="layout" svg:viewBox="12402.21875 -6551 281.53125 340.5" svg:d="M12569.03125-6522.421875l-0.21734619140625-3.45702743530273-0.42352294921875-3.23434829711914-0.62969970703125-3.01164627075195-0.83587646484375-2.78892135620117-1.04205322265625-2.5661735534668-1.24822998046875-2.34340286254883-1.45440673828125-2.12060928344727-1.66058349609375-1.89779281616211-1.86676025390625-1.67495346069336-2.07293701171875-1.45209121704102-2.27911376953125-1.22920608520508-2.48529052734375-1.00629806518555-2.69146728515625-0.783367156982422-2.89764404296875-0.560413360595703-3.10382080078125-0.337436676025391-3.30999755859375-0.114437103271484-2.77880859375 0.10711669921875-2.68212890625 0.31549072265625-2.58544921875 0.52386474609375-2.48876953125 0.73223876953125-2.39208984375 0.94061279296875-2.29541015625 1.14898681640625-2.19873046875 1.35736083984375-2.10205078125 1.56573486328125-2.00537109375 1.77410888671875-1.90869140625 1.98248291015625-1.81201171875 2.19085693359375-1.71533203125 2.39923095703125-1.61865234375 2.60760498046875-1.52197265625 2.81597900390625-1.42529296875 3.02435302734375-1.32861328125 3.23272705078125-47.4375 126.125-55.1875 142.609375-0.730255126953125 1.9921875-0.632293701171875 1.93359375-0.534515380859375 1.875-0.436920166015625 1.81640625-0.339508056640625 1.7578125-0.242279052734375 1.69921875-0.145233154296875 1.640625-0.048370361328125 1.58203125 0.150146484375 3.12310791015625 0.18768310546875 1.51772308349609 0.26275634765625 1.48856353759766 0.33782958984375 1.45944976806641 0.41290283203125 1.43038177490234 0.48797607421875 1.40135955810547 0.56304931640625 1.37238311767578 0.63812255859375 1.34345245361328 0.71319580078125 1.31456756591797 0.78826904296875 1.28572845458984 0.86334228515625 1.25693511962891 1.951904296875 2.42767333984375 2.252197265625 2.31304931640625 2.45584106445313 2.11453247070313 2.55123901367188 1.83200073242188 2.64682006835938 1.54965209960938 2.74258422851563 1.26748657226563 2.83853149414063 0.985504150390625 2.93466186523438 0.703704833984375 3.03097534179688 0.422088623046875 3.12747192382813 0.140655517578125 2.28497314453125-0.0739784240722656 2.20257568359375-0.221950531005859 2.12017822265625-0.369945526123047 2.03778076171875-0.517963409423828 1.95538330078125-0.666004180908203 1.87298583984375-0.814067840576172 1.79058837890625-0.962154388427734 1.70819091796875-1.11026382446289 1.62579345703125-1.25839614868164 1.54339599609375-1.40655136108398 1.46099853515625-1.55472946166992 1.37860107421875-1.70293045043945 1.29620361328125-1.85115432739258 1.21380615234375-1.9994010925293 1.13140869140625-2.14767074584961 1.04901123046875-2.29596328735352 78.75-217.203125 12.381103515625 27.638671875 13.894287109375 33.228515625 32.333984375 83.2265625 26.34375 70.1875 2.52835083007813 4.658203125 1.35871505737305 2.09619140625 1.42177200317383 1.94091796875 1.4848518371582 1.78564453125 1.54795455932617 1.63037109375 1.61108016967773 1.47509765625 1.67422866821289 1.31982421875 1.73740005493164 1.16455078125 1.80059432983398 1.00927734375 1.86381149291992 0.85400390625 1.92705154418945 0.69873046875 1.99031448364258 0.54345703125 2.0536003112793 0.38818359375 2.11690902709961 0.23291015625 2.18024063110352 0.07763671875 3.12744140625-0.140655517578125 3.03076171875-0.422088623046875 2.93408203125-0.703704833984375 2.83740234375-0.985504150390625 2.74072265625-1.26748657226563 2.64404296875-1.54965209960938 2.54736328125-1.83200073242188 2.45068359375-2.11453247070313 2.252197265625-2.303466796875 1.951904296875-2.410400390625 0.86334228515625-1.24530029296875 0.78826904296875-1.27203369140625 0.71319580078125-1.29876708984375 0.63812255859375-1.32550048828125 0.56304931640625-1.35223388671875 0.48797607421875-1.37896728515625 0.41290283203125-1.40570068359375 0.33782958984375-1.43243408203125 0.26275634765625-1.45916748046875 0.18768310546875-1.48590087890625 0.150146484375-3.052001953125-0.0499424934387207-0.843611717224121-0.149829387664795-1.0571985244751-0.599330902099609-2.75513458251953-2.39743041992188-8.07305908203125-9.590576171875-26.39599609375-38.369140625-93.78125z"/>
          <dr3d:rotate draw:style-name="gr25" draw:layer="layout" svg:viewBox="12693.859375 -6658 214.25 624" svg:d="M12829.671875-6360.765625l-2.11816787719727 1.11199569702148-2.08889389038086 1.23831558227539-4.09005737304688 2.85549926757813-3.97323608398438 3.36050415039063-3.85659790039063 3.86532592773438-3.74014282226563 4.36996459960938-3.62387084960938 4.87442016601563-3.50778198242188 5.37869262695313-3.39187622070313 5.88278198242188-2.98245239257813 5.75167846679688-2.58419799804688 5.60647583007813-2.18612670898438 5.46109008789063-1.78823852539063 5.31552124023438-1.39053344726563 5.16976928710938-0.993011474609375 5.02383422851563-0.595672607421875 4.87771606445313-0.198516845703125 4.73141479492188 2.015625 63.359375 2.015625 63.375-0.67822265625 14.41552734375-0.8477783203125 6.5452880859375-1.1868896484375 6.1036376953125-1.5260009765625 5.6619873046875-1.8651123046875 5.2203369140625-2.2042236328125 4.7786865234375-2.5433349609375 4.3370361328125-2.8824462890625 3.8953857421875-3.2215576171875 3.4537353515625-3.5606689453125 3.0120849609375-3.8997802734375 2.5704345703125-4.2388916015625 2.1287841796875-4.5780029296875 1.6871337890625-4.9171142578125 1.2454833984375-5.2562255859375 0.8038330078125-5.9033203125 0.17578125-7.1865234375 0.52734375-8.4697265625 0.87890625-9.7529296875 1.23046875-2.66509628295898 0.670345306396484-2.49332046508789 0.762973785400391-2.3215217590332 0.855579376220703-2.14970016479492 0.948162078857422-1.97785568237305 1.04072189331055-1.80598831176758 1.13325881958008-1.63409805297852 1.22577285766602-1.46218490600586 1.31826400756836-1.29024887084961 1.41073226928711-1.11828994750977 1.50317764282227-0.946308135986328 1.59560012817383-0.774303436279297 1.6879997253418-0.602275848388672 1.78037643432617-0.430225372314453 1.87273025512695-0.258152008056641 1.96506118774414-0.0860557556152344 2.05736923217773 0.0703086853027344 2.00591278076172 0.210910797119141 1.95716094970703 0.351490020751953 1.90836334228516 0.492046356201172 1.85951995849609 0.632579803466797 1.81063079833984 0.773090362548828 1.76169586181641 0.913578033447266 1.71271514892578 1.05404281616211 1.66368865966797 1.19448471069336 1.61461639404297 1.33490371704102 1.56549835205078 1.47529983520508 1.51633453369141 1.61567306518555 1.46712493896484 1.75602340698242 1.41786956787109 1.8963508605957 1.36856842041016 4.21359252929688 2.58905029296875 3.759521484375 1.9775390625 3.837158203125 1.7138671875 3.914794921875 1.4501953125 3.992431640625 1.1865234375 4.070068359375 0.9228515625 4.147705078125 0.6591796875 4.225341796875 0.3955078125 4.302978515625 0.1318359375 4.91015625-0.140625 4.96875-0.421875 5.02734375-0.703125 5.0859375-0.984375 5.14453125-1.265625 5.203125-1.546875 5.26171875-1.828125 5.3203125-2.109375 7.47272109985352-3.65587615966797 6.99044418334961-4.21173858642578 6.5081901550293-4.76755523681641 6.02595901489258-5.32332611083984 5.54375076293945-5.87905120849609 5.06156539916992-6.43473052978516 4.57940292358398-6.99036407470703 4.09726333618164-7.54595184326172 3.61514663696289-8.10149383544922 3.13305282592773-8.65699005126953 2.65098190307617-9.21244049072266 2.1689338684082-9.76784515380859 1.68690872192383-10.3232040405273 1.20490646362305-10.8785171508789 0.963897705078125-23.4227905273438-1.546875-61.828125-0.9375-61.8125v-8.6875l1.96581268310547-0.60882568359375 2.02436065673828-0.74249267578125 4.22418212890625-1.885986328125 4.45782470703125-2.420654296875 4.69110107421875-2.955322265625 4.92401123046875-3.489990234375 5.15655517578125-4.024658203125 5.38873291015625-4.559326171875 5.62054443359375-5.093994140625 5.95974731445313-5.783935546875 5.16452026367188-5.551025390625 4.36947631835938-5.318115234375 3.57461547851563-5.085205078125 1.48929214477539-2.45526123046875 1.29064559936523-2.39703369140625 1.09202194213867-2.33880615234375 0.893421173095703-2.28057861328125 0.694843292236328-2.22235107421875 0.496288299560547-2.16412353515625 0.297756195068359-2.10589599609375 0.0992469787597656-2.04766845703125-0.114994049072266-1.77613067626953-0.344997406005859-1.83037567138672-0.575023651123047-1.88466644287109-0.805072784423828-1.93900299072266-1.0351448059082-1.99338531494141-1.26523971557617-2.04781341552734-1.49535751342773-2.10228729248047-1.72549819946289-2.15680694580078-4.14151000976563-4.47735595703125-5.06234741210938-4.69598388671875-5.98336791992188-4.91497802734375-6.90457153320313-5.13433837890625-6.90457153320313-5.31378173828125-5.98336791992188-5.45330810546875-2.64628982543945-2.77909088134766-2.41605758666992-2.81410980224609-2.18584823608398-2.84917449951172-1.95566177368164-2.88428497314453-1.72549819946289-2.91944122314453-1.49535751342773-2.95464324951172-1.26523971557617-2.98989105224609-1.0351448059082-3.02518463134766-0.805072784423828-3.06052398681641-0.575023651123047-3.09590911865234-0.344997406005859-3.13134002685547-0.114994049072266-3.16681671142578 0.1640625-4.73095703125 0.4921875-5.82373046875 0.8203125-6.91357421875 1.1484375-8.00048828125 1.157470703125-7.998291015625 0.824951171875-6.909912109375 0.493896484375-5.822998046875 0.164306640625-4.737548828125-0.402099609375-13.6289672851563-1.206298828125-13.3949584960938-2.010498046875-13.1613159179688-2.814697265625-12.9280395507813-3.618896484375-12.6951293945313-4.423095703125-12.4625854492188-5.227294921875-12.2304077148438-6.031494140625-11.9985961914063-8.04714965820313-13.38720703125-4.2450065612793-6.0245361328125-4.39265823364258-5.5784912109375-4.54033279418945-5.1324462890625-4.68803024291992-4.6864013671875-4.83575057983398-4.2403564453125-4.98349380493164-3.7943115234375-5.13125991821289-3.3482666015625-5.27904891967773-2.9022216796875-5.42686080932617-2.4561767578125-5.5746955871582-2.0101318359375-5.72255325317383-1.5640869140625-5.87043380737305-1.1180419921875-6.01833724975586-0.6719970703125-6.16626358032227-0.2259521484375-10.640380859375 0.240478515625-4.69570922851563 0.292083740234375-4.27914428710938 0.406890869140625-3.86239624023438 0.521881103515625-3.44546508789063 0.637054443359375-3.02835083007813 0.752410888671875-2.61105346679688 0.867950439453125-1.91565322875977 0.868106842041016-1.79189682006836 0.969570159912109-1.66816329956055 1.0710563659668-1.54445266723633 1.17256546020508-1.4207649230957 1.27409744262695-1.29710006713867 1.37565231323242-1.17345809936523 1.47723007202148-1.04983901977539 1.57883071899414-0.926242828369141 1.68045425415039-0.802669525146484 1.78210067749023-0.679119110107422 1.88376998901367-0.555591583251953 1.9854621887207-0.432086944580078 2.08717727661133-0.308605194091797 2.18891525268555-0.185146331787109 2.29067611694336-0.0617103576660156 2.39245986938477 0.0617103576660156 2.50396347045898 0.185146331787109 2.38492202758789 0.308605194091797 2.2658576965332 0.432086944580078 2.14677047729492 0.555591583251953 2.02766036987305 0.679119110107422 1.90852737426758 0.802669525146484 1.78937149047852 0.926242828369141 1.67019271850586 1.04983901977539 1.55099105834961 1.17345809936523 1.43176651000977 1.29710006713867 1.31251907348633 1.4207649230957 1.1932487487793 1.54445266723633 1.07395553588867 1.66816329956055 0.954639434814453 1.79189682006836 0.835300445556641 1.91565322875977 0.715938568115234 0.964790344238281 0.3035888671875 1.10729217529297 0.2838134765625 2.64227294921875 0.50830078125 3.21282958984375 0.42919921875 3.78375244140625 0.35009765625 9.28173828125 0.462890625 11.56982421875 0.146484375 2.65045547485352 0.166622161865234 2.60177230834961 0.493991851806641 2.5531120300293 0.821338653564453 2.50447463989258 1.14866256713867 2.45586013793945 1.4759635925293 2.40726852416992 1.80324172973633 2.35869979858398 2.13049697875977 2.31015396118164 2.45772933959961 2.26163101196289 2.78493881225586 2.21313095092773 3.11212539672852 4.28085327148438 7.20571899414063 4.08712768554688 8.51419067382813 3.89358520507813 9.82247924804688 2.83447265625 8.26898193359375 2.45654296875 8.03717041015625 2.07861328125 7.80499267578125 1.70068359375 7.57244873046875 1.32275390625 7.33953857421875 0.94482421875 7.10626220703125 0.56689453125 6.87261962890625 0.18896484375 6.63861083984375-0.1552734375 5.771484375-0.4658203125 7.048828125-0.7763671875 8.326171875-1.0869140625 9.603515625-1.849609375 17.943359375-0.464111328125 7.050537109375-0.155029296875 5.771728515625 0.0545616149902344 1.86750030517578 0.163669586181641 1.95214080810547 0.654571533203125 4.15838623046875 1.09072875976563 4.49749755859375 1.52670288085938 4.83697509765625 1.96249389648438 5.17681884765625 2.39810180664063 5.51702880859375 2.83352661132813 5.85760498046875 3.26876831054688 6.19854736328125 5.9326171875 10.52099609375 6.0087890625 9.51025390625 6.0849609375 8.50244140625 3.071044921875 3.87420654296875z"/>
        </dr3d:scene>
        <anim:par presentation:node-type="timing-root">
          <anim:par smil:begin="id1.begin">
            <anim:transitionFilter smil:dur="0.5s" smil:type="fade" smil:subtype="crossfade"/>
          </anim:par>
          <anim:seq smil:dur="0s" presentation:node-type="main-sequence"/>
        </anim:par>
        <presentation:notes draw:style-name="dp2">
          <office:forms form:automatic-focus="false" form:apply-design-mode="false"/>
          <draw:page-thumbnail draw:style-name="gr26" draw:layer="layout" svg:width="18.621cm" svg:height="10.476cm" svg:x="1.484cm" svg:y="2.123cm" draw:page-number="1" presentation:class="page"/>
          <draw:frame presentation:style-name="pr1"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Comic Sans MS" svg:font-family="'Comic Sans MS'" style:font-adornments="Regular" style:font-family-generic="script" style:font-pitch="variable"/>
    <style:font-face style:name="Droid Sans Devanagari" svg:font-family="'Droid Sans Devanagari'"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system" style:font-pitch="variable"/>
    <style:font-face style:name="Noto Sans" svg:font-family="'Noto Sans'" style:font-adornments="Regular" style:font-family-generic="swiss" style:font-pitch="variable"/>
    <style:font-face style:name="Noto Sans1" svg:font-family="'Noto Sans'" style:font-family-generic="roman" style:font-pitch="variable"/>
    <style:font-face style:name="Noto Sans2" svg:font-family="'Noto Sans'" style:font-family-generic="swiss"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imbus Roman1" fo:font-size="24pt" fo:language="en" fo:country="US" style:font-name-asian="Cantarell" style:font-size-asian="24pt" style:language-asian="zh" style:country-asian="CN" style:font-name-complex="Nimbus Sans2"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Comic Sans MS" fo:font-family="'Comic Sans MS'" style:font-style-name="Regular" style:font-family-generic="script" style:font-pitch="variable" fo:font-size="18pt" fo:font-style="normal" fo:text-shadow="none" style:text-underline-style="none" fo:font-weight="normal" style:letter-kerning="true" style:font-name-asian="Nimbus Sans2"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Noto Sans"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loext:color-lum-mod="100%" loext:color-lum-off="0%" style:text-outline="false" style:text-line-through-style="none" style:text-line-through-type="none" style:text-position="0% 100%" style:font-name="Noto Sans2"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2"/>
    </style:style>
    <style:style style:name="MP6" style:family="paragraph">
      <style:paragraph-properties style:writing-mode="lr-tb"/>
      <style:text-properties style:font-name="Noto Sans2" fo:font-size="14pt" style:font-size-asian="14pt" style:font-size-complex="14pt"/>
    </style:style>
    <style:style style:name="MP7" style:family="paragraph">
      <loext:graphic-properties draw:fill="none" draw:fill-color="#ffffff"/>
      <style:paragraph-properties style:writing-mode="lr-tb"/>
      <style:text-properties style:font-name="Noto Sans2" fo:font-size="14pt" style:font-size-asian="14pt" style:font-size-complex="14pt"/>
    </style:style>
    <style:style style:name="MP8" style:family="paragraph">
      <style:paragraph-properties fo:text-align="center" style:writing-mode="lr-tb"/>
      <style:text-properties style:font-name="Noto Sans2"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10" style:family="paragraph">
      <style:paragraph-properties fo:text-align="end" style:writing-mode="lr-tb"/>
      <style:text-properties style:font-name="Noto Sans2"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2"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2"/>
    </style:style>
    <style:style style:name="MP14" style:family="paragraph">
      <loext:graphic-properties draw:fill-color="#0d84a1" draw:opacity="100%" draw:opacity-name="Transparency_20_2"/>
      <style:paragraph-properties fo:text-align="center"/>
      <style:text-properties style:font-name="Noto Sans2"/>
    </style:style>
    <style:style style:name="MP15" style:family="paragraph">
      <loext:graphic-properties draw:fill="solid" draw:fill-color="#0d84a1" draw:opacity="100%" draw:opacity-name="Transparency_20_2"/>
      <style:paragraph-properties fo:text-align="center"/>
      <style:text-properties style:font-name="Noto Sans2"/>
    </style:style>
    <style:style style:name="MP16" style:family="paragraph">
      <loext:graphic-properties draw:opacity="100%" draw:opacity-name="Transparency_20_2"/>
      <style:paragraph-properties fo:text-align="center"/>
      <style:text-properties style:font-name="Noto Sans2"/>
    </style:style>
    <style:style style:name="MP17" style:family="paragraph">
      <loext:graphic-properties draw:opacity="100%" draw:opacity-name="Transparency_20_2"/>
      <style:paragraph-properties fo:text-align="center" style:writing-mode="lr-tb"/>
      <style:text-properties fo:color="#ffffff" loext:opacity="100%" loext:color-lum-mod="100%" loext:color-lum-off="0%" style:font-name="Noto Sans2"/>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loext:color-lum-mod="100%" loext:color-lum-off="0%" style:font-name="Noto Sans2" fo:font-size="18pt"/>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office:forms form:automatic-focus="false" form:apply-design-mode="false"/>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office:forms form:automatic-focus="false" form:apply-design-mode="false"/>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office:forms form:automatic-focus="false" form:apply-design-mode="false"/>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office:forms form:automatic-focus="false" form:apply-design-mode="false"/>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office:forms form:automatic-focus="false" form:apply-design-mode="false"/>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office:forms form:automatic-focus="false" form:apply-design-mode="false"/>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office:forms form:automatic-focus="false" form:apply-design-mode="false"/>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office:forms form:automatic-focus="false" form:apply-design-mode="false"/>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office:forms form:automatic-focus="false" form:apply-design-mode="false"/>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office:forms form:automatic-focus="false" form:apply-design-mode="false"/>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office:forms form:automatic-focus="false" form:apply-design-mode="false"/>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meta:generator>LibreOffice/7.4.7.2$Linux_X86_64 LibreOffice_project/40$Build-2</meta:generator>
    <meta:creation-date>2023-05-17T15:42:18.651373355</meta:creation-date>
    <meta:editing-duration>PT12M21S</meta:editing-duration>
    <meta:editing-cycles>3</meta:editing-cycles>
    <dc:date>2023-05-19T09:37:13.337023041</dc:date>
    <meta:document-statistic meta:object-count="180"/>
  </office:meta>
</office:document-meta>
</file>